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9.209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82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/>
    <style:style style:name="ce2" style:family="table-cell" style:parent-style-name="Normal_20_41_20_2">
      <style:table-cell-properties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" style:family="table-cell" style:parent-style-name="Comma_20_63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" style:family="table-cell" style:parent-style-name="Normal_20_41_20_2">
      <style:table-cell-properties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" style:family="table-cell" style:parent-style-name="Comma_20_63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" style:family="table-cell" style:parent-style-name="Normal_20_41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Normal_20_41_20_2">
      <style:table-cell-properties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8" style:family="table-cell" style:parent-style-name="Comma_20_63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9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Normal_20_41_20_2">
      <style:table-cell-properties style:rotation-align="none"/>
      <style:text-properties fo:color="#bfbfbf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Title_20_10" style:data-style-name="N0">
      <style:table-cell-properties fo:border-bottom="1.76pt double-thin #262626" style:border-line-width-bottom="0.018cm 0.026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4f81bd" style:text-outline="false" style:text-line-through-style="none" style:text-line-through-type="none" style:font-name="Segoe UI" fo:font-size="28pt" fo:font-style="normal" fo:text-shadow="none" style:text-underline-style="none" fo:font-weight="bold" style:font-size-asian="28pt" style:font-style-asian="normal" style:font-weight-asian="bold" style:font-name-complex="Segoe UI" style:font-size-complex="28pt" style:font-style-complex="normal" style:font-weight-complex="bold"/>
    </style:style>
    <style:style style:name="ce12" style:family="table-cell" style:parent-style-name="Heading_20_1_20_9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4pt" fo:font-style="normal" fo:text-shadow="none" style:text-underline-style="none" fo:font-weight="normal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ce13" style:family="table-cell" style:parent-style-name="Normal_20_41_20_2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4" style:family="table-cell" style:parent-style-name="Comma_20_63" style:data-style-name="N133">
      <style:table-cell-properties fo:border-bottom="1.76pt solid #95b3d7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dotte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5" style:family="table-cell" style:parent-style-name="Heading_20_1_20_9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6" style:family="table-cell" style:parent-style-name="Normal_20_41_20_2" style:data-style-name="N1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7f7f7f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7" style:family="table-cell" style:parent-style-name="Default" style:data-style-name="N14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8" style:family="table-cell" style:parent-style-name="Heading_20_1_20_9" style:data-style-name="N140">
      <style:table-cell-properties fo:border-bottom="1.76pt solid #95b3d7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0.74pt dotte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9" style:family="table-cell" style:parent-style-name="Normal_20_41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0" style:family="table-cell" style:parent-style-name="Heading_20_1_20_9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1" style:family="table-cell" style:parent-style-name="Normal_20_41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7f7f7f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2" style:family="table-cell" style:parent-style-name="Normal_20_41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7f7f7f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3" style:family="table-cell" style:parent-style-name="Default" style:data-style-name="N13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4" style:family="table-cell" style:parent-style-name="Normal_20_41_20_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" style:family="table-cell" style:parent-style-name="Comma_20_63" style:data-style-name="N133">
      <style:table-cell-properties fo:border-bottom="1.76pt solid #95b3d7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0.74pt dotted #a6a6a6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7" style:family="table-cell" style:parent-style-name="Normal_20_3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8" style:family="table-cell" style:parent-style-name="Normal_20_41_20_2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9" style:family="table-cell" style:parent-style-name="Normal_20_41_20_2">
      <style:table-cell-properties fo:border-bottom="none" fo:background-color="#ffffff" style:diagonal-bl-tr="none" style:diagonal-tl-br="none" fo:border-left="none" fo:border-right="none" style:rotation-align="none" fo:border-top="0.74pt solid #ffffff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0" style:family="table-cell" style:parent-style-name="Normal_20_41_20_2">
      <style:table-cell-properties fo:background-color="#ffffff" style:diagonal-bl-tr="none" style:diagonal-tl-br="none" fo:border="none"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2" style:family="table-cell" style:parent-style-name="Normal_20_41_20_2">
      <style:table-cell-properties fo:background-color="#ffffff"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3" style:family="table-cell" style:parent-style-name="Default" style:data-style-name="N133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" style:family="table-cell" style:parent-style-name="Comma_20_63" style:data-style-name="N13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6" style:family="table-cell" style:parent-style-name="Normal_20_41_20_2" style:data-style-name="N3">
      <style:table-cell-properties fo:border-bottom="none" style:diagonal-bl-tr="none" style:diagonal-tl-br="none" style:text-align-source="fix" style:repeat-content="false" fo:background-color="transparent" fo:wrap-option="wrap" fo:border-left="0.74pt dotted #a6a6a6" style:direction="ltr" fo:border-right="0.74pt dotted #a6a6a6" style:rotation-angle="0" style:rotation-align="none" style:shrink-to-fit="false" fo:border-top="none" style:vertical-align="bottom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7" style:family="table-cell" style:parent-style-name="Normal_20_41_20_2" style:data-style-name="N3">
      <style:table-cell-properties fo:border-bottom="2.49pt solid #4f81bd" style:diagonal-bl-tr="none" style:diagonal-tl-br="none" style:text-align-source="fix" style:repeat-content="false" fo:background-color="transparent" fo:wrap-option="wrap" fo:border-left="0.74pt dotted #a6a6a6" style:direction="ltr" fo:border-right="0.74pt dotted #a6a6a6" style:rotation-angle="0" style:rotation-align="none" style:shrink-to-fit="false" fo:border-top="none" style:vertical-align="bottom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8" style:family="table-cell" style:parent-style-name="Normal_20_41_20_2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9" style:family="table-cell" style:parent-style-name="Comma_20_63" style:data-style-name="N133">
      <style:table-cell-properties fo:border-bottom="1.76pt solid #95b3d7" style:cell-protect="protected" style:print-content="true" style:diagonal-bl-tr="none" style:diagonal-tl-br="none" style:text-align-source="fix" style:repeat-content="false" fo:background-color="transparent" fo:wrap-option="no-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Comma_20_63" style:data-style-name="N13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1" style:family="table-cell" style:parent-style-name="Default" style:data-style-name="N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2" style:family="table-cell" style:parent-style-name="Comma_20_63" style:data-style-name="N133">
      <style:table-cell-properties fo:border-bottom="1.76pt solid #95b3d7" fo:background-color="#b9cde5" style:cell-protect="protected" style:print-content="true" style:diagonal-bl-tr="none" style:diagonal-tl-br="none" style:text-align-source="value-type" style:repeat-content="false" fo:wrap-option="no-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3" style:family="table-cell" style:parent-style-name="Normal_20_41_20_2">
      <style:table-cell-properties fo:border-bottom="1.76pt double-thin #262626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Segoe UI" fo:font-size="24pt" fo:font-style="normal" fo:text-shadow="none" style:text-underline-style="none" fo:font-weight="bold" style:font-size-asian="24pt" style:font-style-asian="normal" style:font-weight-asian="bold" style:font-name-complex="Segoe UI" style:font-size-complex="24pt" style:font-style-complex="normal" style:font-weight-complex="bold"/>
    </style:style>
    <style:style style:name="ce44" style:family="table-cell" style:parent-style-name="Month">
      <style:table-cell-properties style:rotation-align="none"/>
      <style:text-properties fo:color="#262626" style:text-outline="false" style:text-line-through-style="none" style:text-line-through-type="none" style:font-name="Segoe UI" fo:font-size="18pt" fo:font-style="normal" fo:text-shadow="none" style:text-underline-style="none" fo:font-weight="normal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ce45" style:family="table-cell" style:parent-style-name="Normal_20_41_20_2" style:data-style-name="N139">
      <style:table-cell-properties fo:border-bottom="2.49pt solid #4f81bd" style:diagonal-bl-tr="none" style:diagonal-tl-br="none" style:text-align-source="fix" style:repeat-content="false" fo:background-color="transparent" fo:wrap-option="wrap" fo:border-left="0.74pt dotted #a6a6a6" style:direction="ltr" fo:border-right="0.74pt dotted #a6a6a6" style:rotation-angle="0" style:rotation-align="none" style:shrink-to-fit="false" fo:border-top="none" style:vertical-align="bottom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6" style:family="table-cell" style:parent-style-name="Normal_20_41_20_2" style:data-style-name="N13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7" style:family="table-cell" style:parent-style-name="Comma_20_63" style:data-style-name="N133">
      <style:table-cell-properties fo:border-bottom="1.76pt solid #95b3d7" style:cell-protect="protected" style:print-content="true" style:diagonal-bl-tr="none" style:diagonal-tl-br="none" style:text-align-source="fix" style:repeat-content="false" fo:background-color="transparent" fo:wrap-option="no-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  <style:map style:condition="is-true-formula([.E6]&lt;0)" style:apply-style-name="ConditionalStyle_5f_247" style:base-cell-address="'Laporan Aliran Kas (Nrc)'.E6"/>
    </style:style>
    <style:style style:name="ce48" style:family="table-cell" style:parent-style-name="Comma_20_63" style:data-style-name="N133">
      <style:table-cell-properties fo:border-bottom="1.76pt solid #95b3d7" fo:background-color="#b9cde5" style:cell-protect="protected" style:print-content="true" style:diagonal-bl-tr="none" style:diagonal-tl-br="none" style:text-align-source="value-type" style:repeat-content="false" fo:wrap-option="no-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  <style:map style:condition="is-true-formula([.E18]&lt;0)" style:apply-style-name="ConditionalStyle_5f_245" style:base-cell-address="'Laporan Aliran Kas (Nrc)'.E18"/>
    </style:style>
    <style:style style:name="ce49" style:family="table-cell" style:parent-style-name="Comma_20_63" style:data-style-name="N133">
      <style:table-cell-properties fo:border-bottom="1.76pt solid #95b3d7" fo:background-color="#b9cde5" style:cell-protect="protected" style:print-content="true" style:diagonal-bl-tr="none" style:diagonal-tl-br="none" style:text-align-source="value-type" style:repeat-content="false" fo:wrap-option="no-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  <style:map style:condition="is-true-formula([.E91]&lt;0)" style:apply-style-name="ConditionalStyle_5f_246" style:base-cell-address="'Laporan Aliran Kas (Nrc)'.E91"/>
    </style:style>
    <style:style style:name="ce50" style:family="table-cell" style:parent-style-name="Normal_20_41_20_2" style:data-style-name="N133">
      <style:table-cell-properties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1" style:family="table-cell" style:parent-style-name="Title_20_10" style:data-style-name="N0">
      <style:table-cell-properties fo:border-bottom="1.76pt double-thin #262626" style:border-line-width-bottom="0.018cm 0.026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f81bd" style:text-outline="false" style:text-line-through-style="none" style:text-line-through-type="none" style:font-name="Segoe UI" fo:font-size="28pt" fo:font-style="normal" fo:text-shadow="none" style:text-underline-style="none" fo:font-weight="bold" style:font-size-asian="28pt" style:font-style-asian="normal" style:font-weight-asian="bold" style:font-name-complex="Segoe UI" style:font-size-complex="28pt" style:font-style-complex="normal" style:font-weight-complex="bold"/>
    </style:style>
    <style:style style:name="ce52" style:family="table-cell" style:parent-style-name="Normal_20_41_20_2">
      <style:table-cell-properties fo:border-bottom="1.76pt double-thin #262626" style:border-line-width-bottom="0.018cm 0.026cm 0.018cm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3" style:family="table-cell" style:parent-style-name="Normal_20_41_20_2">
      <style:table-cell-properties fo:border-bottom="1.76pt double-thin #262626" style:border-line-width-bottom="0.018cm 0.026cm 0.018cm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4" style:family="table-cell" style:parent-style-name="Normal_20_41_20_2" style:data-style-name="N120">
      <style:table-cell-properties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5" style:family="table-cell" style:parent-style-name="Normal_20_41_20_2">
      <style:table-cell-properties fo:border-bottom="0.74pt solid #ffffff" fo:background-color="#ffffff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6" style:family="table-cell" style:parent-style-name="Normal_20_41_20_2" style:data-style-name="N138">
      <style:table-cell-properties fo:border-bottom="0.74pt solid #ffffff" fo:background-color="#ffffff" style:diagonal-bl-tr="none" style:diagonal-tl-br="none" style:text-align-source="fix" style:repeat-content="false" fo:wrap-option="wrap" fo:border-left="0.74pt dotted #a6a6a6" style:direction="ltr" fo:border-right="0.74pt dotted #a6a6a6" style:rotation-angle="0" style:rotation-align="none" style:shrink-to-fit="false" fo:border-top="0.74pt solid #ffffff" style:vertical-align="middle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57" style:family="table-cell" style:parent-style-name="Normal_20_41_20_2" style:data-style-name="N139">
      <style:table-cell-properties fo:border-bottom="0.74pt solid #ffffff" fo:background-color="#ffffff" style:diagonal-bl-tr="none" style:diagonal-tl-br="none" style:text-align-source="fix" style:repeat-content="false" fo:wrap-option="wrap" fo:border-left="0.74pt dotted #a6a6a6" style:direction="ltr" fo:border-right="0.74pt dotted #a6a6a6" style:rotation-angle="0" style:rotation-align="none" style:shrink-to-fit="false" fo:border-top="0.74pt solid #ffffff" style:vertical-align="bottom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58" style:family="table-cell" style:parent-style-name="Normal_20_41_20_2" style:data-style-name="N139">
      <style:table-cell-properties fo:border-bottom="0.74pt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59" style:family="table-cell" style:parent-style-name="Comma_20_63" style:data-style-name="N133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dotted #a6a6a6" style:direction="ltr" fo:border-right="0.74pt dotted #a6a6a6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0" style:family="table-cell" style:parent-style-name="Comma_20_63" style:data-style-name="N133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1" style:family="table-cell" style:parent-style-name="Comma_20_63" style:data-style-name="N133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dotted #a6a6a6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2" style:family="table-cell" style:parent-style-name="Comma_20_63" style:data-style-name="N133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3" style:family="table-cell" style:parent-style-name="Normal_20_41_20_2" style:data-style-name="N3">
      <style:table-cell-properties fo:border-bottom="none" style:diagonal-bl-tr="none" style:diagonal-tl-br="none" style:text-align-source="fix" style:repeat-content="false" fo:background-color="transparent" fo:wrap-option="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64" style:family="table-cell" style:parent-style-name="Normal_20_41_20_2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65" style:family="table-cell" style:parent-style-name="Normal_20_41_20_2">
      <style:table-cell-properties style:diagonal-bl-tr="none" style:diagonal-tl-br="none" fo:background-color="transparent" fo:border="none"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6" style:family="table-cell" style:parent-style-name="Comma_20_63" style:data-style-name="N133">
      <style:table-cell-properties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76092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8" style:family="table-cell" style:parent-style-name="Normal_20_41_20_2">
      <style:table-cell-properties fo:border-bottom="1.76pt solid #95b3d7" style:diagonal-bl-tr="none" style:diagonal-tl-br="none" fo:border-left="0.74pt dotted #a6a6a6" fo:border-right="0.74pt dotted #a6a6a6" style:rotation-align="none" fo:border-top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9" style:family="table-cell" style:parent-style-name="Normal_20_41_20_2" style:data-style-name="N3">
      <style:table-cell-properties style:diagonal-bl-tr="none" style:diagonal-tl-br="none" fo:background-color="transparent" fo:border="none" style:rotation-align="non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1" style:family="table-cell" style:parent-style-name="Comma_20_63" style:data-style-name="N133">
      <style:table-cell-properties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dotted #a6a6a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376092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72" style:family="table-cell" style:parent-style-name="Normal_20_41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262626" style:font-name="Segoe UI" fo:font-size="28pt" fo:font-weight="bold" style:text-underline-style="none" style:text-underline-color="font-color" style:text-line-through-type="none" fo:font-style="normal" style:text-outline="false" fo:text-shadow="none" style:text-position="0% 100%" style:font-name-complex="Segoe UI" style:font-size-asian="28pt" style:font-size-complex="2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aporan Aliran Kas (Nrc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2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1006" table:default-cell-style-name="ce2"/>
        <table:table-row table:style-name="ro1">
          <table:table-cell/>
          <table:table-cell table:style-name="ce11" office:value-type="string" calcext:value-type="string" table:number-columns-spanned="3" table:number-rows-spanned="1">
            <text:p>Laporan  <text:span text:style-name="T1">Aliran Kas</text:span></text:p>
          </table:table-cell>
          <table:covered-table-cell table:number-columns-repeated="2" table:style-name="ce11"/>
          <table:table-cell table:style-name="ce43"/>
          <table:table-cell table:style-name="ce51" table:formula="of:=+PROPER([.H1])" office:value-type="string" office:string-value="Depo Pasuruan" calcext:value-type="string">
            <text:p>Depo Pasuruan</text:p>
          </table:table-cell>
          <table:table-cell table:style-name="ce52"/>
          <table:table-cell table:style-name="ce53" table:formula="of:=+['file:///home/ahmad/projects/dmsOffice/catatan/LK%20Pasuruan%201121.xlsb'#$MENU.G2]" office:value-type="string" office:string-value="DEPO PASURUAN" calcext:value-type="string">
            <text:p>DEPO PASURUAN</text:p>
          </table:table-cell>
          <table:table-cell table:style-name="ce52" table:number-columns-repeated="11"/>
          <table:table-cell table:number-columns-repeated="1005"/>
        </table:table-row>
        <table:table-row table:style-name="ro2">
          <table:table-cell table:number-columns-repeated="16"/>
          <table:table-cell table:style-name="ce55"/>
          <table:table-cell table:number-columns-repeated="1007"/>
        </table:table-row>
        <table:table-row table:style-name="ro3">
          <table:table-cell/>
          <table:table-cell table:style-name="ce12" office:value-type="string" calcext:value-type="string">
            <text:p>Tahun fiskal mulai:</text:p>
          </table:table-cell>
          <table:table-cell/>
          <table:table-cell table:style-name="ce36" office:value-type="string" calcext:value-type="string">
            <text:p>(Pra) Awal</text:p>
          </table:table-cell>
          <table:table-cell table:style-name="ce44" table:formula="of:=UPPER(TEXT(#NAME?;&quot;[$-421]mmm;@&quot;))" office:value-type="string" office:string-value="" calcext:value-type="error">
            <text:p>Err:520</text:p>
          </table:table-cell>
          <table:table-cell table:style-name="ce44" table:formula="of:=UPPER(TEXT(EOMONTH(#NAME?;1);&quot;[$-421]mmm;@&quot;))" office:value-type="string" office:string-value="" calcext:value-type="error">
            <text:p>Err:520</text:p>
          </table:table-cell>
          <table:table-cell table:style-name="ce44" table:formula="of:=UPPER(TEXT(EOMONTH(#NAME?;2);&quot;[$-421]mmm;@&quot;))" office:value-type="string" office:string-value="" calcext:value-type="error">
            <text:p>Err:520</text:p>
          </table:table-cell>
          <table:table-cell table:style-name="ce44" table:formula="of:=UPPER(TEXT(EOMONTH(#NAME?;3);&quot;[$-421]mmm;@&quot;))" office:value-type="string" office:string-value="" calcext:value-type="error">
            <text:p>Err:520</text:p>
          </table:table-cell>
          <table:table-cell table:style-name="ce44" table:formula="of:=UPPER(TEXT(EOMONTH(#NAME?;4);&quot;[$-421]mmm;@&quot;))" office:value-type="string" office:string-value="" calcext:value-type="error">
            <text:p>Err:520</text:p>
          </table:table-cell>
          <table:table-cell table:style-name="ce44" table:formula="of:=UPPER(TEXT(EOMONTH(#NAME?;5);&quot;[$-421]mmm;@&quot;))" office:value-type="string" office:string-value="" calcext:value-type="error">
            <text:p>Err:520</text:p>
          </table:table-cell>
          <table:table-cell table:style-name="ce44" table:formula="of:=UPPER(TEXT(EOMONTH(#NAME?;6);&quot;[$-421]mmm;@&quot;))" office:value-type="string" office:string-value="" calcext:value-type="error">
            <text:p>Err:520</text:p>
          </table:table-cell>
          <table:table-cell table:style-name="ce44" table:formula="of:=UPPER(TEXT(EOMONTH(#NAME?;7);&quot;[$-421]mmm;@&quot;))" office:value-type="string" office:string-value="" calcext:value-type="error">
            <text:p>Err:520</text:p>
          </table:table-cell>
          <table:table-cell table:style-name="ce44" table:formula="of:=UPPER(TEXT(EOMONTH(#NAME?;8);&quot;[$-421]mmm;@&quot;))" office:value-type="string" office:string-value="" calcext:value-type="error">
            <text:p>Err:520</text:p>
          </table:table-cell>
          <table:table-cell table:style-name="ce44" table:formula="of:=UPPER(TEXT(EOMONTH(#NAME?;9);&quot;[$-421]mmm;@&quot;))" office:value-type="string" office:string-value="" calcext:value-type="error">
            <text:p>Err:520</text:p>
          </table:table-cell>
          <table:table-cell table:style-name="ce44" table:formula="of:=UPPER(TEXT(EOMONTH(#NAME?;10);&quot;[$-421]mmm;@&quot;))" office:value-type="string" office:string-value="" calcext:value-type="error">
            <text:p>Err:520</text:p>
          </table:table-cell>
          <table:table-cell table:style-name="ce44" table:formula="of:=UPPER(TEXT(EOMONTH(#NAME?;11);&quot;[$-421]mmm;@&quot;))" office:value-type="string" office:string-value="" calcext:value-type="error">
            <text:p>Err:520</text:p>
          </table:table-cell>
          <table:table-cell table:style-name="ce56"/>
          <table:table-cell table:style-name="ce63" office:value-type="string" calcext:value-type="string">
            <text:p>Total</text:p>
          </table:table-cell>
          <table:table-cell table:style-name="ce65"/>
          <table:table-cell table:number-columns-repeated="1005"/>
        </table:table-row>
        <table:table-row table:style-name="ro4">
          <table:table-cell/>
          <table:table-cell table:style-name="ce13" office:value-type="date" office:date-value="2019-01-10" calcext:value-type="date">
            <text:p>10/01/2019</text:p>
          </table:table-cell>
          <table:table-cell/>
          <table:table-cell table:style-name="ce37" office:value-type="string" calcext:value-type="string">
            <text:p>EST</text:p>
          </table:table-cell>
          <table:table-cell table:style-name="ce45" table:formula="of:=#NAME?" office:value-type="string" office:string-value="" calcext:value-type="error">
            <text:p>Err:520</text:p>
          </table:table-cell>
          <table:table-cell table:style-name="ce45" table:formula="of:=EOMONTH([.E4];0)+DAY(#NAME?)" office:value-type="string" office:string-value="" calcext:value-type="error">
            <text:p>Err:520</text:p>
          </table:table-cell>
          <table:table-cell table:style-name="ce45" table:formula="of:=EOMONTH([.F4];0)+DAY(#NAME?)" office:value-type="string" office:string-value="" calcext:value-type="error">
            <text:p>Err:520</text:p>
          </table:table-cell>
          <table:table-cell table:style-name="ce45" table:formula="of:=EOMONTH([.G4];0)+DAY(#NAME?)" office:value-type="string" office:string-value="" calcext:value-type="error">
            <text:p>Err:520</text:p>
          </table:table-cell>
          <table:table-cell table:style-name="ce45" table:formula="of:=EOMONTH([.H4];0)+DAY(#NAME?)" office:value-type="string" office:string-value="" calcext:value-type="error">
            <text:p>Err:520</text:p>
          </table:table-cell>
          <table:table-cell table:style-name="ce45" table:formula="of:=EOMONTH([.I4];0)+DAY(#NAME?)" office:value-type="string" office:string-value="" calcext:value-type="error">
            <text:p>Err:520</text:p>
          </table:table-cell>
          <table:table-cell table:style-name="ce45" table:formula="of:=EOMONTH([.J4];0)+DAY(#NAME?)" office:value-type="string" office:string-value="" calcext:value-type="error">
            <text:p>Err:520</text:p>
          </table:table-cell>
          <table:table-cell table:style-name="ce45" table:formula="of:=EOMONTH([.K4];0)+DAY(#NAME?)" office:value-type="string" office:string-value="" calcext:value-type="error">
            <text:p>Err:520</text:p>
          </table:table-cell>
          <table:table-cell table:style-name="ce45" table:formula="of:=EOMONTH([.L4];0)+DAY(#NAME?)" office:value-type="string" office:string-value="" calcext:value-type="error">
            <text:p>Err:520</text:p>
          </table:table-cell>
          <table:table-cell table:style-name="ce45" table:formula="of:=EOMONTH([.M4];0)+DAY(#NAME?)" office:value-type="string" office:string-value="" calcext:value-type="error">
            <text:p>Err:520</text:p>
          </table:table-cell>
          <table:table-cell table:style-name="ce45" table:formula="of:=EOMONTH([.N4];0)+DAY(#NAME?)" office:value-type="string" office:string-value="" calcext:value-type="error">
            <text:p>Err:520</text:p>
          </table:table-cell>
          <table:table-cell table:style-name="ce45" table:formula="of:=EOMONTH([.O4];0)+DAY(#NAME?)" office:value-type="string" office:string-value="" calcext:value-type="error">
            <text:p>Err:520</text:p>
          </table:table-cell>
          <table:table-cell table:style-name="ce57"/>
          <table:table-cell table:style-name="ce36" office:value-type="string" calcext:value-type="string">
            <text:p>Item EST</text:p>
          </table:table-cell>
          <table:table-cell table:style-name="ce65"/>
          <table:table-cell table:number-columns-repeated="1005"/>
        </table:table-row>
        <table:table-row table:style-name="ro5">
          <table:table-cell/>
          <table:table-cell table:style-name="ce13"/>
          <table:table-cell/>
          <table:table-cell table:style-name="ce38"/>
          <table:table-cell table:style-name="ce46" table:number-columns-repeated="12"/>
          <table:table-cell table:style-name="ce58"/>
          <table:table-cell table:style-name="ce64"/>
          <table:table-cell table:style-name="ce65"/>
          <table:table-cell table:number-columns-repeated="1005"/>
        </table:table-row>
        <table:table-row table:style-name="ro5">
          <table:table-cell table:style-name="ce3"/>
          <table:table-cell table:style-name="ce14" office:value-type="string" office:string-value="Saldo Kas (awal bulan)" calcext:value-type="string">
            <text:p><text:s/>Saldo Kas (awal bulan) </text:p>
          </table:table-cell>
          <table:table-cell table:style-name="ce3"/>
          <table:table-cell table:style-name="ce39" table:formula="of:=+-7798990976.33873-420709.626094818-[.D98]" office:value-type="float" office:value="14044741602.2576" calcext:value-type="float">
            <text:p><text:s/>14.044.741.602 </text:p>
          </table:table-cell>
          <table:table-cell table:style-name="ce47" table:formula="of:=[.D91]" office:value-type="float" office:value="11294487608" calcext:value-type="float">
            <text:p><text:s/>11.294.487.608 </text:p>
          </table:table-cell>
          <table:table-cell table:style-name="ce47" table:formula="of:=[.E91]" office:value-type="float" office:value="-13661954346.44" calcext:value-type="float">
            <text:p><text:s/>(13.661.954.346)</text:p>
          </table:table-cell>
          <table:table-cell table:style-name="ce47" table:formula="of:=[.F91]" office:value-type="float" office:value="-28116217190.6227" calcext:value-type="float">
            <text:p><text:s/>(28.116.217.191)</text:p>
          </table:table-cell>
          <table:table-cell table:style-name="ce47" table:formula="of:=[.G91]" office:value-type="float" office:value="5839438605.02728" calcext:value-type="float">
            <text:p><text:s/>5.839.438.605 </text:p>
          </table:table-cell>
          <table:table-cell table:style-name="ce47" table:formula="of:=[.H91]" office:value-type="float" office:value="14873259254.28" calcext:value-type="float">
            <text:p><text:s/>14.873.259.254 </text:p>
          </table:table-cell>
          <table:table-cell table:style-name="ce47" table:formula="of:=[.I91]" office:value-type="float" office:value="20112932899.5" calcext:value-type="float">
            <text:p><text:s/>20.112.932.900 </text:p>
          </table:table-cell>
          <table:table-cell table:style-name="ce47" table:formula="of:=[.J91]" office:value-type="float" office:value="26274343822.95" calcext:value-type="float">
            <text:p><text:s/>26.274.343.823 </text:p>
          </table:table-cell>
          <table:table-cell table:style-name="ce47" table:formula="of:=[.K91]" office:value-type="float" office:value="31782051038.75" calcext:value-type="float">
            <text:p><text:s/>31.782.051.039 </text:p>
          </table:table-cell>
          <table:table-cell table:style-name="ce47" table:formula="of:=[.L91]" office:value-type="float" office:value="37654696455.75" calcext:value-type="float">
            <text:p><text:s/>37.654.696.456 </text:p>
          </table:table-cell>
          <table:table-cell table:style-name="ce47" table:formula="of:=[.M91]" office:value-type="float" office:value="43498182327.63" calcext:value-type="float">
            <text:p><text:s/>43.498.182.328 </text:p>
          </table:table-cell>
          <table:table-cell table:style-name="ce47" table:formula="of:=[.N91]" office:value-type="float" office:value="49593837308.11" calcext:value-type="float">
            <text:p><text:s/>49.593.837.308 </text:p>
          </table:table-cell>
          <table:table-cell table:style-name="ce47" table:formula="of:=[.O91]" office:value-type="float" office:value="55151709540.53" calcext:value-type="float">
            <text:p><text:s/>55.151.709.541 </text:p>
          </table:table-cell>
          <table:table-cell table:style-name="ce59"/>
          <table:table-cell table:style-name="ce39" table:formula="of:=[.P6]" office:value-type="float" office:value="55151709540.53" calcext:value-type="float">
            <text:p><text:s/>55.151.709.541 </text:p>
          </table:table-cell>
          <table:table-cell table:style-name="ce66"/>
          <table:table-cell table:style-name="ce3" table:number-columns-repeated="1005"/>
        </table:table-row>
        <table:table-row table:style-name="ro5">
          <table:table-cell table:number-columns-repeated="16"/>
          <table:table-cell table:style-name="ce28"/>
          <table:table-cell table:number-columns-repeated="1007"/>
        </table:table-row>
        <table:table-row table:style-name="ro5">
          <table:table-cell/>
          <table:table-cell table:style-name="ce15" office:value-type="string" calcext:value-type="string">
            <text:p>Penerimaan Kas</text:p>
          </table:table-cell>
          <table:table-cell table:number-columns-repeated="14"/>
          <table:table-cell table:style-name="ce28"/>
          <table:table-cell table:number-columns-repeated="1007"/>
        </table:table-row>
        <table:table-row table:style-name="ro5">
          <table:table-cell/>
          <table:table-cell table:style-name="ce16" office:value-type="string" calcext:value-type="string">
            <text:p>Penjualan Tunai</text:p>
          </table:table-cell>
          <table:table-cell table:style-name="ce28"/>
          <table:table-cell table:style-name="ce40" office:value-type="float" office:value="3004899938" calcext:value-type="float">
            <text:p><text:s/>3.004.899.938 </text:p>
          </table:table-cell>
          <table:table-cell table:style-name="ce40" office:value-type="float" office:value="2856189414" calcext:value-type="float">
            <text:p><text:s/>2.856.189.414 </text:p>
          </table:table-cell>
          <table:table-cell table:style-name="ce40" office:value-type="float" office:value="2876948586" calcext:value-type="float">
            <text:p><text:s/>2.876.948.586 </text:p>
          </table:table-cell>
          <table:table-cell table:style-name="ce40" office:value-type="float" office:value="3406035581" calcext:value-type="float">
            <text:p><text:s/>3.406.035.581 </text:p>
          </table:table-cell>
          <table:table-cell table:style-name="ce40" office:value-type="float" office:value="3084453829" calcext:value-type="float">
            <text:p><text:s/>3.084.453.829 </text:p>
          </table:table-cell>
          <table:table-cell table:style-name="ce40" office:value-type="float" office:value="3039085202" calcext:value-type="float">
            <text:p><text:s/>3.039.085.202 </text:p>
          </table:table-cell>
          <table:table-cell table:style-name="ce40" office:value-type="float" office:value="3860160993" calcext:value-type="float">
            <text:p><text:s/>3.860.160.993 </text:p>
          </table:table-cell>
          <table:table-cell table:style-name="ce40" office:value-type="float" office:value="3513603894" calcext:value-type="float">
            <text:p><text:s/>3.513.603.894 </text:p>
          </table:table-cell>
          <table:table-cell table:style-name="ce40" office:value-type="float" office:value="3850196019" calcext:value-type="float">
            <text:p><text:s/>3.850.196.019 </text:p>
          </table:table-cell>
          <table:table-cell table:style-name="ce40" office:value-type="float" office:value="3969652756" calcext:value-type="float">
            <text:p><text:s/>3.969.652.756 </text:p>
          </table:table-cell>
          <table:table-cell table:style-name="ce40" office:value-type="float" office:value="4381045169" calcext:value-type="float">
            <text:p><text:s/>4.381.045.169 </text:p>
          </table:table-cell>
          <table:table-cell table:style-name="ce40" table:formula="of:=+['file:///home/ahmad/projects/dmsOffice/catatan/LK%20Pasuruan%201121.xlsb'#$'LAP PENJUALAN'.L50]" office:value-type="float" office:value="3786902672" calcext:value-type="float">
            <text:p><text:s/>3.786.902.672 </text:p>
          </table:table-cell>
          <table:table-cell table:style-name="ce40"/>
          <table:table-cell table:style-name="ce60"/>
          <table:table-cell table:style-name="ce3" table:formula="of:=SUM(OFFSET(CashReceipts2;0;2;1;13))" office:value-type="float" office:value="41629174053" calcext:value-type="float">
            <text:p><text:s/>41.629.174.053 </text:p>
          </table:table-cell>
          <table:table-cell table:number-columns-repeated="1006"/>
        </table:table-row>
        <table:table-row table:style-name="ro5">
          <table:table-cell/>
          <table:table-cell table:style-name="ce16" office:value-type="string" calcext:value-type="string">
            <text:p>Penagihan dari akun Piutang (CR)</text:p>
          </table:table-cell>
          <table:table-cell table:style-name="ce28"/>
          <table:table-cell table:style-name="ce40" office:value-type="float" office:value="1351394033" calcext:value-type="float">
            <text:p><text:s/>1.351.394.033 </text:p>
          </table:table-cell>
          <table:table-cell table:style-name="ce40" office:value-type="float" office:value="1465386105" calcext:value-type="float">
            <text:p><text:s/>1.465.386.105 </text:p>
          </table:table-cell>
          <table:table-cell table:style-name="ce40" office:value-type="float" office:value="1000364525" calcext:value-type="float">
            <text:p><text:s/>1.000.364.525 </text:p>
          </table:table-cell>
          <table:table-cell table:style-name="ce40" office:value-type="float" office:value="1414234812" calcext:value-type="float">
            <text:p><text:s/>1.414.234.812 </text:p>
          </table:table-cell>
          <table:table-cell table:style-name="ce40" office:value-type="float" office:value="1760510358" calcext:value-type="float">
            <text:p><text:s/>1.760.510.358 </text:p>
          </table:table-cell>
          <table:table-cell table:style-name="ce40" office:value-type="float" office:value="2187323246.22" calcext:value-type="float">
            <text:p><text:s/>2.187.323.246 </text:p>
          </table:table-cell>
          <table:table-cell table:style-name="ce40" office:value-type="float" office:value="2422597989.62" calcext:value-type="float">
            <text:p><text:s/>2.422.597.990 </text:p>
          </table:table-cell>
          <table:table-cell table:style-name="ce40" office:value-type="float" office:value="2089453415.3" calcext:value-type="float">
            <text:p><text:s/>2.089.453.415 </text:p>
          </table:table-cell>
          <table:table-cell table:style-name="ce40" office:value-type="float" office:value="2084918530.68" calcext:value-type="float">
            <text:p><text:s/>2.084.918.531 </text:p>
          </table:table-cell>
          <table:table-cell table:style-name="ce40" office:value-type="float" office:value="1926316303" calcext:value-type="float">
            <text:p><text:s/>1.926.316.303 </text:p>
          </table:table-cell>
          <table:table-cell table:style-name="ce40" office:value-type="float" office:value="1769328893.88" calcext:value-type="float">
            <text:p><text:s/>1.769.328.894 </text:p>
          </table:table-cell>
          <table:table-cell table:style-name="ce40" table:formula="of:=+['file:///home/ahmad/projects/dmsOffice/catatan/LK%20Pasuruan%201121.xlsb'#$'ANALISA PIUTANG'.G4037]" office:value-type="float" office:value="1818144060.42" calcext:value-type="float">
            <text:p><text:s/>1.818.144.060 </text:p>
          </table:table-cell>
          <table:table-cell table:style-name="ce40"/>
          <table:table-cell table:style-name="ce60"/>
          <table:table-cell table:style-name="ce3" table:formula="of:=SUM(OFFSET(CashReceipts2;1;2;1;13))" office:value-type="float" office:value="21289972272.12" calcext:value-type="float">
            <text:p><text:s/>21.289.972.272 </text:p>
          </table:table-cell>
          <table:table-cell table:number-columns-repeated="1006"/>
        </table:table-row>
        <table:table-row table:style-name="ro5">
          <table:table-cell office:value-type="float" office:value="910200" calcext:value-type="float">
            <text:p>910200</text:p>
          </table:table-cell>
          <table:table-cell table:style-name="ce16" office:value-type="string" calcext:value-type="string">
            <text:p>Pendapatan Bunga</text:p>
          </table:table-cell>
          <table:table-cell table:style-name="ce29"/>
          <table:table-cell table:number-columns-repeated="9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367.35" calcext:value-type="float">
            <text:p><text:s/>367 </text:p>
          </table:table-cell>
          <table:table-cell table:style-name="ce40" office:value-type="float" office:value="293.25" calcext:value-type="float">
            <text:p><text:s/>293 </text:p>
          </table:table-cell>
          <table:table-cell table:style-name="ce40" table:formula="of:=-(SUMIF(['file:///home/ahmad/projects/dmsOffice/catatan/LK%20Pasuruan%201121.xlsb'#$'REKAP GL'.$B$4:.$B$47];[.A11];['file:///home/ahmad/projects/dmsOffice/catatan/LK%20Pasuruan%201121.xlsb'#$'REKAP GL'.$F$4:.$F$47])-SUMIF(['file:///home/ahmad/projects/dmsOffice/catatan/LK%20Pasuruan%201121.xlsb'#$'REKAP GL'.$B$4:.$B$47];[.A11];['file:///home/ahmad/projects/dmsOffice/catatan/LK%20Pasuruan%201121.xlsb'#$'REKAP GL'.$G$4:.$G$47]))" office:value-type="float" office:value="-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Receipts2;2;2;1;13))" office:value-type="float" office:value="660.6" calcext:value-type="float">
            <text:p><text:s/>661 </text:p>
          </table:table-cell>
          <table:table-cell table:number-columns-repeated="1006"/>
        </table:table-row>
        <table:table-row table:style-name="ro5">
          <table:table-cell table:style-name="ce4" office:value-type="float" office:value="910300" calcext:value-type="float">
            <text:p>910300</text:p>
          </table:table-cell>
          <table:table-cell table:style-name="ce16" office:value-type="string" calcext:value-type="string">
            <text:p>Pendapatan Subsidi OA</text:p>
          </table:table-cell>
          <table:table-cell table:style-name="ce29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-(SUMIF(['file:///home/ahmad/projects/dmsOffice/catatan/LK%20Pasuruan%201121.xlsb'#$'REKAP GL'.$B$4:.$B$47];[.A12];['file:///home/ahmad/projects/dmsOffice/catatan/LK%20Pasuruan%201121.xlsb'#$'REKAP GL'.$F$4:.$F$47])-SUMIF(['file:///home/ahmad/projects/dmsOffice/catatan/LK%20Pasuruan%201121.xlsb'#$'REKAP GL'.$B$4:.$B$47];[.A12];['file:///home/ahmad/projects/dmsOffice/catatan/LK%20Pasuruan%201121.xlsb'#$'REKAP GL'.$G$4:.$G$47]))" office:value-type="float" office:value="-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Receipts2;3;2;1;13))" office:value-type="float" office:value="0" calcext:value-type="float">
            <text:p><text:s/>- <text:s text:c="2"/></text:p>
          </table:table-cell>
          <table:table-cell table:number-columns-repeated="1006"/>
        </table:table-row>
        <table:table-row table:style-name="ro5">
          <table:table-cell table:style-name="ce4" office:value-type="float" office:value="910800" calcext:value-type="float">
            <text:p>910800</text:p>
          </table:table-cell>
          <table:table-cell table:style-name="ce16" office:value-type="string" calcext:value-type="string">
            <text:p>Pendapatan Barang Bekas</text:p>
          </table:table-cell>
          <table:table-cell table:style-name="ce29"/>
          <table:table-cell table:style-name="ce40" office:value-type="float" office:value="547500" calcext:value-type="float">
            <text:p><text:s/>547.500 </text:p>
          </table:table-cell>
          <table:table-cell table:number-columns-repeated="2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852500" calcext:value-type="float">
            <text:p><text:s/>852.500 </text:p>
          </table:table-cell>
          <table:table-cell table:style-name="ce40" office:value-type="float" office:value="937500" calcext:value-type="float">
            <text:p><text:s/>937.500 </text:p>
          </table:table-cell>
          <table:table-cell table:style-name="ce40" office:value-type="float" office:value="85000" calcext:value-type="float">
            <text:p><text:s/>85.000 </text:p>
          </table:table-cell>
          <table:table-cell table:number-columns-repeated="2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15000" calcext:value-type="float">
            <text:p><text:s/>15.000 </text:p>
          </table:table-cell>
          <table:table-cell table:style-name="ce40" office:value-type="float" office:value="62500" calcext:value-type="float">
            <text:p><text:s/>62.5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table:formula="of:=-(SUMIF(['file:///home/ahmad/projects/dmsOffice/catatan/LK%20Pasuruan%201121.xlsb'#$'REKAP GL'.$B$4:.$B$47];[.A13];['file:///home/ahmad/projects/dmsOffice/catatan/LK%20Pasuruan%201121.xlsb'#$'REKAP GL'.$F$4:.$F$47])-SUMIF(['file:///home/ahmad/projects/dmsOffice/catatan/LK%20Pasuruan%201121.xlsb'#$'REKAP GL'.$B$4:.$B$47];[.A13];['file:///home/ahmad/projects/dmsOffice/catatan/LK%20Pasuruan%201121.xlsb'#$'REKAP GL'.$G$4:.$G$47]))" office:value-type="float" office:value="-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Receipts2;4;2;1;13))" office:value-type="float" office:value="2500000" calcext:value-type="float">
            <text:p><text:s/>2.500.000 </text:p>
          </table:table-cell>
          <table:table-cell table:number-columns-repeated="1006"/>
        </table:table-row>
        <table:table-row table:style-name="ro5">
          <table:table-cell table:style-name="ce4" office:value-type="float" office:value="919900" calcext:value-type="float">
            <text:p>919900</text:p>
          </table:table-cell>
          <table:table-cell table:style-name="ce16" office:value-type="string" calcext:value-type="string">
            <text:p>Pendapatan Lain-lain</text:p>
          </table:table-cell>
          <table:table-cell table:style-name="ce29"/>
          <table:table-cell table:style-name="ce40" office:value-type="float" office:value="2851300" calcext:value-type="float">
            <text:p><text:s/>2.851.300 </text:p>
          </table:table-cell>
          <table:table-cell table:style-name="ce40" office:value-type="float" office:value="14228102" calcext:value-type="float">
            <text:p><text:s/>14.228.102 </text:p>
          </table:table-cell>
          <table:table-cell table:style-name="ce40" office:value-type="float" office:value="44550204" calcext:value-type="float">
            <text:p><text:s/>44.550.204 </text:p>
          </table:table-cell>
          <table:table-cell table:style-name="ce40" office:value-type="float" office:value="269500" calcext:value-type="float">
            <text:p><text:s/>269.500 </text:p>
          </table:table-cell>
          <table:table-cell table:style-name="ce40" office:value-type="float" office:value="232000.78" calcext:value-type="float">
            <text:p><text:s/>232.001 </text:p>
          </table:table-cell>
          <table:table-cell table:style-name="ce40" office:value-type="float" office:value="81593" calcext:value-type="float">
            <text:p><text:s/>81.593 </text:p>
          </table:table-cell>
          <table:table-cell table:style-name="ce40" office:value-type="float" office:value="172690.36" calcext:value-type="float">
            <text:p><text:s/>172.690 </text:p>
          </table:table-cell>
          <table:table-cell table:style-name="ce40" office:value-type="float" office:value="713819.5" calcext:value-type="float">
            <text:p><text:s/>713.820 </text:p>
          </table:table-cell>
          <table:table-cell table:style-name="ce40" office:value-type="float" office:value="6956734.32" calcext:value-type="float">
            <text:p><text:s/>6.956.734 </text:p>
          </table:table-cell>
          <table:table-cell table:style-name="ce40" office:value-type="float" office:value="5446343" calcext:value-type="float">
            <text:p><text:s/>5.446.343 </text:p>
          </table:table-cell>
          <table:table-cell table:style-name="ce40" office:value-type="float" office:value="1532807" calcext:value-type="float">
            <text:p><text:s/>1.532.807 </text:p>
          </table:table-cell>
          <table:table-cell table:style-name="ce40" table:formula="of:=-(SUMIF(['file:///home/ahmad/projects/dmsOffice/catatan/LK%20Pasuruan%201121.xlsb'#$'REKAP GL'.$B$4:.$B$47];[.A14];['file:///home/ahmad/projects/dmsOffice/catatan/LK%20Pasuruan%201121.xlsb'#$'REKAP GL'.$F$4:.$F$47])-SUMIF(['file:///home/ahmad/projects/dmsOffice/catatan/LK%20Pasuruan%201121.xlsb'#$'REKAP GL'.$B$4:.$B$47];[.A14];['file:///home/ahmad/projects/dmsOffice/catatan/LK%20Pasuruan%201121.xlsb'#$'REKAP GL'.$G$4:.$G$47]))" office:value-type="float" office:value="2429175" calcext:value-type="float">
            <text:p><text:s/>2.429.175 </text:p>
          </table:table-cell>
          <table:table-cell table:style-name="ce40"/>
          <table:table-cell table:style-name="ce60"/>
          <table:table-cell table:style-name="ce3" table:formula="of:=SUM(OFFSET(CashReceipts2;5;2;1;13))" office:value-type="float" office:value="79464268.96" calcext:value-type="float">
            <text:p><text:s/>79.464.269 </text:p>
          </table:table-cell>
          <table:table-cell table:number-columns-repeated="1006"/>
        </table:table-row>
        <table:table-row table:style-name="ro5">
          <table:table-cell table:style-name="ce4" office:value-type="float" office:value="920100" calcext:value-type="float">
            <text:p>920100</text:p>
          </table:table-cell>
          <table:table-cell table:style-name="ce16" office:value-type="string" calcext:value-type="string">
            <text:p>Beban Bunga</text:p>
          </table:table-cell>
          <table:table-cell table:style-name="ce30"/>
          <table:table-cell table:style-name="ce40" table:number-columns-repeated="2"/>
          <table:table-cell table:number-columns-repeated="9" table:style-name="ce40" office:value-type="float" office:value="0" calcext:value-type="float">
            <text:p><text:s/>- <text:s text:c="2"/></text:p>
          </table:table-cell>
          <table:table-cell table:style-name="ce40" table:formula="of:=-(SUMIF(['file:///home/ahmad/projects/dmsOffice/catatan/LK%20Pasuruan%201121.xlsb'#$'REKAP GL'.$B$4:.$B$47];[.A15];['file:///home/ahmad/projects/dmsOffice/catatan/LK%20Pasuruan%201121.xlsb'#$'REKAP GL'.$F$4:.$F$47])-SUMIF(['file:///home/ahmad/projects/dmsOffice/catatan/LK%20Pasuruan%201121.xlsb'#$'REKAP GL'.$B$4:.$B$47];[.A15];['file:///home/ahmad/projects/dmsOffice/catatan/LK%20Pasuruan%201121.xlsb'#$'REKAP GL'.$G$4:.$G$47]))" office:value-type="float" office:value="-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Receipts2;6;2;1;13))" office:value-type="float" office:value="0" calcext:value-type="float">
            <text:p><text:s/>- <text:s text:c="2"/></text:p>
          </table:table-cell>
          <table:table-cell table:number-columns-repeated="1006"/>
        </table:table-row>
        <table:table-row table:style-name="ro5">
          <table:table-cell table:style-name="ce4" office:value-type="float" office:value="929900" calcext:value-type="float">
            <text:p>929900</text:p>
          </table:table-cell>
          <table:table-cell table:style-name="ce16" office:value-type="string" calcext:value-type="string">
            <text:p>Beban Lain-lain</text:p>
          </table:table-cell>
          <table:table-cell table:style-name="ce30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-(SUMIF(['file:///home/ahmad/projects/dmsOffice/catatan/LK%20Pasuruan%201121.xlsb'#$'REKAP GL'.$B$4:.$B$47];[.A16];['file:///home/ahmad/projects/dmsOffice/catatan/LK%20Pasuruan%201121.xlsb'#$'REKAP GL'.$F$4:.$F$47])-SUMIF(['file:///home/ahmad/projects/dmsOffice/catatan/LK%20Pasuruan%201121.xlsb'#$'REKAP GL'.$B$4:.$B$47];[.A16];['file:///home/ahmad/projects/dmsOffice/catatan/LK%20Pasuruan%201121.xlsb'#$'REKAP GL'.$G$4:.$G$47]))" office:value-type="float" office:value="-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Receipts2;7;2;1;13))" office:value-type="float" office:value="0" calcext:value-type="float">
            <text:p><text:s/>- <text:s text:c="2"/></text:p>
          </table:table-cell>
          <table:table-cell table:number-columns-repeated="1006"/>
        </table:table-row>
        <table:table-row table:style-name="ro5">
          <table:table-cell table:style-name="ce4"/>
          <table:table-cell table:style-name="ce17" office:value-type="string" calcext:value-type="string">
            <text:p>Total</text:p>
          </table:table-cell>
          <table:table-cell table:style-name="ce31"/>
          <table:table-cell table:style-name="ce41" table:formula="of:=SUBTOTAL(109;OFFSET(CashReceipts2;0;2;ROWS(CashReceipts2)-1;1))" office:value-type="float" office:value="4359692771" calcext:value-type="float">
            <text:p><text:s/>4.359.692.771 </text:p>
          </table:table-cell>
          <table:table-cell table:style-name="ce41" table:formula="of:=SUBTOTAL(109;OFFSET(CashReceipts2;0;3;ROWS(CashReceipts2)-1;1))" office:value-type="float" office:value="4335803621" calcext:value-type="float">
            <text:p><text:s/>4.335.803.621 </text:p>
          </table:table-cell>
          <table:table-cell table:style-name="ce41" table:formula="of:=SUBTOTAL(109;OFFSET(CashReceipts2;0;4;ROWS(CashReceipts2)-1;1))" office:value-type="float" office:value="3921863315" calcext:value-type="float">
            <text:p><text:s/>3.921.863.315 </text:p>
          </table:table-cell>
          <table:table-cell table:style-name="ce41" table:formula="of:=SUBTOTAL(109;OFFSET(CashReceipts2;0;5;ROWS(CashReceipts2)-1;1))" office:value-type="float" office:value="4821392393" calcext:value-type="float">
            <text:p><text:s/>4.821.392.393 </text:p>
          </table:table-cell>
          <table:table-cell table:style-name="ce41" table:formula="of:=SUBTOTAL(109;OFFSET(CashReceipts2;0;6;ROWS(CashReceipts2)-1;1))" office:value-type="float" office:value="4846133687.78" calcext:value-type="float">
            <text:p><text:s/>4.846.133.688 </text:p>
          </table:table-cell>
          <table:table-cell table:style-name="ce41" table:formula="of:=SUBTOTAL(109;OFFSET(CashReceipts2;0;7;ROWS(CashReceipts2)-1;1))" office:value-type="float" office:value="5226575041.22" calcext:value-type="float">
            <text:p><text:s/>5.226.575.041 </text:p>
          </table:table-cell>
          <table:table-cell table:style-name="ce41" table:formula="of:=SUBTOTAL(109;OFFSET(CashReceipts2;0;8;ROWS(CashReceipts2)-1;1))" office:value-type="float" office:value="6282931672.98" calcext:value-type="float">
            <text:p><text:s/>6.282.931.673 </text:p>
          </table:table-cell>
          <table:table-cell table:style-name="ce41" table:formula="of:=SUBTOTAL(109;OFFSET(CashReceipts2;0;9;ROWS(CashReceipts2)-1;1))" office:value-type="float" office:value="5603771128.8" calcext:value-type="float">
            <text:p><text:s/>5.603.771.129 </text:p>
          </table:table-cell>
          <table:table-cell table:style-name="ce41" table:formula="of:=SUBTOTAL(109;OFFSET(CashReceipts2;0;10;ROWS(CashReceipts2)-1;1))" office:value-type="float" office:value="5942086284" calcext:value-type="float">
            <text:p><text:s/>5.942.086.284 </text:p>
          </table:table-cell>
          <table:table-cell table:style-name="ce41" table:formula="of:=SUBTOTAL(109;OFFSET(CashReceipts2;0;11;ROWS(CashReceipts2)-1;1))" office:value-type="float" office:value="5901478269.35" calcext:value-type="float">
            <text:p><text:s/>5.901.478.269 </text:p>
          </table:table-cell>
          <table:table-cell table:style-name="ce41" table:formula="of:=SUBTOTAL(109;OFFSET(CashReceipts2;0;12;ROWS(CashReceipts2)-1;1))" office:value-type="float" office:value="6151907163.13" calcext:value-type="float">
            <text:p><text:s/>6.151.907.163 </text:p>
          </table:table-cell>
          <table:table-cell table:style-name="ce41" table:formula="of:=SUBTOTAL(109;OFFSET(CashReceipts2;0;13;ROWS(CashReceipts2)-1;1))" office:value-type="float" office:value="5607475907.42" calcext:value-type="float">
            <text:p><text:s/>5.607.475.907 </text:p>
          </table:table-cell>
          <table:table-cell table:style-name="ce41" table:formula="of:=SUBTOTAL(109;OFFSET(CashReceipts2;0;14;ROWS(CashReceipts2)-1;1))" office:value-type="float" office:value="0" calcext:value-type="float">
            <text:p><text:s/>- <text:s text:c="2"/></text:p>
          </table:table-cell>
          <table:table-cell table:style-name="ce33"/>
          <table:table-cell table:style-name="ce41" table:formula="of:=SUBTOTAL(109;OFFSET(CashReceipts2;0;16;ROWS(CashReceipts2)-1;1))" office:value-type="float" office:value="63001111254.68" calcext:value-type="float">
            <text:p><text:s/>63.001.111.255 </text:p>
          </table:table-cell>
          <table:table-cell table:style-name="ce67"/>
          <table:table-cell table:number-columns-repeated="1005"/>
        </table:table-row>
        <table:table-row table:style-name="ro5">
          <table:table-cell table:style-name="ce4"/>
          <table:table-cell table:style-name="ce18" office:value-type="string" calcext:value-type="string">
            <text:p>Total Kas Tersedia (sebelum kas keluar)</text:p>
          </table:table-cell>
          <table:table-cell table:style-name="ce32"/>
          <table:table-cell table:style-name="ce42" table:formula="of:=[.D6]+SUM(OFFSET(CashReceipts2;0;2;ROWS(CashReceipts2)-1;1))" office:value-type="float" office:value="18404434373.2576" calcext:value-type="float">
            <text:p><text:s/>18.404.434.373 </text:p>
          </table:table-cell>
          <table:table-cell table:style-name="ce48" table:formula="of:=[.E6]+SUM(OFFSET(CashReceipts2;0;3;ROWS(CashReceipts2)-1;1))" office:value-type="float" office:value="15630291229" calcext:value-type="float">
            <text:p><text:s/>15.630.291.229 </text:p>
          </table:table-cell>
          <table:table-cell table:style-name="ce48" table:formula="of:=[.F6]+SUM(OFFSET(CashReceipts2;0;4;ROWS(CashReceipts2)-1;1))" office:value-type="float" office:value="-9740091031.44" calcext:value-type="float">
            <text:p><text:s/>(9.740.091.031)</text:p>
          </table:table-cell>
          <table:table-cell table:style-name="ce48" table:formula="of:=[.G6]+SUM(OFFSET(CashReceipts2;0;5;ROWS(CashReceipts2)-1;1))" office:value-type="float" office:value="-23294824797.6227" calcext:value-type="float">
            <text:p><text:s/>(23.294.824.798)</text:p>
          </table:table-cell>
          <table:table-cell table:style-name="ce48" table:formula="of:=[.H6]+SUM(OFFSET(CashReceipts2;0;6;ROWS(CashReceipts2)-1;1))" office:value-type="float" office:value="10685572292.8073" calcext:value-type="float">
            <text:p><text:s/>10.685.572.293 </text:p>
          </table:table-cell>
          <table:table-cell table:style-name="ce48" table:formula="of:=[.I6]+SUM(OFFSET(CashReceipts2;0;7;ROWS(CashReceipts2)-1;1))" office:value-type="float" office:value="20099834295.5" calcext:value-type="float">
            <text:p><text:s/>20.099.834.296 </text:p>
          </table:table-cell>
          <table:table-cell table:style-name="ce48" table:formula="of:=[.J6]+SUM(OFFSET(CashReceipts2;0;8;ROWS(CashReceipts2)-1;1))" office:value-type="float" office:value="26395864572.48" calcext:value-type="float">
            <text:p><text:s/>26.395.864.572 </text:p>
          </table:table-cell>
          <table:table-cell table:style-name="ce48" table:formula="of:=[.K6]+SUM(OFFSET(CashReceipts2;0;9;ROWS(CashReceipts2)-1;1))" office:value-type="float" office:value="31878114951.75" calcext:value-type="float">
            <text:p><text:s/>31.878.114.952 </text:p>
          </table:table-cell>
          <table:table-cell table:style-name="ce48" table:formula="of:=[.L6]+SUM(OFFSET(CashReceipts2;0;10;ROWS(CashReceipts2)-1;1))" office:value-type="float" office:value="37724137322.75" calcext:value-type="float">
            <text:p><text:s/>37.724.137.323 </text:p>
          </table:table-cell>
          <table:table-cell table:style-name="ce48" table:formula="of:=[.M6]+SUM(OFFSET(CashReceipts2;0;11;ROWS(CashReceipts2)-1;1))" office:value-type="float" office:value="43556174725.1" calcext:value-type="float">
            <text:p><text:s/>43.556.174.725 </text:p>
          </table:table-cell>
          <table:table-cell table:style-name="ce48" table:formula="of:=[.N6]+SUM(OFFSET(CashReceipts2;0;12;ROWS(CashReceipts2)-1;1))" office:value-type="float" office:value="49650089490.76" calcext:value-type="float">
            <text:p><text:s/>49.650.089.491 </text:p>
          </table:table-cell>
          <table:table-cell table:style-name="ce48" table:formula="of:=[.O6]+SUM(OFFSET(CashReceipts2;0;13;ROWS(CashReceipts2)-1;1))" office:value-type="float" office:value="55201313215.53" calcext:value-type="float">
            <text:p><text:s/>55.201.313.216 </text:p>
          </table:table-cell>
          <table:table-cell table:style-name="ce48" table:formula="of:=[.P6]+SUM(OFFSET(CashReceipts2;0;14;ROWS(CashReceipts2)-1;1))" office:value-type="float" office:value="55151709540.53" calcext:value-type="float">
            <text:p><text:s/>55.151.709.541 </text:p>
          </table:table-cell>
          <table:table-cell table:style-name="ce61"/>
          <table:table-cell table:style-name="ce42" table:formula="of:=[.R6]+SUM(OFFSET(CashReceipts2;0;16;ROWS(CashReceipts2)-1;1))" office:value-type="float" office:value="118152820795.21" calcext:value-type="float">
            <text:p><text:s/>118.152.820.795 </text:p>
          </table:table-cell>
          <table:table-cell table:style-name="ce68"/>
          <table:table-cell table:number-columns-repeated="1005"/>
        </table:table-row>
        <table:table-row table:style-name="ro5">
          <table:table-cell table:style-name="ce4"/>
          <table:table-cell table:style-name="ce19" table:number-columns-repeated="18"/>
          <table:table-cell table:number-columns-repeated="1005"/>
        </table:table-row>
        <table:table-row table:style-name="ro5">
          <table:table-cell table:style-name="ce4"/>
          <table:table-cell table:style-name="ce20" office:value-type="string" calcext:value-type="string">
            <text:p>Pengeluaran Kas</text:p>
          </table:table-cell>
          <table:table-cell table:style-name="ce28"/>
          <table:table-cell table:number-columns-repeated="13"/>
          <table:table-cell table:style-name="ce28"/>
          <table:table-cell table:number-columns-repeated="1007"/>
        </table:table-row>
        <table:table-row table:style-name="ro5">
          <table:table-cell table:style-name="ce4" office:value-type="float" office:value="211001" calcext:value-type="float">
            <text:p>211001</text:p>
          </table:table-cell>
          <table:table-cell table:style-name="ce21" office:value-type="string" calcext:value-type="string">
            <text:p>Pembelian (barang dagangan) TIV</text:p>
          </table:table-cell>
          <table:table-cell table:style-name="ce28"/>
          <table:table-cell table:style-name="ce40" office:value-type="float" office:value="6013505634.5303" calcext:value-type="float">
            <text:p><text:s/>6.013.505.635 </text:p>
          </table:table-cell>
          <table:table-cell table:style-name="ce40" office:value-type="float" office:value="17342547995" calcext:value-type="float">
            <text:p><text:s/>17.342.547.995 </text:p>
          </table:table-cell>
          <table:table-cell table:style-name="ce40" office:value-type="float" office:value="12670498809" calcext:value-type="float">
            <text:p><text:s/>12.670.498.809 </text:p>
          </table:table-cell>
          <table:table-cell table:style-name="ce40" office:value-type="float" office:value="-29923858915" calcext:value-type="float">
            <text:p><text:s/>(29.923.858.915)</text:p>
          </table:table-cell>
          <table:table-cell table:number-columns-repeated="4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2045372" calcext:value-type="float">
            <text:p><text:s/>2.045.372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5522069" calcext:value-type="float">
            <text:p><text:s/>5.522.069 </text:p>
          </table:table-cell>
          <table:table-cell table:style-name="ce40" table:formula="of:=SUMIF(['file:///home/ahmad/projects/dmsOffice/catatan/LK%20Pasuruan%201121.xlsb'#$'REKAP GL'.$B$4:.$B$47];[.A21];['file:///home/ahmad/projects/dmsOffice/catatan/LK%20Pasuruan%201121.xlsb'#$'REKAP GL'.$F$4:.$F$47])-SUMIF(['file:///home/ahmad/projects/dmsOffice/catatan/LK%20Pasuruan%201121.xlsb'#$'REKAP GL'.$B$4:.$B$47];[.A21];['file:///home/ahmad/projects/dmsOffice/catatan/LK%20Pasuruan%201121.xlsb'#$'REKAP GL'.$G$4:.$G$47])-['file:///home/ahmad/projects/dmsOffice/catatan/LK%20Pasuruan%201121.xlsb'#$'MEMO JURNAL'.E196]" office:value-type="float" office:value="19000000" calcext:value-type="float">
            <text:p><text:s/>19.000.000 </text:p>
          </table:table-cell>
          <table:table-cell table:style-name="ce40"/>
          <table:table-cell table:style-name="ce60"/>
          <table:table-cell table:style-name="ce3" table:formula="of:=SUM(OFFSET(CashPaidOut5;0;2;1;13))" office:value-type="float" office:value="6129260964.5303" calcext:value-type="float">
            <text:p><text:s/>6.129.260.965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211002" calcext:value-type="float">
            <text:p>211002</text:p>
          </table:table-cell>
          <table:table-cell table:style-name="ce21" office:value-type="string" calcext:value-type="string">
            <text:p>Pembelian (barang dagangan) TAC</text:p>
          </table:table-cell>
          <table:table-cell table:style-name="ce28"/>
          <table:table-cell table:style-name="ce40" office:value-type="float" office:value="70210327.7272732" calcext:value-type="float">
            <text:p><text:s/>70.210.328 </text:p>
          </table:table-cell>
          <table:table-cell table:number-columns-repeated="10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22];['file:///home/ahmad/projects/dmsOffice/catatan/LK%20Pasuruan%201121.xlsb'#$'REKAP GL'.$F$4:.$F$47])-SUMIF(['file:///home/ahmad/projects/dmsOffice/catatan/LK%20Pasuruan%201121.xlsb'#$'REKAP GL'.$B$4:.$B$47];[.A22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1;2;1;13))" office:value-type="float" office:value="70210327.7272732" calcext:value-type="float">
            <text:p><text:s/>70.210.328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5010" calcext:value-type="float">
            <text:p>825010</text:p>
          </table:table-cell>
          <table:table-cell table:style-name="ce21" office:value-type="string" calcext:value-type="string">
            <text:p>Biaya Ongkos Angkut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23];['file:///home/ahmad/projects/dmsOffice/catatan/LK%20Pasuruan%201121.xlsb'#$'REKAP GL'.$F$4:.$F$47])-SUMIF(['file:///home/ahmad/projects/dmsOffice/catatan/LK%20Pasuruan%201121.xlsb'#$'REKAP GL'.$B$4:.$B$47];[.A23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2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11001" calcext:value-type="float">
            <text:p>811001</text:p>
          </table:table-cell>
          <table:table-cell table:style-name="ce21" office:value-type="string" calcext:value-type="string">
            <text:p>Lembur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24];['file:///home/ahmad/projects/dmsOffice/catatan/LK%20Pasuruan%201121.xlsb'#$'REKAP GL'.$F$4:.$F$47])-SUMIF(['file:///home/ahmad/projects/dmsOffice/catatan/LK%20Pasuruan%201121.xlsb'#$'REKAP GL'.$B$4:.$B$47];[.A24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11002" calcext:value-type="float">
            <text:p>811002</text:p>
          </table:table-cell>
          <table:table-cell table:style-name="ce21" office:value-type="string" calcext:value-type="string">
            <text:p>Incentive</text:p>
          </table:table-cell>
          <table:table-cell table:style-name="ce28"/>
          <table:table-cell table:style-name="ce40" office:value-type="float" office:value="12785075" calcext:value-type="float">
            <text:p><text:s/>12.785.075 </text:p>
          </table:table-cell>
          <table:table-cell table:style-name="ce40" office:value-type="float" office:value="10343919" calcext:value-type="float">
            <text:p><text:s/>10.343.919 </text:p>
          </table:table-cell>
          <table:table-cell table:style-name="ce40" office:value-type="float" office:value="8352635" calcext:value-type="float">
            <text:p><text:s/>8.352.635 </text:p>
          </table:table-cell>
          <table:table-cell table:number-columns-repeated="8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25];['file:///home/ahmad/projects/dmsOffice/catatan/LK%20Pasuruan%201121.xlsb'#$'REKAP GL'.$F$4:.$F$47])-SUMIF(['file:///home/ahmad/projects/dmsOffice/catatan/LK%20Pasuruan%201121.xlsb'#$'REKAP GL'.$B$4:.$B$47];[.A25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4;2;1;13))" office:value-type="float" office:value="31481629" calcext:value-type="float">
            <text:p><text:s/>31.481.629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11003" calcext:value-type="float">
            <text:p>811003</text:p>
          </table:table-cell>
          <table:table-cell table:style-name="ce21" office:value-type="string" calcext:value-type="string">
            <text:p>Bbm</text:p>
          </table:table-cell>
          <table:table-cell table:style-name="ce28"/>
          <table:table-cell table:style-name="ce40" office:value-type="float" office:value="47079893" calcext:value-type="float">
            <text:p><text:s/>47.079.893 </text:p>
          </table:table-cell>
          <table:table-cell table:style-name="ce40" office:value-type="float" office:value="44808496" calcext:value-type="float">
            <text:p><text:s/>44.808.496 </text:p>
          </table:table-cell>
          <table:table-cell table:style-name="ce40" office:value-type="float" office:value="44671055" calcext:value-type="float">
            <text:p><text:s/>44.671.055 </text:p>
          </table:table-cell>
          <table:table-cell table:style-name="ce40" office:value-type="float" office:value="53279698" calcext:value-type="float">
            <text:p><text:s/>53.279.698 </text:p>
          </table:table-cell>
          <table:table-cell table:style-name="ce40" office:value-type="float" office:value="47081719" calcext:value-type="float">
            <text:p><text:s/>47.081.719 </text:p>
          </table:table-cell>
          <table:table-cell table:style-name="ce40" office:value-type="float" office:value="45412050" calcext:value-type="float">
            <text:p><text:s/>45.412.050 </text:p>
          </table:table-cell>
          <table:table-cell table:style-name="ce40" office:value-type="float" office:value="48288536" calcext:value-type="float">
            <text:p><text:s/>48.288.536 </text:p>
          </table:table-cell>
          <table:table-cell table:style-name="ce40" office:value-type="float" office:value="50139102" calcext:value-type="float">
            <text:p><text:s/>50.139.102 </text:p>
          </table:table-cell>
          <table:table-cell table:style-name="ce40" office:value-type="float" office:value="50429193" calcext:value-type="float">
            <text:p><text:s/>50.429.193 </text:p>
          </table:table-cell>
          <table:table-cell table:style-name="ce40" office:value-type="float" office:value="47040016" calcext:value-type="float">
            <text:p><text:s/>47.040.016 </text:p>
          </table:table-cell>
          <table:table-cell table:style-name="ce40" office:value-type="float" office:value="50264838" calcext:value-type="float">
            <text:p><text:s/>50.264.838 </text:p>
          </table:table-cell>
          <table:table-cell table:style-name="ce40" table:formula="of:=SUMIF(['file:///home/ahmad/projects/dmsOffice/catatan/LK%20Pasuruan%201121.xlsb'#$'REKAP GL'.$B$4:.$B$47];[.A26];['file:///home/ahmad/projects/dmsOffice/catatan/LK%20Pasuruan%201121.xlsb'#$'REKAP GL'.$F$4:.$F$47])-SUMIF(['file:///home/ahmad/projects/dmsOffice/catatan/LK%20Pasuruan%201121.xlsb'#$'REKAP GL'.$B$4:.$B$47];[.A26];['file:///home/ahmad/projects/dmsOffice/catatan/LK%20Pasuruan%201121.xlsb'#$'REKAP GL'.$G$4:.$G$47])" office:value-type="float" office:value="50766466" calcext:value-type="float">
            <text:p><text:s/>50.766.466 </text:p>
          </table:table-cell>
          <table:table-cell table:style-name="ce40"/>
          <table:table-cell table:style-name="ce60"/>
          <table:table-cell table:style-name="ce3" table:formula="of:=SUM(OFFSET(CashPaidOut5;5;2;1;13))" office:value-type="float" office:value="579261062" calcext:value-type="float">
            <text:p><text:s/>579.261.062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11005" calcext:value-type="float">
            <text:p>811005</text:p>
          </table:table-cell>
          <table:table-cell table:style-name="ce21" office:value-type="string" calcext:value-type="string">
            <text:p>Parkir &amp; Tol</text:p>
          </table:table-cell>
          <table:table-cell table:style-name="ce28"/>
          <table:table-cell table:style-name="ce40" office:value-type="float" office:value="1431000" calcext:value-type="float">
            <text:p><text:s/>1.431.000 </text:p>
          </table:table-cell>
          <table:table-cell table:style-name="ce40" office:value-type="float" office:value="1548500" calcext:value-type="float">
            <text:p><text:s/>1.548.500 </text:p>
          </table:table-cell>
          <table:table-cell table:style-name="ce40" office:value-type="float" office:value="1501000" calcext:value-type="float">
            <text:p><text:s/>1.501.000 </text:p>
          </table:table-cell>
          <table:table-cell table:style-name="ce40" office:value-type="float" office:value="1705500" calcext:value-type="float">
            <text:p><text:s/>1.705.500 </text:p>
          </table:table-cell>
          <table:table-cell table:style-name="ce40" office:value-type="float" office:value="1483500" calcext:value-type="float">
            <text:p><text:s/>1.483.500 </text:p>
          </table:table-cell>
          <table:table-cell table:style-name="ce40" office:value-type="float" office:value="1271500" calcext:value-type="float">
            <text:p><text:s/>1.271.500 </text:p>
          </table:table-cell>
          <table:table-cell table:style-name="ce40" office:value-type="float" office:value="1401000" calcext:value-type="float">
            <text:p><text:s/>1.401.000 </text:p>
          </table:table-cell>
          <table:table-cell table:style-name="ce40" office:value-type="float" office:value="1318000" calcext:value-type="float">
            <text:p><text:s/>1.318.000 </text:p>
          </table:table-cell>
          <table:table-cell table:style-name="ce40" office:value-type="float" office:value="1372500" calcext:value-type="float">
            <text:p><text:s/>1.372.500 </text:p>
          </table:table-cell>
          <table:table-cell table:style-name="ce40" office:value-type="float" office:value="1580000" calcext:value-type="float">
            <text:p><text:s/>1.580.000 </text:p>
          </table:table-cell>
          <table:table-cell table:style-name="ce40" office:value-type="float" office:value="1862500" calcext:value-type="float">
            <text:p><text:s/>1.862.500 </text:p>
          </table:table-cell>
          <table:table-cell table:style-name="ce40" table:formula="of:=SUMIF(['file:///home/ahmad/projects/dmsOffice/catatan/LK%20Pasuruan%201121.xlsb'#$'REKAP GL'.$B$4:.$B$47];[.A27];['file:///home/ahmad/projects/dmsOffice/catatan/LK%20Pasuruan%201121.xlsb'#$'REKAP GL'.$F$4:.$F$47])-SUMIF(['file:///home/ahmad/projects/dmsOffice/catatan/LK%20Pasuruan%201121.xlsb'#$'REKAP GL'.$B$4:.$B$47];[.A27];['file:///home/ahmad/projects/dmsOffice/catatan/LK%20Pasuruan%201121.xlsb'#$'REKAP GL'.$G$4:.$G$47])" office:value-type="float" office:value="1494000" calcext:value-type="float">
            <text:p><text:s/>1.494.000 </text:p>
          </table:table-cell>
          <table:table-cell table:style-name="ce40"/>
          <table:table-cell table:style-name="ce60"/>
          <table:table-cell table:style-name="ce3" table:formula="of:=SUM(OFFSET(CashPaidOut5;6;2;1;13))" office:value-type="float" office:value="17969000" calcext:value-type="float">
            <text:p><text:s/>17.969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11006" calcext:value-type="float">
            <text:p>811006</text:p>
          </table:table-cell>
          <table:table-cell table:style-name="ce21" office:value-type="string" calcext:value-type="string">
            <text:p>Paket/Pengiriman Dokumen</text:p>
          </table:table-cell>
          <table:table-cell table:style-name="ce28"/>
          <table:table-cell table:number-columns-repeated="3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12000" calcext:value-type="float">
            <text:p><text:s/>12.000 </text:p>
          </table:table-cell>
          <table:table-cell table:style-name="ce40" office:value-type="float" office:value="39900" calcext:value-type="float">
            <text:p><text:s/>39.900 </text:p>
          </table:table-cell>
          <table:table-cell table:style-name="ce40" office:value-type="float" office:value="17000" calcext:value-type="float">
            <text:p><text:s/>17.000 </text:p>
          </table:table-cell>
          <table:table-cell table:number-columns-repeated="5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28];['file:///home/ahmad/projects/dmsOffice/catatan/LK%20Pasuruan%201121.xlsb'#$'REKAP GL'.$F$4:.$F$47])-SUMIF(['file:///home/ahmad/projects/dmsOffice/catatan/LK%20Pasuruan%201121.xlsb'#$'REKAP GL'.$B$4:.$B$47];[.A28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7;2;1;13))" office:value-type="float" office:value="68900" calcext:value-type="float">
            <text:p><text:s/>68.9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1000" calcext:value-type="float">
            <text:p>821000</text:p>
          </table:table-cell>
          <table:table-cell table:style-name="ce21" office:value-type="string" calcext:value-type="string">
            <text:p>Perlengkapan Kantor</text:p>
          </table:table-cell>
          <table:table-cell table:style-name="ce28"/>
          <table:table-cell table:style-name="ce40" office:value-type="float" office:value="20000" calcext:value-type="float">
            <text:p><text:s/>20.000 </text:p>
          </table:table-cell>
          <table:table-cell table:number-columns-repeated="2" table:style-name="ce40" office:value-type="float" office:value="614175" calcext:value-type="float">
            <text:p><text:s/>614.175 </text:p>
          </table:table-cell>
          <table:table-cell table:style-name="ce40" office:value-type="float" office:value="641475" calcext:value-type="float">
            <text:p><text:s/>641.475 </text:p>
          </table:table-cell>
          <table:table-cell table:number-columns-repeated="7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29];['file:///home/ahmad/projects/dmsOffice/catatan/LK%20Pasuruan%201121.xlsb'#$'REKAP GL'.$F$4:.$F$47])-SUMIF(['file:///home/ahmad/projects/dmsOffice/catatan/LK%20Pasuruan%201121.xlsb'#$'REKAP GL'.$B$4:.$B$47];[.A29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8;2;1;13))" office:value-type="float" office:value="1889825" calcext:value-type="float">
            <text:p><text:s/>1.889.825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211101" calcext:value-type="float">
            <text:p>211101</text:p>
          </table:table-cell>
          <table:table-cell table:style-name="ce21" office:value-type="string" calcext:value-type="string">
            <text:p>Gaji Dan Tunjangan</text:p>
          </table:table-cell>
          <table:table-cell table:style-name="ce28"/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433700785" calcext:value-type="float">
            <text:p><text:s/>433.700.785 </text:p>
          </table:table-cell>
          <table:table-cell table:style-name="ce40" office:value-type="float" office:value="374246315" calcext:value-type="float">
            <text:p><text:s/>374.246.315 </text:p>
          </table:table-cell>
          <table:table-cell table:style-name="ce40" office:value-type="float" office:value="403931375" calcext:value-type="float">
            <text:p><text:s/>403.931.375 </text:p>
          </table:table-cell>
          <table:table-cell table:number-columns-repeated="7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30];['file:///home/ahmad/projects/dmsOffice/catatan/LK%20Pasuruan%201121.xlsb'#$'REKAP GL'.$F$4:.$F$47])-SUMIF(['file:///home/ahmad/projects/dmsOffice/catatan/LK%20Pasuruan%201121.xlsb'#$'REKAP GL'.$B$4:.$B$47];[.A30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9;2;1;13))" office:value-type="float" office:value="1211878475" calcext:value-type="float">
            <text:p><text:s/>1.211.878.475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1002" calcext:value-type="float">
            <text:p>821002</text:p>
          </table:table-cell>
          <table:table-cell table:style-name="ce21" office:value-type="string" calcext:value-type="string">
            <text:p>Jamsostek</text:p>
          </table:table-cell>
          <table:table-cell table:style-name="ce28"/>
          <table:table-cell table:style-name="ce40" office:value-type="float" office:value="29821345" calcext:value-type="float">
            <text:p><text:s/>29.821.345 </text:p>
          </table:table-cell>
          <table:table-cell table:style-name="ce40" office:value-type="float" office:value="30135312" calcext:value-type="float">
            <text:p><text:s/>30.135.312 </text:p>
          </table:table-cell>
          <table:table-cell table:style-name="ce40" office:value-type="float" office:value="30590306" calcext:value-type="float">
            <text:p><text:s/>30.590.306 </text:p>
          </table:table-cell>
          <table:table-cell table:style-name="ce40" office:value-type="float" office:value="30467915" calcext:value-type="float">
            <text:p><text:s/>30.467.915 </text:p>
          </table:table-cell>
          <table:table-cell table:number-columns-repeated="7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31];['file:///home/ahmad/projects/dmsOffice/catatan/LK%20Pasuruan%201121.xlsb'#$'REKAP GL'.$F$4:.$F$47])-SUMIF(['file:///home/ahmad/projects/dmsOffice/catatan/LK%20Pasuruan%201121.xlsb'#$'REKAP GL'.$B$4:.$B$47];[.A31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10;2;1;13))" office:value-type="float" office:value="121014878" calcext:value-type="float">
            <text:p><text:s/>121.014.878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1004" calcext:value-type="float">
            <text:p>821004</text:p>
          </table:table-cell>
          <table:table-cell table:style-name="ce21" office:value-type="string" calcext:value-type="string">
            <text:p>Konsumsi</text:p>
          </table:table-cell>
          <table:table-cell table:style-name="ce28"/>
          <table:table-cell table:style-name="ce40" office:value-type="float" office:value="360666" calcext:value-type="float">
            <text:p><text:s/>360.666 </text:p>
          </table:table-cell>
          <table:table-cell table:style-name="ce40" office:value-type="float" office:value="296000" calcext:value-type="float">
            <text:p><text:s/>296.000 </text:p>
          </table:table-cell>
          <table:table-cell table:style-name="ce40" office:value-type="float" office:value="278500" calcext:value-type="float">
            <text:p><text:s/>278.5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453000" calcext:value-type="float">
            <text:p><text:s/>453.000 </text:p>
          </table:table-cell>
          <table:table-cell table:style-name="ce40" office:value-type="float" office:value="149000" calcext:value-type="float">
            <text:p><text:s/>149.000 </text:p>
          </table:table-cell>
          <table:table-cell table:style-name="ce40" office:value-type="float" office:value="268900" calcext:value-type="float">
            <text:p><text:s/>268.900 </text:p>
          </table:table-cell>
          <table:table-cell table:style-name="ce40" office:value-type="float" office:value="340000" calcext:value-type="float">
            <text:p><text:s/>340.000 </text:p>
          </table:table-cell>
          <table:table-cell table:style-name="ce40" office:value-type="float" office:value="44200" calcext:value-type="float">
            <text:p><text:s/>44.2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348000" calcext:value-type="float">
            <text:p><text:s/>348.000 </text:p>
          </table:table-cell>
          <table:table-cell table:style-name="ce40" table:formula="of:=SUMIF(['file:///home/ahmad/projects/dmsOffice/catatan/LK%20Pasuruan%201121.xlsb'#$'REKAP GL'.$B$4:.$B$47];[.A32];['file:///home/ahmad/projects/dmsOffice/catatan/LK%20Pasuruan%201121.xlsb'#$'REKAP GL'.$F$4:.$F$47])-SUMIF(['file:///home/ahmad/projects/dmsOffice/catatan/LK%20Pasuruan%201121.xlsb'#$'REKAP GL'.$B$4:.$B$47];[.A32];['file:///home/ahmad/projects/dmsOffice/catatan/LK%20Pasuruan%201121.xlsb'#$'REKAP GL'.$G$4:.$G$47])" office:value-type="float" office:value="332667" calcext:value-type="float">
            <text:p><text:s/>332.667 </text:p>
          </table:table-cell>
          <table:table-cell table:style-name="ce40"/>
          <table:table-cell table:style-name="ce60"/>
          <table:table-cell table:style-name="ce3" table:formula="of:=SUM(OFFSET(CashPaidOut5;11;2;1;13))" office:value-type="float" office:value="2870933" calcext:value-type="float">
            <text:p><text:s/>2.870.933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1005" calcext:value-type="float">
            <text:p>821005</text:p>
          </table:table-cell>
          <table:table-cell table:style-name="ce21" office:value-type="string" calcext:value-type="string">
            <text:p>Pengobatan</text:p>
          </table:table-cell>
          <table:table-cell table:style-name="ce28"/>
          <table:table-cell table:number-columns-repeated="6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30000" calcext:value-type="float">
            <text:p><text:s/>30.000 </text:p>
          </table:table-cell>
          <table:table-cell table:number-columns-repeated="4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33];['file:///home/ahmad/projects/dmsOffice/catatan/LK%20Pasuruan%201121.xlsb'#$'REKAP GL'.$F$4:.$F$47])-SUMIF(['file:///home/ahmad/projects/dmsOffice/catatan/LK%20Pasuruan%201121.xlsb'#$'REKAP GL'.$B$4:.$B$47];[.A33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12;2;1;13))" office:value-type="float" office:value="30000" calcext:value-type="float">
            <text:p><text:s/>30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1006" calcext:value-type="float">
            <text:p>821006</text:p>
          </table:table-cell>
          <table:table-cell table:style-name="ce21" office:value-type="string" calcext:value-type="string">
            <text:p>Thr/Bonus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34];['file:///home/ahmad/projects/dmsOffice/catatan/LK%20Pasuruan%201121.xlsb'#$'REKAP GL'.$F$4:.$F$47])-SUMIF(['file:///home/ahmad/projects/dmsOffice/catatan/LK%20Pasuruan%201121.xlsb'#$'REKAP GL'.$B$4:.$B$47];[.A34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13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1007" calcext:value-type="float">
            <text:p>821007</text:p>
          </table:table-cell>
          <table:table-cell table:style-name="ce21" office:value-type="string" calcext:value-type="string">
            <text:p>Pph Pasal 21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35];['file:///home/ahmad/projects/dmsOffice/catatan/LK%20Pasuruan%201121.xlsb'#$'REKAP GL'.$F$4:.$F$47])-SUMIF(['file:///home/ahmad/projects/dmsOffice/catatan/LK%20Pasuruan%201121.xlsb'#$'REKAP GL'.$B$4:.$B$47];[.A35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14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1" calcext:value-type="float">
            <text:p>824001</text:p>
          </table:table-cell>
          <table:table-cell table:style-name="ce21" office:value-type="string" calcext:value-type="string">
            <text:p>Listrik</text:p>
          </table:table-cell>
          <table:table-cell table:style-name="ce28"/>
          <table:table-cell table:style-name="ce40" office:value-type="float" office:value="6146490" calcext:value-type="float">
            <text:p><text:s/>6.146.490 </text:p>
          </table:table-cell>
          <table:table-cell table:style-name="ce40" office:value-type="float" office:value="5364764" calcext:value-type="float">
            <text:p><text:s/>5.364.764 </text:p>
          </table:table-cell>
          <table:table-cell table:style-name="ce40" office:value-type="float" office:value="5814439" calcext:value-type="float">
            <text:p><text:s/>5.814.439 </text:p>
          </table:table-cell>
          <table:table-cell table:number-columns-repeated="8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36];['file:///home/ahmad/projects/dmsOffice/catatan/LK%20Pasuruan%201121.xlsb'#$'REKAP GL'.$F$4:.$F$47])-SUMIF(['file:///home/ahmad/projects/dmsOffice/catatan/LK%20Pasuruan%201121.xlsb'#$'REKAP GL'.$B$4:.$B$47];[.A36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15;2;1;13))" office:value-type="float" office:value="17325693" calcext:value-type="float">
            <text:p><text:s/>17.325.693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2" calcext:value-type="float">
            <text:p>824002</text:p>
          </table:table-cell>
          <table:table-cell table:style-name="ce21" office:value-type="string" calcext:value-type="string">
            <text:p>Alat Tulis &amp; Cetakan</text:p>
          </table:table-cell>
          <table:table-cell table:style-name="ce28"/>
          <table:table-cell table:style-name="ce40" office:value-type="float" office:value="1429450" calcext:value-type="float">
            <text:p><text:s/>1.429.450 </text:p>
          </table:table-cell>
          <table:table-cell table:style-name="ce40" office:value-type="float" office:value="3914800" calcext:value-type="float">
            <text:p><text:s/>3.914.800 </text:p>
          </table:table-cell>
          <table:table-cell table:style-name="ce40" office:value-type="float" office:value="3838200" calcext:value-type="float">
            <text:p><text:s/>3.838.200 </text:p>
          </table:table-cell>
          <table:table-cell table:style-name="ce40" office:value-type="float" office:value="40000" calcext:value-type="float">
            <text:p><text:s/>40.000 </text:p>
          </table:table-cell>
          <table:table-cell table:number-columns-repeated="3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5000" calcext:value-type="float">
            <text:p><text:s/>5.000 </text:p>
          </table:table-cell>
          <table:table-cell table:number-columns-repeated="3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37];['file:///home/ahmad/projects/dmsOffice/catatan/LK%20Pasuruan%201121.xlsb'#$'REKAP GL'.$F$4:.$F$47])-SUMIF(['file:///home/ahmad/projects/dmsOffice/catatan/LK%20Pasuruan%201121.xlsb'#$'REKAP GL'.$B$4:.$B$47];[.A37];['file:///home/ahmad/projects/dmsOffice/catatan/LK%20Pasuruan%201121.xlsb'#$'REKAP GL'.$G$4:.$G$47])" office:value-type="float" office:value="49500" calcext:value-type="float">
            <text:p><text:s/>49.500 </text:p>
          </table:table-cell>
          <table:table-cell table:style-name="ce40"/>
          <table:table-cell table:style-name="ce60"/>
          <table:table-cell table:style-name="ce3" table:formula="of:=SUM(OFFSET(CashPaidOut5;16;2;1;13))" office:value-type="float" office:value="9276950" calcext:value-type="float">
            <text:p><text:s/>9.276.95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3" calcext:value-type="float">
            <text:p>824003</text:p>
          </table:table-cell>
          <table:table-cell table:style-name="ce21" office:value-type="string" calcext:value-type="string">
            <text:p>Telephone/Fax/Speedy</text:p>
          </table:table-cell>
          <table:table-cell table:style-name="ce28"/>
          <table:table-cell table:style-name="ce40" office:value-type="float" office:value="2625815" calcext:value-type="float">
            <text:p><text:s/>2.625.815 </text:p>
          </table:table-cell>
          <table:table-cell table:style-name="ce40" office:value-type="float" office:value="2618523" calcext:value-type="float">
            <text:p><text:s/>2.618.523 </text:p>
          </table:table-cell>
          <table:table-cell table:style-name="ce40" office:value-type="float" office:value="2488149" calcext:value-type="float">
            <text:p><text:s/>2.488.149 </text:p>
          </table:table-cell>
          <table:table-cell table:number-columns-repeated="4" table:style-name="ce40" office:value-type="float" office:value="0" calcext:value-type="float">
            <text:p><text:s/>- <text:s text:c="2"/></text:p>
          </table:table-cell>
          <table:table-cell table:number-columns-repeated="4" table:style-name="ce40" office:value-type="float" office:value="1080000" calcext:value-type="float">
            <text:p><text:s/>1.080.000 </text:p>
          </table:table-cell>
          <table:table-cell table:style-name="ce40" table:formula="of:=SUMIF(['file:///home/ahmad/projects/dmsOffice/catatan/LK%20Pasuruan%201121.xlsb'#$'REKAP GL'.$B$4:.$B$47];[.A38];['file:///home/ahmad/projects/dmsOffice/catatan/LK%20Pasuruan%201121.xlsb'#$'REKAP GL'.$F$4:.$F$47])-SUMIF(['file:///home/ahmad/projects/dmsOffice/catatan/LK%20Pasuruan%201121.xlsb'#$'REKAP GL'.$B$4:.$B$47];[.A38];['file:///home/ahmad/projects/dmsOffice/catatan/LK%20Pasuruan%201121.xlsb'#$'REKAP GL'.$G$4:.$G$47])" office:value-type="float" office:value="1080000" calcext:value-type="float">
            <text:p><text:s/>1.080.000 </text:p>
          </table:table-cell>
          <table:table-cell table:style-name="ce40"/>
          <table:table-cell table:style-name="ce60"/>
          <table:table-cell table:style-name="ce3" table:formula="of:=SUM(OFFSET(CashPaidOut5;17;2;1;13))" office:value-type="float" office:value="13132487" calcext:value-type="float">
            <text:p><text:s/>13.132.487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4" calcext:value-type="float">
            <text:p>824004</text:p>
          </table:table-cell>
          <table:table-cell table:style-name="ce21" office:value-type="string" calcext:value-type="string">
            <text:p>Sumbangan/Iuran &amp; Majalah</text:p>
          </table:table-cell>
          <table:table-cell table:style-name="ce28"/>
          <table:table-cell table:number-columns-repeated="3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90000" calcext:value-type="float">
            <text:p><text:s/>90.0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175000" calcext:value-type="float">
            <text:p><text:s/>175.000 </text:p>
          </table:table-cell>
          <table:table-cell table:number-columns-repeated="5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39];['file:///home/ahmad/projects/dmsOffice/catatan/LK%20Pasuruan%201121.xlsb'#$'REKAP GL'.$F$4:.$F$47])-SUMIF(['file:///home/ahmad/projects/dmsOffice/catatan/LK%20Pasuruan%201121.xlsb'#$'REKAP GL'.$B$4:.$B$47];[.A39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18;2;1;13))" office:value-type="float" office:value="265000" calcext:value-type="float">
            <text:p><text:s/>265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5" calcext:value-type="float">
            <text:p>824005</text:p>
          </table:table-cell>
          <table:table-cell table:style-name="ce21" office:value-type="string" calcext:value-type="string">
            <text:p>Perjalanan Dinas</text:p>
          </table:table-cell>
          <table:table-cell table:style-name="ce28"/>
          <table:table-cell table:style-name="ce40" office:value-type="float" office:value="270000" calcext:value-type="float">
            <text:p><text:s/>270.000 </text:p>
          </table:table-cell>
          <table:table-cell table:style-name="ce40" office:value-type="float" office:value="240000" calcext:value-type="float">
            <text:p><text:s/>240.000 </text:p>
          </table:table-cell>
          <table:table-cell table:style-name="ce40" office:value-type="float" office:value="420000" calcext:value-type="float">
            <text:p><text:s/>420.000 </text:p>
          </table:table-cell>
          <table:table-cell table:style-name="ce40" office:value-type="float" office:value="205000" calcext:value-type="float">
            <text:p><text:s/>205.000 </text:p>
          </table:table-cell>
          <table:table-cell table:style-name="ce40" office:value-type="float" office:value="355000" calcext:value-type="float">
            <text:p><text:s/>355.000 </text:p>
          </table:table-cell>
          <table:table-cell table:style-name="ce40" office:value-type="float" office:value="175000" calcext:value-type="float">
            <text:p><text:s/>175.000 </text:p>
          </table:table-cell>
          <table:table-cell table:style-name="ce40" office:value-type="float" office:value="564000" calcext:value-type="float">
            <text:p><text:s/>564.000 </text:p>
          </table:table-cell>
          <table:table-cell table:style-name="ce40" office:value-type="float" office:value="20000" calcext:value-type="float">
            <text:p><text:s/>20.000 </text:p>
          </table:table-cell>
          <table:table-cell table:style-name="ce40" office:value-type="float" office:value="300000" calcext:value-type="float">
            <text:p><text:s/>300.000 </text:p>
          </table:table-cell>
          <table:table-cell table:style-name="ce40" office:value-type="float" office:value="390000" calcext:value-type="float">
            <text:p><text:s/>390.000 </text:p>
          </table:table-cell>
          <table:table-cell table:style-name="ce40" office:value-type="float" office:value="850000" calcext:value-type="float">
            <text:p><text:s/>850.000 </text:p>
          </table:table-cell>
          <table:table-cell table:style-name="ce40" table:formula="of:=SUMIF(['file:///home/ahmad/projects/dmsOffice/catatan/LK%20Pasuruan%201121.xlsb'#$'REKAP GL'.$B$4:.$B$47];[.A40];['file:///home/ahmad/projects/dmsOffice/catatan/LK%20Pasuruan%201121.xlsb'#$'REKAP GL'.$F$4:.$F$47])-SUMIF(['file:///home/ahmad/projects/dmsOffice/catatan/LK%20Pasuruan%201121.xlsb'#$'REKAP GL'.$B$4:.$B$47];[.A40];['file:///home/ahmad/projects/dmsOffice/catatan/LK%20Pasuruan%201121.xlsb'#$'REKAP GL'.$G$4:.$G$47])" office:value-type="float" office:value="310000" calcext:value-type="float">
            <text:p><text:s/>310.000 </text:p>
          </table:table-cell>
          <table:table-cell table:style-name="ce40"/>
          <table:table-cell table:style-name="ce60"/>
          <table:table-cell table:style-name="ce3" table:formula="of:=SUM(OFFSET(CashPaidOut5;19;2;1;13))" office:value-type="float" office:value="4099000" calcext:value-type="float">
            <text:p><text:s/>4.099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6" calcext:value-type="float">
            <text:p>824006</text:p>
          </table:table-cell>
          <table:table-cell table:style-name="ce21" office:value-type="string" calcext:value-type="string">
            <text:p>Trainning/Seminar/Rapat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41];['file:///home/ahmad/projects/dmsOffice/catatan/LK%20Pasuruan%201121.xlsb'#$'REKAP GL'.$F$4:.$F$47])-SUMIF(['file:///home/ahmad/projects/dmsOffice/catatan/LK%20Pasuruan%201121.xlsb'#$'REKAP GL'.$B$4:.$B$47];[.A41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20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7" calcext:value-type="float">
            <text:p>824007</text:p>
          </table:table-cell>
          <table:table-cell table:style-name="ce21" office:value-type="string" calcext:value-type="string">
            <text:p>Biaya Rumah Tangga</text:p>
          </table:table-cell>
          <table:table-cell table:style-name="ce28"/>
          <table:table-cell table:style-name="ce40" office:value-type="float" office:value="2077900" calcext:value-type="float">
            <text:p><text:s/>2.077.900 </text:p>
          </table:table-cell>
          <table:table-cell table:style-name="ce40" office:value-type="float" office:value="1903250" calcext:value-type="float">
            <text:p><text:s/>1.903.250 </text:p>
          </table:table-cell>
          <table:table-cell table:style-name="ce40" office:value-type="float" office:value="2055300" calcext:value-type="float">
            <text:p><text:s/>2.055.300 </text:p>
          </table:table-cell>
          <table:table-cell table:style-name="ce40" office:value-type="float" office:value="2353700" calcext:value-type="float">
            <text:p><text:s/>2.353.700 </text:p>
          </table:table-cell>
          <table:table-cell table:style-name="ce40" office:value-type="float" office:value="1487800" calcext:value-type="float">
            <text:p><text:s/>1.487.800 </text:p>
          </table:table-cell>
          <table:table-cell table:style-name="ce40" office:value-type="float" office:value="1561700" calcext:value-type="float">
            <text:p><text:s/>1.561.700 </text:p>
          </table:table-cell>
          <table:table-cell table:style-name="ce40" office:value-type="float" office:value="2568000" calcext:value-type="float">
            <text:p><text:s/>2.568.000 </text:p>
          </table:table-cell>
          <table:table-cell table:style-name="ce40" office:value-type="float" office:value="2250000" calcext:value-type="float">
            <text:p><text:s/>2.250.000 </text:p>
          </table:table-cell>
          <table:table-cell table:style-name="ce40" office:value-type="float" office:value="2415000" calcext:value-type="float">
            <text:p><text:s/>2.415.000 </text:p>
          </table:table-cell>
          <table:table-cell table:style-name="ce40" office:value-type="float" office:value="2613500" calcext:value-type="float">
            <text:p><text:s/>2.613.500 </text:p>
          </table:table-cell>
          <table:table-cell table:style-name="ce40" office:value-type="float" office:value="2982500" calcext:value-type="float">
            <text:p><text:s/>2.982.500 </text:p>
          </table:table-cell>
          <table:table-cell table:style-name="ce40" table:formula="of:=SUMIF(['file:///home/ahmad/projects/dmsOffice/catatan/LK%20Pasuruan%201121.xlsb'#$'REKAP GL'.$B$4:.$B$47];[.A42];['file:///home/ahmad/projects/dmsOffice/catatan/LK%20Pasuruan%201121.xlsb'#$'REKAP GL'.$F$4:.$F$47])-SUMIF(['file:///home/ahmad/projects/dmsOffice/catatan/LK%20Pasuruan%201121.xlsb'#$'REKAP GL'.$B$4:.$B$47];[.A42];['file:///home/ahmad/projects/dmsOffice/catatan/LK%20Pasuruan%201121.xlsb'#$'REKAP GL'.$G$4:.$G$47])" office:value-type="float" office:value="2602900" calcext:value-type="float">
            <text:p><text:s/>2.602.900 </text:p>
          </table:table-cell>
          <table:table-cell table:style-name="ce40"/>
          <table:table-cell table:style-name="ce60"/>
          <table:table-cell table:style-name="ce3" table:formula="of:=SUM(OFFSET(CashPaidOut5;21;2;1;13))" office:value-type="float" office:value="26871550" calcext:value-type="float">
            <text:p><text:s/>26.871.55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11" calcext:value-type="float">
            <text:p>824011</text:p>
          </table:table-cell>
          <table:table-cell table:style-name="ce21" office:value-type="string" calcext:value-type="string">
            <text:p>Pembelian Triplek</text:p>
          </table:table-cell>
          <table:table-cell table:style-name="ce28"/>
          <table:table-cell table:style-name="ce40" office:value-type="float" office:value="2340000" calcext:value-type="float">
            <text:p><text:s/>2.340.000 </text:p>
          </table:table-cell>
          <table:table-cell table:style-name="ce40" office:value-type="float" office:value="2080000" calcext:value-type="float">
            <text:p><text:s/>2.080.000 </text:p>
          </table:table-cell>
          <table:table-cell table:style-name="ce40" office:value-type="float" office:value="1305400" calcext:value-type="float">
            <text:p><text:s/>1.305.400 </text:p>
          </table:table-cell>
          <table:table-cell table:number-columns-repeated="8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43];['file:///home/ahmad/projects/dmsOffice/catatan/LK%20Pasuruan%201121.xlsb'#$'REKAP GL'.$F$4:.$F$47])-SUMIF(['file:///home/ahmad/projects/dmsOffice/catatan/LK%20Pasuruan%201121.xlsb'#$'REKAP GL'.$B$4:.$B$47];[.A43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22;2;1;13))" office:value-type="float" office:value="5725400" calcext:value-type="float">
            <text:p><text:s/>5.725.4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13" calcext:value-type="float">
            <text:p>824013</text:p>
          </table:table-cell>
          <table:table-cell table:style-name="ce21" office:value-type="string" calcext:value-type="string">
            <text:p>Penghapusan Piutang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44];['file:///home/ahmad/projects/dmsOffice/catatan/LK%20Pasuruan%201121.xlsb'#$'REKAP GL'.$F$4:.$F$47])-SUMIF(['file:///home/ahmad/projects/dmsOffice/catatan/LK%20Pasuruan%201121.xlsb'#$'REKAP GL'.$B$4:.$B$47];[.A44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23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19" calcext:value-type="float">
            <text:p>824019</text:p>
          </table:table-cell>
          <table:table-cell table:style-name="ce21" office:value-type="string" calcext:value-type="string">
            <text:p>Perijinan Dan Pbb</text:p>
          </table:table-cell>
          <table:table-cell table:style-name="ce28"/>
          <table:table-cell table:style-name="ce40" office:value-type="float" office:value="0" calcext:value-type="float">
            <text:p><text:s/>- <text:s text:c="2"/></text:p>
          </table:table-cell>
          <table:table-cell table:number-columns-repeated="10" table:style-name="ce40" office:value-type="float" office:value="114198" calcext:value-type="float">
            <text:p><text:s/>114.198 </text:p>
          </table:table-cell>
          <table:table-cell table:style-name="ce40" table:formula="of:=SUMIF(['file:///home/ahmad/projects/dmsOffice/catatan/LK%20Pasuruan%201121.xlsb'#$'REKAP GL'.$B$4:.$B$47];[.A45];['file:///home/ahmad/projects/dmsOffice/catatan/LK%20Pasuruan%201121.xlsb'#$'REKAP GL'.$F$4:.$F$47])-SUMIF(['file:///home/ahmad/projects/dmsOffice/catatan/LK%20Pasuruan%201121.xlsb'#$'REKAP GL'.$B$4:.$B$47];[.A45];['file:///home/ahmad/projects/dmsOffice/catatan/LK%20Pasuruan%201121.xlsb'#$'REKAP GL'.$G$4:.$G$47])" office:value-type="float" office:value="114198" calcext:value-type="float">
            <text:p><text:s/>114.198 </text:p>
          </table:table-cell>
          <table:table-cell table:style-name="ce40"/>
          <table:table-cell table:style-name="ce60"/>
          <table:table-cell table:style-name="ce3" table:formula="of:=SUM(OFFSET(CashPaidOut5;24;2;1;13))" office:value-type="float" office:value="1256178" calcext:value-type="float">
            <text:p><text:s/>1.256.178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37" calcext:value-type="float">
            <text:p>824037</text:p>
          </table:table-cell>
          <table:table-cell table:style-name="ce21" office:value-type="string" calcext:value-type="string">
            <text:p>Benda Pos/Materai</text:p>
          </table:table-cell>
          <table:table-cell table:style-name="ce28"/>
          <table:table-cell table:style-name="ce40" office:value-type="float" office:value="443000" calcext:value-type="float">
            <text:p><text:s/>443.000 </text:p>
          </table:table-cell>
          <table:table-cell table:style-name="ce40" office:value-type="float" office:value="279000" calcext:value-type="float">
            <text:p><text:s/>279.000 </text:p>
          </table:table-cell>
          <table:table-cell table:style-name="ce40" office:value-type="float" office:value="100000" calcext:value-type="float">
            <text:p><text:s/>100.0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100000" calcext:value-type="float">
            <text:p><text:s/>100.0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130000" calcext:value-type="float">
            <text:p><text:s/>130.000 </text:p>
          </table:table-cell>
          <table:table-cell table:number-columns-repeated="2" table:style-name="ce40" office:value-type="float" office:value="100000" calcext:value-type="float">
            <text:p><text:s/>100.000 </text:p>
          </table:table-cell>
          <table:table-cell table:style-name="ce40" office:value-type="float" office:value="200000" calcext:value-type="float">
            <text:p><text:s/>200.0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46];['file:///home/ahmad/projects/dmsOffice/catatan/LK%20Pasuruan%201121.xlsb'#$'REKAP GL'.$F$4:.$F$47])-SUMIF(['file:///home/ahmad/projects/dmsOffice/catatan/LK%20Pasuruan%201121.xlsb'#$'REKAP GL'.$B$4:.$B$47];[.A46];['file:///home/ahmad/projects/dmsOffice/catatan/LK%20Pasuruan%201121.xlsb'#$'REKAP GL'.$G$4:.$G$47])" office:value-type="float" office:value="200000" calcext:value-type="float">
            <text:p><text:s/>200.000 </text:p>
          </table:table-cell>
          <table:table-cell table:style-name="ce40"/>
          <table:table-cell table:style-name="ce60"/>
          <table:table-cell table:style-name="ce3" table:formula="of:=SUM(OFFSET(CashPaidOut5;25;2;1;13))" office:value-type="float" office:value="1652000" calcext:value-type="float">
            <text:p><text:s/>1.652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41" calcext:value-type="float">
            <text:p>824041</text:p>
          </table:table-cell>
          <table:table-cell table:style-name="ce21" office:value-type="string" calcext:value-type="string">
            <text:p>Air ( Pam )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47];['file:///home/ahmad/projects/dmsOffice/catatan/LK%20Pasuruan%201121.xlsb'#$'REKAP GL'.$F$4:.$F$47])-SUMIF(['file:///home/ahmad/projects/dmsOffice/catatan/LK%20Pasuruan%201121.xlsb'#$'REKAP GL'.$B$4:.$B$47];[.A47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26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42" calcext:value-type="float">
            <text:p>824042</text:p>
          </table:table-cell>
          <table:table-cell table:style-name="ce21" office:value-type="string" calcext:value-type="string">
            <text:p>Repacking , Bongkar Muat,Dll</text:p>
          </table:table-cell>
          <table:table-cell table:style-name="ce28"/>
          <table:table-cell table:style-name="ce40" office:value-type="float" office:value="1550000" calcext:value-type="float">
            <text:p><text:s/>1.550.0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72000" calcext:value-type="float">
            <text:p><text:s/>72.000 </text:p>
          </table:table-cell>
          <table:table-cell table:style-name="ce40" office:value-type="float" office:value="198350" calcext:value-type="float">
            <text:p><text:s/>198.350 </text:p>
          </table:table-cell>
          <table:table-cell table:style-name="ce40" office:value-type="float" office:value="179500" calcext:value-type="float">
            <text:p><text:s/>179.500 </text:p>
          </table:table-cell>
          <table:table-cell table:style-name="ce40" office:value-type="float" office:value="1288600" calcext:value-type="float">
            <text:p><text:s/>1.288.600 </text:p>
          </table:table-cell>
          <table:table-cell table:style-name="ce40" office:value-type="float" office:value="749000" calcext:value-type="float">
            <text:p><text:s/>749.000 </text:p>
          </table:table-cell>
          <table:table-cell table:style-name="ce40" office:value-type="float" office:value="848450" calcext:value-type="float">
            <text:p><text:s/>848.450 </text:p>
          </table:table-cell>
          <table:table-cell table:style-name="ce40" office:value-type="float" office:value="464400" calcext:value-type="float">
            <text:p><text:s/>464.400 </text:p>
          </table:table-cell>
          <table:table-cell table:style-name="ce40" office:value-type="float" office:value="883700" calcext:value-type="float">
            <text:p><text:s/>883.700 </text:p>
          </table:table-cell>
          <table:table-cell table:style-name="ce40" office:value-type="float" office:value="1345500" calcext:value-type="float">
            <text:p><text:s/>1.345.500 </text:p>
          </table:table-cell>
          <table:table-cell table:style-name="ce40" table:formula="of:=SUMIF(['file:///home/ahmad/projects/dmsOffice/catatan/LK%20Pasuruan%201121.xlsb'#$'REKAP GL'.$B$4:.$B$47];[.A48];['file:///home/ahmad/projects/dmsOffice/catatan/LK%20Pasuruan%201121.xlsb'#$'REKAP GL'.$F$4:.$F$47])-SUMIF(['file:///home/ahmad/projects/dmsOffice/catatan/LK%20Pasuruan%201121.xlsb'#$'REKAP GL'.$B$4:.$B$47];[.A48];['file:///home/ahmad/projects/dmsOffice/catatan/LK%20Pasuruan%201121.xlsb'#$'REKAP GL'.$G$4:.$G$47])" office:value-type="float" office:value="1888550" calcext:value-type="float">
            <text:p><text:s/>1.888.550 </text:p>
          </table:table-cell>
          <table:table-cell table:style-name="ce40"/>
          <table:table-cell table:style-name="ce60"/>
          <table:table-cell table:style-name="ce3" table:formula="of:=SUM(OFFSET(CashPaidOut5;27;2;1;13))" office:value-type="float" office:value="9468050" calcext:value-type="float">
            <text:p><text:s/>9.468.05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5011" calcext:value-type="float">
            <text:p>825011</text:p>
          </table:table-cell>
          <table:table-cell table:style-name="ce21" office:value-type="string" calcext:value-type="string">
            <text:p>Biaya  Pajak</text:p>
          </table:table-cell>
          <table:table-cell table:style-name="ce28"/>
          <table:table-cell table:style-name="ce40" office:value-type="float" office:value="114198" calcext:value-type="float">
            <text:p><text:s/>114.198 </text:p>
          </table:table-cell>
          <table:table-cell table:number-columns-repeated="8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73.47" calcext:value-type="float">
            <text:p><text:s/>73 </text:p>
          </table:table-cell>
          <table:table-cell table:style-name="ce40" office:value-type="float" office:value="58.65" calcext:value-type="float">
            <text:p><text:s/>59 </text:p>
          </table:table-cell>
          <table:table-cell table:style-name="ce40" table:formula="of:=SUMIF(['file:///home/ahmad/projects/dmsOffice/catatan/LK%20Pasuruan%201121.xlsb'#$'REKAP GL'.$B$4:.$B$47];[.A49];['file:///home/ahmad/projects/dmsOffice/catatan/LK%20Pasuruan%201121.xlsb'#$'REKAP GL'.$F$4:.$F$47])-SUMIF(['file:///home/ahmad/projects/dmsOffice/catatan/LK%20Pasuruan%201121.xlsb'#$'REKAP GL'.$B$4:.$B$47];[.A49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28;2;1;13))" office:value-type="float" office:value="114330.12" calcext:value-type="float">
            <text:p><text:s/>114.33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5012" calcext:value-type="float">
            <text:p>825012</text:p>
          </table:table-cell>
          <table:table-cell table:style-name="ce21" office:value-type="string" calcext:value-type="string">
            <text:p>Administrasi Bank</text:p>
          </table:table-cell>
          <table:table-cell table:style-name="ce28"/>
          <table:table-cell table:style-name="ce40" office:value-type="float" office:value="252500" calcext:value-type="float">
            <text:p><text:s/>252.500 </text:p>
          </table:table-cell>
          <table:table-cell table:style-name="ce40" office:value-type="float" office:value="224391" calcext:value-type="float">
            <text:p><text:s/>224.391 </text:p>
          </table:table-cell>
          <table:table-cell table:style-name="ce40" office:value-type="float" office:value="183527" calcext:value-type="float">
            <text:p><text:s/>183.527 </text:p>
          </table:table-cell>
          <table:table-cell table:style-name="ce40" office:value-type="float" office:value="200299" calcext:value-type="float">
            <text:p><text:s/>200.299 </text:p>
          </table:table-cell>
          <table:table-cell table:style-name="ce40" office:value-type="float" office:value="237094" calcext:value-type="float">
            <text:p><text:s/>237.094 </text:p>
          </table:table-cell>
          <table:table-cell table:style-name="ce40" office:value-type="float" office:value="254645" calcext:value-type="float">
            <text:p><text:s/>254.645 </text:p>
          </table:table-cell>
          <table:table-cell table:style-name="ce40" office:value-type="float" office:value="282274" calcext:value-type="float">
            <text:p><text:s/>282.274 </text:p>
          </table:table-cell>
          <table:table-cell table:style-name="ce40" office:value-type="float" office:value="274059" calcext:value-type="float">
            <text:p><text:s/>274.059 </text:p>
          </table:table-cell>
          <table:table-cell table:style-name="ce40" office:value-type="float" office:value="267005" calcext:value-type="float">
            <text:p><text:s/>267.005 </text:p>
          </table:table-cell>
          <table:table-cell table:style-name="ce40" office:value-type="float" office:value="243200" calcext:value-type="float">
            <text:p><text:s/>243.200 </text:p>
          </table:table-cell>
          <table:table-cell table:style-name="ce40" office:value-type="float" office:value="297205" calcext:value-type="float">
            <text:p><text:s/>297.205 </text:p>
          </table:table-cell>
          <table:table-cell table:style-name="ce40" table:formula="of:=SUMIF(['file:///home/ahmad/projects/dmsOffice/catatan/LK%20Pasuruan%201121.xlsb'#$'REKAP GL'.$B$4:.$B$47];[.A50];['file:///home/ahmad/projects/dmsOffice/catatan/LK%20Pasuruan%201121.xlsb'#$'REKAP GL'.$F$4:.$F$47])-SUMIF(['file:///home/ahmad/projects/dmsOffice/catatan/LK%20Pasuruan%201121.xlsb'#$'REKAP GL'.$B$4:.$B$47];[.A50];['file:///home/ahmad/projects/dmsOffice/catatan/LK%20Pasuruan%201121.xlsb'#$'REKAP GL'.$G$4:.$G$47])" office:value-type="float" office:value="263171" calcext:value-type="float">
            <text:p><text:s/>263.171 </text:p>
          </table:table-cell>
          <table:table-cell table:style-name="ce40"/>
          <table:table-cell table:style-name="ce60"/>
          <table:table-cell table:style-name="ce3" table:formula="of:=SUM(OFFSET(CashPaidOut5;29;2;1;13))" office:value-type="float" office:value="2979370" calcext:value-type="float">
            <text:p><text:s/>2.979.37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9207" calcext:value-type="float">
            <text:p>829207</text:p>
          </table:table-cell>
          <table:table-cell table:style-name="ce21" office:value-type="string" calcext:value-type="string">
            <text:p>Biaya Promosi Dagang</text:p>
          </table:table-cell>
          <table:table-cell table:style-name="ce28"/>
          <table:table-cell table:style-name="ce40" office:value-type="float" office:value="20861600" calcext:value-type="float">
            <text:p><text:s/>20.861.600 </text:p>
          </table:table-cell>
          <table:table-cell table:style-name="ce40" office:value-type="float" office:value="3328748" calcext:value-type="float">
            <text:p><text:s/>3.328.748 </text:p>
          </table:table-cell>
          <table:table-cell table:style-name="ce40" office:value-type="float" office:value="16532258" calcext:value-type="float">
            <text:p><text:s/>16.532.258 </text:p>
          </table:table-cell>
          <table:table-cell table:style-name="ce40" office:value-type="float" office:value="19882601" calcext:value-type="float">
            <text:p><text:s/>19.882.601 </text:p>
          </table:table-cell>
          <table:table-cell table:style-name="ce40" office:value-type="float" office:value="10075424" calcext:value-type="float">
            <text:p><text:s/>10.075.424 </text:p>
          </table:table-cell>
          <table:table-cell table:style-name="ce40" office:value-type="float" office:value="10591594" calcext:value-type="float">
            <text:p><text:s/>10.591.594 </text:p>
          </table:table-cell>
          <table:table-cell table:style-name="ce40" office:value-type="float" office:value="11175425.53" calcext:value-type="float">
            <text:p><text:s/>11.175.426 </text:p>
          </table:table-cell>
          <table:table-cell table:style-name="ce40" office:value-type="float" office:value="27077538" calcext:value-type="float">
            <text:p><text:s/>27.077.538 </text:p>
          </table:table-cell>
          <table:table-cell table:style-name="ce40" office:value-type="float" office:value="12350362" calcext:value-type="float">
            <text:p><text:s/>12.350.362 </text:p>
          </table:table-cell>
          <table:table-cell table:style-name="ce40" office:value-type="float" office:value="12343500" calcext:value-type="float">
            <text:p><text:s/>12.343.500 </text:p>
          </table:table-cell>
          <table:table-cell table:style-name="ce40" office:value-type="float" office:value="14754804" calcext:value-type="float">
            <text:p><text:s/>14.754.804 </text:p>
          </table:table-cell>
          <table:table-cell table:style-name="ce40" table:formula="of:=SUMIF(['file:///home/ahmad/projects/dmsOffice/catatan/LK%20Pasuruan%201121.xlsb'#$'REKAP GL'.$B$4:.$B$47];[.A51];['file:///home/ahmad/projects/dmsOffice/catatan/LK%20Pasuruan%201121.xlsb'#$'REKAP GL'.$F$4:.$F$47])-SUMIF(['file:///home/ahmad/projects/dmsOffice/catatan/LK%20Pasuruan%201121.xlsb'#$'REKAP GL'.$B$4:.$B$47];[.A51];['file:///home/ahmad/projects/dmsOffice/catatan/LK%20Pasuruan%201121.xlsb'#$'REKAP GL'.$G$4:.$G$47])" office:value-type="float" office:value="17025164" calcext:value-type="float">
            <text:p><text:s/>17.025.164 </text:p>
          </table:table-cell>
          <table:table-cell table:style-name="ce40"/>
          <table:table-cell table:style-name="ce60"/>
          <table:table-cell table:style-name="ce3" table:formula="of:=SUM(OFFSET(CashPaidOut5;30;2;1;13))" office:value-type="float" office:value="175999018.53" calcext:value-type="float">
            <text:p><text:s/>175.999.019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11004" calcext:value-type="float">
            <text:p>811004</text:p>
          </table:table-cell>
          <table:table-cell table:style-name="ce21" office:value-type="string" calcext:value-type="string">
            <text:p>Pemeliharaan Kendaraan</text:p>
          </table:table-cell>
          <table:table-cell table:style-name="ce28"/>
          <table:table-cell table:style-name="ce40" office:value-type="float" office:value="29954159" calcext:value-type="float">
            <text:p><text:s/>29.954.159 </text:p>
          </table:table-cell>
          <table:table-cell table:style-name="ce40" office:value-type="float" office:value="42656236" calcext:value-type="float">
            <text:p><text:s/>42.656.236 </text:p>
          </table:table-cell>
          <table:table-cell table:style-name="ce40" office:value-type="float" office:value="13870278" calcext:value-type="float">
            <text:p><text:s/>13.870.278 </text:p>
          </table:table-cell>
          <table:table-cell table:style-name="ce40" office:value-type="float" office:value="498000" calcext:value-type="float">
            <text:p><text:s/>498.000 </text:p>
          </table:table-cell>
          <table:table-cell table:style-name="ce40" office:value-type="float" office:value="1235750" calcext:value-type="float">
            <text:p><text:s/>1.235.750 </text:p>
          </table:table-cell>
          <table:table-cell table:style-name="ce40" office:value-type="float" office:value="570000" calcext:value-type="float">
            <text:p><text:s/>570.000 </text:p>
          </table:table-cell>
          <table:table-cell table:style-name="ce40" office:value-type="float" office:value="990000" calcext:value-type="float">
            <text:p><text:s/>990.000 </text:p>
          </table:table-cell>
          <table:table-cell table:style-name="ce40" office:value-type="float" office:value="810000" calcext:value-type="float">
            <text:p><text:s/>810.000 </text:p>
          </table:table-cell>
          <table:table-cell table:style-name="ce40" office:value-type="float" office:value="766000" calcext:value-type="float">
            <text:p><text:s/>766.000 </text:p>
          </table:table-cell>
          <table:table-cell table:style-name="ce40" office:value-type="float" office:value="702000" calcext:value-type="float">
            <text:p><text:s/>702.000 </text:p>
          </table:table-cell>
          <table:table-cell table:style-name="ce40" office:value-type="float" office:value="615000" calcext:value-type="float">
            <text:p><text:s/>615.000 </text:p>
          </table:table-cell>
          <table:table-cell table:style-name="ce40" table:formula="of:=SUMIF(['file:///home/ahmad/projects/dmsOffice/catatan/LK%20Pasuruan%201121.xlsb'#$'REKAP GL'.$B$4:.$B$47];[.A52];['file:///home/ahmad/projects/dmsOffice/catatan/LK%20Pasuruan%201121.xlsb'#$'REKAP GL'.$F$4:.$F$47])-SUMIF(['file:///home/ahmad/projects/dmsOffice/catatan/LK%20Pasuruan%201121.xlsb'#$'REKAP GL'.$B$4:.$B$47];[.A52];['file:///home/ahmad/projects/dmsOffice/catatan/LK%20Pasuruan%201121.xlsb'#$'REKAP GL'.$G$4:.$G$47])" office:value-type="float" office:value="1055000" calcext:value-type="float">
            <text:p><text:s/>1.055.000 </text:p>
          </table:table-cell>
          <table:table-cell table:style-name="ce40"/>
          <table:table-cell table:style-name="ce60"/>
          <table:table-cell table:style-name="ce3" table:formula="of:=SUM(OFFSET(CashPaidOut5;31;2;1;13))" office:value-type="float" office:value="93722423" calcext:value-type="float">
            <text:p><text:s/>93.722.423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11010" calcext:value-type="float">
            <text:p>811010</text:p>
          </table:table-cell>
          <table:table-cell table:style-name="ce21" office:value-type="string" calcext:value-type="string">
            <text:p>Pem. Kend. Akibat Kecelakaan</text:p>
          </table:table-cell>
          <table:table-cell table:style-name="ce28"/>
          <table:table-cell table:style-name="ce40" office:value-type="float" office:value="463542" calcext:value-type="float">
            <text:p><text:s/>463.542 </text:p>
          </table:table-cell>
          <table:table-cell table:number-columns-repeated="10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53];['file:///home/ahmad/projects/dmsOffice/catatan/LK%20Pasuruan%201121.xlsb'#$'REKAP GL'.$F$4:.$F$47])-SUMIF(['file:///home/ahmad/projects/dmsOffice/catatan/LK%20Pasuruan%201121.xlsb'#$'REKAP GL'.$B$4:.$B$47];[.A53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2;2;1;13))" office:value-type="float" office:value="463542" calcext:value-type="float">
            <text:p><text:s/>463.542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2001" calcext:value-type="float">
            <text:p>822001</text:p>
          </table:table-cell>
          <table:table-cell table:style-name="ce21" office:value-type="string" calcext:value-type="string">
            <text:p>Pemeliharaan Bangunan</text:p>
          </table:table-cell>
          <table:table-cell table:style-name="ce28"/>
          <table:table-cell table:style-name="ce40" office:value-type="float" office:value="444000" calcext:value-type="float">
            <text:p><text:s/>444.000 </text:p>
          </table:table-cell>
          <table:table-cell table:style-name="ce40" office:value-type="float" office:value="178000" calcext:value-type="float">
            <text:p><text:s/>178.000 </text:p>
          </table:table-cell>
          <table:table-cell table:number-columns-repeated="3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176000" calcext:value-type="float">
            <text:p><text:s/>176.000 </text:p>
          </table:table-cell>
          <table:table-cell table:style-name="ce40" office:value-type="float" office:value="680000" calcext:value-type="float">
            <text:p><text:s/>680.000 </text:p>
          </table:table-cell>
          <table:table-cell table:number-columns-repeated="4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54];['file:///home/ahmad/projects/dmsOffice/catatan/LK%20Pasuruan%201121.xlsb'#$'REKAP GL'.$F$4:.$F$47])-SUMIF(['file:///home/ahmad/projects/dmsOffice/catatan/LK%20Pasuruan%201121.xlsb'#$'REKAP GL'.$B$4:.$B$47];[.A54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3;2;1;13))" office:value-type="float" office:value="1478000" calcext:value-type="float">
            <text:p><text:s/>1.478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2005" calcext:value-type="float">
            <text:p>822005</text:p>
          </table:table-cell>
          <table:table-cell table:style-name="ce21" office:value-type="string" calcext:value-type="string">
            <text:p>Pemeliharaan Kantor/Bangunan</text:p>
          </table:table-cell>
          <table:table-cell table:style-name="ce28"/>
          <table:table-cell table:style-name="ce40" office:value-type="float" office:value="1295000" calcext:value-type="float">
            <text:p><text:s/>1.295.000 </text:p>
          </table:table-cell>
          <table:table-cell table:style-name="ce40" office:value-type="float" office:value="650000" calcext:value-type="float">
            <text:p><text:s/>650.000 </text:p>
          </table:table-cell>
          <table:table-cell table:style-name="ce40" office:value-type="float" office:value="705000" calcext:value-type="float">
            <text:p><text:s/>705.000 </text:p>
          </table:table-cell>
          <table:table-cell table:style-name="ce40" office:value-type="float" office:value="150000" calcext:value-type="float">
            <text:p><text:s/>150.0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200000" calcext:value-type="float">
            <text:p><text:s/>200.000 </text:p>
          </table:table-cell>
          <table:table-cell table:number-columns-repeated="2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317000" calcext:value-type="float">
            <text:p><text:s/>317.000 </text:p>
          </table:table-cell>
          <table:table-cell table:number-columns-repeated="2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55];['file:///home/ahmad/projects/dmsOffice/catatan/LK%20Pasuruan%201121.xlsb'#$'REKAP GL'.$F$4:.$F$47])-SUMIF(['file:///home/ahmad/projects/dmsOffice/catatan/LK%20Pasuruan%201121.xlsb'#$'REKAP GL'.$B$4:.$B$47];[.A55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4;2;1;13))" office:value-type="float" office:value="3317000" calcext:value-type="float">
            <text:p><text:s/>3.317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2015" calcext:value-type="float">
            <text:p>822015</text:p>
          </table:table-cell>
          <table:table-cell table:style-name="ce21" office:value-type="string" calcext:value-type="string">
            <text:p>Pemeliharaan Inventaris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56];['file:///home/ahmad/projects/dmsOffice/catatan/LK%20Pasuruan%201121.xlsb'#$'REKAP GL'.$F$4:.$F$47])-SUMIF(['file:///home/ahmad/projects/dmsOffice/catatan/LK%20Pasuruan%201121.xlsb'#$'REKAP GL'.$B$4:.$B$47];[.A56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5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8" calcext:value-type="float">
            <text:p>824008</text:p>
          </table:table-cell>
          <table:table-cell table:style-name="ce21" office:value-type="string" calcext:value-type="string">
            <text:p>Sewa Kendaraan</text:p>
          </table:table-cell>
          <table:table-cell table:style-name="ce28"/>
          <table:table-cell table:number-columns-repeated="3" table:style-name="ce40" office:value-type="float" office:value="66759228" calcext:value-type="float">
            <text:p><text:s/>66.759.228 </text:p>
          </table:table-cell>
          <table:table-cell table:number-columns-repeated="8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57];['file:///home/ahmad/projects/dmsOffice/catatan/LK%20Pasuruan%201121.xlsb'#$'REKAP GL'.$F$4:.$F$47])-SUMIF(['file:///home/ahmad/projects/dmsOffice/catatan/LK%20Pasuruan%201121.xlsb'#$'REKAP GL'.$B$4:.$B$47];[.A57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6;2;1;13))" office:value-type="float" office:value="200277684" calcext:value-type="float">
            <text:p><text:s/>200.277.684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09" calcext:value-type="float">
            <text:p>824009</text:p>
          </table:table-cell>
          <table:table-cell table:style-name="ce21" office:value-type="string" calcext:value-type="string">
            <text:p>Sewa Kantor</text:p>
          </table:table-cell>
          <table:table-cell table:style-name="ce28"/>
          <table:table-cell table:number-columns-repeated="3" table:style-name="ce40" office:value-type="float" office:value="41666667" calcext:value-type="float">
            <text:p><text:s/>41.666.667 </text:p>
          </table:table-cell>
          <table:table-cell table:number-columns-repeated="8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58];['file:///home/ahmad/projects/dmsOffice/catatan/LK%20Pasuruan%201121.xlsb'#$'REKAP GL'.$F$4:.$F$47])-SUMIF(['file:///home/ahmad/projects/dmsOffice/catatan/LK%20Pasuruan%201121.xlsb'#$'REKAP GL'.$B$4:.$B$47];[.A58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7;2;1;13))" office:value-type="float" office:value="125000001" calcext:value-type="float">
            <text:p><text:s/>125.000.001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10" calcext:value-type="float">
            <text:p>824010</text:p>
          </table:table-cell>
          <table:table-cell table:style-name="ce21" office:value-type="string" calcext:value-type="string">
            <text:p>Sewa Inventaris</text:p>
          </table:table-cell>
          <table:table-cell table:style-name="ce28"/>
          <table:table-cell table:style-name="ce40" office:value-type="float" office:value="10087779" calcext:value-type="float">
            <text:p><text:s/>10.087.779 </text:p>
          </table:table-cell>
          <table:table-cell table:style-name="ce40" office:value-type="float" office:value="10166192" calcext:value-type="float">
            <text:p><text:s/>10.166.192 </text:p>
          </table:table-cell>
          <table:table-cell table:style-name="ce40" office:value-type="float" office:value="10340724" calcext:value-type="float">
            <text:p><text:s/>10.340.724 </text:p>
          </table:table-cell>
          <table:table-cell table:number-columns-repeated="8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59];['file:///home/ahmad/projects/dmsOffice/catatan/LK%20Pasuruan%201121.xlsb'#$'REKAP GL'.$F$4:.$F$47])-SUMIF(['file:///home/ahmad/projects/dmsOffice/catatan/LK%20Pasuruan%201121.xlsb'#$'REKAP GL'.$B$4:.$B$47];[.A59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8;2;1;13))" office:value-type="float" office:value="30594695" calcext:value-type="float">
            <text:p><text:s/>30.594.695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39" calcext:value-type="float">
            <text:p>824039</text:p>
          </table:table-cell>
          <table:table-cell table:style-name="ce21" office:value-type="string" calcext:value-type="string">
            <text:p>Sewa Gedung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60];['file:///home/ahmad/projects/dmsOffice/catatan/LK%20Pasuruan%201121.xlsb'#$'REKAP GL'.$F$4:.$F$47])-SUMIF(['file:///home/ahmad/projects/dmsOffice/catatan/LK%20Pasuruan%201121.xlsb'#$'REKAP GL'.$B$4:.$B$47];[.A60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39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5002" calcext:value-type="float">
            <text:p>825002</text:p>
          </table:table-cell>
          <table:table-cell table:style-name="ce21" office:value-type="string" calcext:value-type="string">
            <text:p>Bunga Dan Biaya Bank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61];['file:///home/ahmad/projects/dmsOffice/catatan/LK%20Pasuruan%201121.xlsb'#$'REKAP GL'.$F$4:.$F$47])-SUMIF(['file:///home/ahmad/projects/dmsOffice/catatan/LK%20Pasuruan%201121.xlsb'#$'REKAP GL'.$B$4:.$B$47];[.A61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40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5004" calcext:value-type="float">
            <text:p>825004</text:p>
          </table:table-cell>
          <table:table-cell table:style-name="ce21" office:value-type="string" calcext:value-type="string">
            <text:p>Konsultan, Akuntan &amp; Notaris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62];['file:///home/ahmad/projects/dmsOffice/catatan/LK%20Pasuruan%201121.xlsb'#$'REKAP GL'.$F$4:.$F$47])-SUMIF(['file:///home/ahmad/projects/dmsOffice/catatan/LK%20Pasuruan%201121.xlsb'#$'REKAP GL'.$B$4:.$B$47];[.A62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41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21" calcext:value-type="float">
            <text:p>824021</text:p>
          </table:table-cell>
          <table:table-cell table:style-name="ce21" office:value-type="string" calcext:value-type="string">
            <text:p>Biaya Stnk/Keur/Dispensasi</text:p>
          </table:table-cell>
          <table:table-cell table:style-name="ce28"/>
          <table:table-cell table:style-name="ce40" office:value-type="float" office:value="300000" calcext:value-type="float">
            <text:p><text:s/>300.000 </text:p>
          </table:table-cell>
          <table:table-cell table:style-name="ce40" office:value-type="float" office:value="360000" calcext:value-type="float">
            <text:p><text:s/>360.000 </text:p>
          </table:table-cell>
          <table:table-cell table:style-name="ce40" office:value-type="float" office:value="150000" calcext:value-type="float">
            <text:p><text:s/>150.000 </text:p>
          </table:table-cell>
          <table:table-cell table:style-name="ce40" office:value-type="float" office:value="20000" calcext:value-type="float">
            <text:p><text:s/>20.000 </text:p>
          </table:table-cell>
          <table:table-cell table:style-name="ce40" office:value-type="float" office:value="315000" calcext:value-type="float">
            <text:p><text:s/>315.000 </text:p>
          </table:table-cell>
          <table:table-cell table:style-name="ce40" office:value-type="float" office:value="5000" calcext:value-type="float">
            <text:p><text:s/>5.000 </text:p>
          </table:table-cell>
          <table:table-cell table:style-name="ce40" office:value-type="float" office:value="320000" calcext:value-type="float">
            <text:p><text:s/>320.000 </text:p>
          </table:table-cell>
          <table:table-cell table:style-name="ce40" office:value-type="float" office:value="160000" calcext:value-type="float">
            <text:p><text:s/>160.000 </text:p>
          </table:table-cell>
          <table:table-cell table:style-name="ce40" office:value-type="float" office:value="40000" calcext:value-type="float">
            <text:p><text:s/>40.000 </text:p>
          </table:table-cell>
          <table:table-cell table:style-name="ce40" office:value-type="float" office:value="330000" calcext:value-type="float">
            <text:p><text:s/>330.000 </text:p>
          </table:table-cell>
          <table:table-cell table:style-name="ce40" office:value-type="float" office:value="170000" calcext:value-type="float">
            <text:p><text:s/>170.000 </text:p>
          </table:table-cell>
          <table:table-cell table:style-name="ce40" table:formula="of:=SUMIF(['file:///home/ahmad/projects/dmsOffice/catatan/LK%20Pasuruan%201121.xlsb'#$'REKAP GL'.$B$4:.$B$47];[.A63];['file:///home/ahmad/projects/dmsOffice/catatan/LK%20Pasuruan%201121.xlsb'#$'REKAP GL'.$F$4:.$F$47])-SUMIF(['file:///home/ahmad/projects/dmsOffice/catatan/LK%20Pasuruan%201121.xlsb'#$'REKAP GL'.$B$4:.$B$47];[.A63];['file:///home/ahmad/projects/dmsOffice/catatan/LK%20Pasuruan%201121.xlsb'#$'REKAP GL'.$G$4:.$G$47])" office:value-type="float" office:value="175000" calcext:value-type="float">
            <text:p><text:s/>175.000 </text:p>
          </table:table-cell>
          <table:table-cell table:style-name="ce40"/>
          <table:table-cell table:style-name="ce60"/>
          <table:table-cell table:style-name="ce3" table:formula="of:=SUM(OFFSET(CashPaidOut5;42;2;1;13))" office:value-type="float" office:value="2345000" calcext:value-type="float">
            <text:p><text:s/>2.345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4033" calcext:value-type="float">
            <text:p>824033</text:p>
          </table:table-cell>
          <table:table-cell table:style-name="ce21" office:value-type="string" calcext:value-type="string">
            <text:p>Biaya Keamanan Dan Kebersihan</text:p>
          </table:table-cell>
          <table:table-cell table:style-name="ce28"/>
          <table:table-cell table:style-name="ce40" office:value-type="float" office:value="39245737" calcext:value-type="float">
            <text:p><text:s/>39.245.737 </text:p>
          </table:table-cell>
          <table:table-cell table:style-name="ce40" office:value-type="float" office:value="35713089" calcext:value-type="float">
            <text:p><text:s/>35.713.089 </text:p>
          </table:table-cell>
          <table:table-cell table:style-name="ce40" office:value-type="float" office:value="39186626" calcext:value-type="float">
            <text:p><text:s/>39.186.626 </text:p>
          </table:table-cell>
          <table:table-cell table:number-columns-repeated="8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64];['file:///home/ahmad/projects/dmsOffice/catatan/LK%20Pasuruan%201121.xlsb'#$'REKAP GL'.$F$4:.$F$47])-SUMIF(['file:///home/ahmad/projects/dmsOffice/catatan/LK%20Pasuruan%201121.xlsb'#$'REKAP GL'.$B$4:.$B$47];[.A64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43;2;1;13))" office:value-type="float" office:value="114145452" calcext:value-type="float">
            <text:p><text:s/>114.145.452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5013" calcext:value-type="float">
            <text:p>825013</text:p>
          </table:table-cell>
          <table:table-cell table:style-name="ce21" office:value-type="string" calcext:value-type="string">
            <text:p>Biaya Jasa Management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65];['file:///home/ahmad/projects/dmsOffice/catatan/LK%20Pasuruan%201121.xlsb'#$'REKAP GL'.$F$4:.$F$47])-SUMIF(['file:///home/ahmad/projects/dmsOffice/catatan/LK%20Pasuruan%201121.xlsb'#$'REKAP GL'.$B$4:.$B$47];[.A65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5;44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5015" calcext:value-type="float">
            <text:p>825015</text:p>
          </table:table-cell>
          <table:table-cell table:style-name="ce21" office:value-type="string" calcext:value-type="string">
            <text:p>Rekruitmen Karyawan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66];['file:///home/ahmad/projects/dmsOffice/catatan/LK%20Pasuruan%201121.xlsb'#$'REKAP GL'.$F$4:.$F$47])-SUMIF(['file:///home/ahmad/projects/dmsOffice/catatan/LK%20Pasuruan%201121.xlsb'#$'REKAP GL'.$B$4:.$B$47];[.A66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2"/>
          <table:table-cell table:style-name="ce3" table:formula="of:=SUM(OFFSET(CashPaidOut5;45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25099" calcext:value-type="float">
            <text:p>825099</text:p>
          </table:table-cell>
          <table:table-cell table:style-name="ce21" office:value-type="string" calcext:value-type="string">
            <text:p>Lain-Lain</text:p>
          </table:table-cell>
          <table:table-cell table:style-name="ce28"/>
          <table:table-cell table:style-name="ce40" office:value-type="float" office:value="961050" calcext:value-type="float">
            <text:p><text:s/>961.050 </text:p>
          </table:table-cell>
          <table:table-cell table:number-columns-repeated="10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67];['file:///home/ahmad/projects/dmsOffice/catatan/LK%20Pasuruan%201121.xlsb'#$'REKAP GL'.$F$4:.$F$47])-SUMIF(['file:///home/ahmad/projects/dmsOffice/catatan/LK%20Pasuruan%201121.xlsb'#$'REKAP GL'.$B$4:.$B$47];[.A67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2"/>
          <table:table-cell table:style-name="ce3" table:formula="of:=SUM(OFFSET(CashPaidOut5;46;2;1;13))" office:value-type="float" office:value="961050" calcext:value-type="float">
            <text:p><text:s/>961.05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811007" calcext:value-type="float">
            <text:p>811007</text:p>
          </table:table-cell>
          <table:table-cell table:style-name="ce22" office:value-type="string" calcext:value-type="string">
            <text:p>Bengkel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68];['file:///home/ahmad/projects/dmsOffice/catatan/LK%20Pasuruan%201121.xlsb'#$'REKAP GL'.$F$4:.$F$47])-SUMIF(['file:///home/ahmad/projects/dmsOffice/catatan/LK%20Pasuruan%201121.xlsb'#$'REKAP GL'.$B$4:.$B$47];[.A68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2"/>
          <table:table-cell table:style-name="ce3" table:formula="of:=SUM(OFFSET(CashPaidOut5;47;2;1;13))" office:value-type="float" office:value="0" calcext:value-type="float">
            <text:p><text:s/>- <text:s text:c="2"/></text:p>
          </table:table-cell>
          <table:table-cell table:number-columns-repeated="1006"/>
        </table:table-row>
        <table:table-row table:style-name="ro5">
          <table:table-cell table:style-name="ce5"/>
          <table:table-cell table:style-name="ce23" office:value-type="string" office:string-value="Total" calcext:value-type="string">
            <text:p><text:s/>Total </text:p>
          </table:table-cell>
          <table:table-cell table:style-name="ce33"/>
          <table:table-cell table:style-name="ce41" table:formula="of:=SUBTOTAL(109;OFFSET(CashPaidOut5;0;2;ROWS(CashPaidOut5)-1;1))" office:value-type="float" office:value="6404502056.25758" calcext:value-type="float">
            <text:p><text:s/>6.404.502.056 </text:p>
          </table:table-cell>
          <table:table-cell table:style-name="ce41" table:formula="of:=SUBTOTAL(109;OFFSET(CashPaidOut5;0;3;ROWS(CashPaidOut5)-1;1))" office:value-type="float" office:value="18082212268" calcext:value-type="float">
            <text:p><text:s/>18.082.212.268 </text:p>
          </table:table-cell>
          <table:table-cell table:style-name="ce41" table:formula="of:=SUBTOTAL(109;OFFSET(CashPaidOut5;0;4;ROWS(CashPaidOut5)-1;1))" office:value-type="float" office:value="13336354789" calcext:value-type="float">
            <text:p><text:s/>13.336.354.789 </text:p>
          </table:table-cell>
          <table:table-cell table:style-name="ce41" table:formula="of:=SUBTOTAL(109;OFFSET(CashPaidOut5;0;5;ROWS(CashPaidOut5)-1;1))" office:value-type="float" office:value="-29410068804" calcext:value-type="float">
            <text:p><text:s/>(29.410.068.804)</text:p>
          </table:table-cell>
          <table:table-cell table:style-name="ce41" table:formula="of:=SUBTOTAL(109;OFFSET(CashPaidOut5;0;6;ROWS(CashPaidOut5)-1;1))" office:value-type="float" office:value="63157885" calcext:value-type="float">
            <text:p><text:s/>63.157.885 </text:p>
          </table:table-cell>
          <table:table-cell table:style-name="ce41" table:formula="of:=SUBTOTAL(109;OFFSET(CashPaidOut5;0;7;ROWS(CashPaidOut5)-1;1))" office:value-type="float" office:value="61961287" calcext:value-type="float">
            <text:p><text:s/>61.961.287 </text:p>
          </table:table-cell>
          <table:table-cell table:style-name="ce41" table:formula="of:=SUBTOTAL(109;OFFSET(CashPaidOut5;0;8;ROWS(CashPaidOut5)-1;1))" office:value-type="float" office:value="67561333.53" calcext:value-type="float">
            <text:p><text:s/>67.561.334 </text:p>
          </table:table-cell>
          <table:table-cell table:style-name="ce41" table:formula="of:=SUBTOTAL(109;OFFSET(CashPaidOut5;0;9;ROWS(CashPaidOut5)-1;1))" office:value-type="float" office:value="84536347" calcext:value-type="float">
            <text:p><text:s/>84.536.347 </text:p>
          </table:table-cell>
          <table:table-cell table:style-name="ce41" table:formula="of:=SUBTOTAL(109;OFFSET(CashPaidOut5;0;10;ROWS(CashPaidOut5)-1;1))" office:value-type="float" office:value="72105230" calcext:value-type="float">
            <text:p><text:s/>72.105.230 </text:p>
          </table:table-cell>
          <table:table-cell table:style-name="ce41" table:formula="of:=SUBTOTAL(109;OFFSET(CashPaidOut5;0;11;ROWS(CashPaidOut5)-1;1))" office:value-type="float" office:value="67520187.47" calcext:value-type="float">
            <text:p><text:s/>67.520.187 </text:p>
          </table:table-cell>
          <table:table-cell table:style-name="ce41" table:formula="of:=SUBTOTAL(109;OFFSET(CashPaidOut5;0;12;ROWS(CashPaidOut5)-1;1))" office:value-type="float" office:value="80206672.65" calcext:value-type="float">
            <text:p><text:s/>80.206.673 </text:p>
          </table:table-cell>
          <table:table-cell table:style-name="ce41" table:formula="of:=SUBTOTAL(109;OFFSET(CashPaidOut5;0;13;ROWS(CashPaidOut5)-1;1))" office:value-type="float" office:value="96356616" calcext:value-type="float">
            <text:p><text:s/>96.356.616 </text:p>
          </table:table-cell>
          <table:table-cell table:style-name="ce41" table:formula="of:=SUBTOTAL(109;OFFSET(CashPaidOut5;0;14;ROWS(CashPaidOut5)-1;1))" office:value-type="float" office:value="0" calcext:value-type="float">
            <text:p><text:s/>- <text:s text:c="2"/></text:p>
          </table:table-cell>
          <table:table-cell table:style-name="ce33"/>
          <table:table-cell table:style-name="ce41" table:formula="of:=SUBTOTAL(109;OFFSET(CashPaidOut5;0;16;ROWS(CashPaidOut5)-1;1))" office:value-type="float" office:value="9006405867.90758" calcext:value-type="float">
            <text:p><text:s/>9.006.405.868 </text:p>
          </table:table-cell>
          <table:table-cell table:style-name="ce41"/>
          <table:table-cell table:style-name="ce3" table:number-columns-repeated="1005"/>
        </table:table-row>
        <table:table-row table:style-name="ro5">
          <table:table-cell table:style-name="ce6"/>
          <table:table-cell table:style-name="ce24" table:number-columns-repeated="18"/>
          <table:table-cell table:style-name="ce72" table:number-columns-repeated="1005"/>
        </table:table-row>
        <table:table-row table:style-name="ro5">
          <table:table-cell table:style-name="ce4"/>
          <table:table-cell table:style-name="ce20" office:value-type="string" calcext:value-type="string">
            <text:p>Pengeluaran Kas (Non L&amp;R)</text:p>
          </table:table-cell>
          <table:table-cell table:style-name="ce32"/>
          <table:table-cell table:number-columns-repeated="13"/>
          <table:table-cell table:style-name="ce28"/>
          <table:table-cell table:number-columns-repeated="1007"/>
        </table:table-row>
        <table:table-row table:style-name="ro5">
          <table:table-cell table:style-name="ce4" office:value-type="float" office:value="130130" calcext:value-type="float">
            <text:p>130130</text:p>
          </table:table-cell>
          <table:table-cell table:style-name="ce21" office:value-type="string" calcext:value-type="string">
            <text:p>Piutang TIV</text:p>
          </table:table-cell>
          <table:table-cell table:style-name="ce28"/>
          <table:table-cell table:style-name="ce40" office:value-type="float" office:value="-9265691" calcext:value-type="float">
            <text:p><text:s/>(9.265.691)</text:p>
          </table:table-cell>
          <table:table-cell table:style-name="ce40" office:value-type="float" office:value="9364950" calcext:value-type="float">
            <text:p><text:s/>9.364.95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-55674689" calcext:value-type="float">
            <text:p><text:s/>(55.674.689)</text:p>
          </table:table-cell>
          <table:table-cell table:style-name="ce40" office:value-type="float" office:value="16055775" calcext:value-type="float">
            <text:p><text:s/>16.055.775 </text:p>
          </table:table-cell>
          <table:table-cell table:style-name="ce40" office:value-type="float" office:value="2539341" calcext:value-type="float">
            <text:p><text:s/>2.539.341 </text:p>
          </table:table-cell>
          <table:table-cell table:style-name="ce40" office:value-type="float" office:value="2509675" calcext:value-type="float">
            <text:p><text:s/>2.509.675 </text:p>
          </table:table-cell>
          <table:table-cell table:style-name="ce40" office:value-type="float" office:value="3236881" calcext:value-type="float">
            <text:p><text:s/>3.236.881 </text:p>
          </table:table-cell>
          <table:table-cell table:style-name="ce40" office:value-type="float" office:value="1564978" calcext:value-type="float">
            <text:p><text:s/>1.564.978 </text:p>
          </table:table-cell>
          <table:table-cell table:style-name="ce40" office:value-type="float" office:value="3568637" calcext:value-type="float">
            <text:p><text:s/>3.568.637 </text:p>
          </table:table-cell>
          <table:table-cell table:style-name="ce40" office:value-type="float" office:value="-3659288" calcext:value-type="float">
            <text:p><text:s/>(3.659.288)</text:p>
          </table:table-cell>
          <table:table-cell table:style-name="ce40" table:formula="of:=SUMIF(['file:///home/ahmad/projects/dmsOffice/catatan/LK%20Pasuruan%201121.xlsb'#$'REKAP GL'.$B$4:.$B$47];[.A72];['file:///home/ahmad/projects/dmsOffice/catatan/LK%20Pasuruan%201121.xlsb'#$'REKAP GL'.$F$4:.$F$47])-SUMIF(['file:///home/ahmad/projects/dmsOffice/catatan/LK%20Pasuruan%201121.xlsb'#$'REKAP GL'.$B$4:.$B$47];[.A72];['file:///home/ahmad/projects/dmsOffice/catatan/LK%20Pasuruan%201121.xlsb'#$'REKAP GL'.$G$4:.$G$47])" office:value-type="float" office:value="-18444944" calcext:value-type="float">
            <text:p><text:s/>(18.444.944)</text:p>
          </table:table-cell>
          <table:table-cell table:style-name="ce40"/>
          <table:table-cell table:style-name="ce60"/>
          <table:table-cell table:style-name="ce3" table:formula="of:=SUM(OFFSET(CashPaidOut27;0;2;1;13))" office:value-type="float" office:value="-48204375" calcext:value-type="float">
            <text:p><text:s/>(48.204.375)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130131" calcext:value-type="float">
            <text:p>130131</text:p>
          </table:table-cell>
          <table:table-cell table:style-name="ce21" office:value-type="string" calcext:value-type="string">
            <text:p>Piutang Pusat</text:p>
          </table:table-cell>
          <table:table-cell table:style-name="ce28"/>
          <table:table-cell table:style-name="ce40" office:value-type="float" office:value="-4796750" calcext:value-type="float">
            <text:p><text:s/>(4.796.750)</text:p>
          </table:table-cell>
          <table:table-cell table:style-name="ce40" office:value-type="float" office:value="24720000" calcext:value-type="float">
            <text:p><text:s/>24.720.000 </text:p>
          </table:table-cell>
          <table:table-cell table:style-name="ce40" office:value-type="float" office:value="-40360550" calcext:value-type="float">
            <text:p><text:s/>(40.360.550)</text:p>
          </table:table-cell>
          <table:table-cell table:style-name="ce40" office:value-type="float" office:value="30047109" calcext:value-type="float">
            <text:p><text:s/>30.047.109 </text:p>
          </table:table-cell>
          <table:table-cell table:style-name="ce40" office:value-type="float" office:value="-27044655" calcext:value-type="float">
            <text:p><text:s/>(27.044.655)</text:p>
          </table:table-cell>
          <table:table-cell table:style-name="ce40" office:value-type="float" office:value="20743500" calcext:value-type="float">
            <text:p><text:s/>20.743.500 </text:p>
          </table:table-cell>
          <table:table-cell table:style-name="ce40" office:value-type="float" office:value="-834400" calcext:value-type="float">
            <text:p><text:s/>(834.400)</text:p>
          </table:table-cell>
          <table:table-cell table:style-name="ce40" office:value-type="float" office:value="10408150" calcext:value-type="float">
            <text:p><text:s/>10.408.150 </text:p>
          </table:table-cell>
          <table:table-cell table:style-name="ce40" office:value-type="float" office:value="-17025900" calcext:value-type="float">
            <text:p><text:s/>(17.025.900)</text:p>
          </table:table-cell>
          <table:table-cell table:style-name="ce40" office:value-type="float" office:value="6473550" calcext:value-type="float">
            <text:p><text:s/>6.473.550 </text:p>
          </table:table-cell>
          <table:table-cell table:style-name="ce40" office:value-type="float" office:value="-24091700" calcext:value-type="float">
            <text:p><text:s/>(24.091.700)</text:p>
          </table:table-cell>
          <table:table-cell table:style-name="ce40" table:formula="of:=SUMIF(['file:///home/ahmad/projects/dmsOffice/catatan/LK%20Pasuruan%201121.xlsb'#$'REKAP GL'.$B$4:.$B$47];[.A73];['file:///home/ahmad/projects/dmsOffice/catatan/LK%20Pasuruan%201121.xlsb'#$'REKAP GL'.$F$4:.$F$47])-SUMIF(['file:///home/ahmad/projects/dmsOffice/catatan/LK%20Pasuruan%201121.xlsb'#$'REKAP GL'.$B$4:.$B$47];[.A73];['file:///home/ahmad/projects/dmsOffice/catatan/LK%20Pasuruan%201121.xlsb'#$'REKAP GL'.$G$4:.$G$47])" office:value-type="float" office:value="-18224804" calcext:value-type="float">
            <text:p><text:s/>(18.224.804)</text:p>
          </table:table-cell>
          <table:table-cell table:style-name="ce40"/>
          <table:table-cell table:style-name="ce60"/>
          <table:table-cell table:style-name="ce3" table:formula="of:=SUM(OFFSET(CashPaidOut27;1;2;1;13))" office:value-type="float" office:value="-39986450" calcext:value-type="float">
            <text:p><text:s/>(39.986.450)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130501" calcext:value-type="float">
            <text:p>130501</text:p>
          </table:table-cell>
          <table:table-cell table:style-name="ce21" office:value-type="string" calcext:value-type="string">
            <text:p>Piutang Ms Support</text:p>
          </table:table-cell>
          <table:table-cell table:style-name="ce28"/>
          <table:table-cell table:style-name="ce40" office:value-type="float" office:value="-20000" calcext:value-type="float">
            <text:p><text:s/>(20.000)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2052000" calcext:value-type="float">
            <text:p><text:s/>2.052.000 </text:p>
          </table:table-cell>
          <table:table-cell table:style-name="ce40" office:value-type="float" office:value="-2102000" calcext:value-type="float">
            <text:p><text:s/>(2.102.000)</text:p>
          </table:table-cell>
          <table:table-cell table:style-name="ce40" office:value-type="float" office:value="50000" calcext:value-type="float">
            <text:p><text:s/>50.0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5071000" calcext:value-type="float">
            <text:p><text:s/>5.071.000 </text:p>
          </table:table-cell>
          <table:table-cell table:style-name="ce40" office:value-type="float" office:value="3114000" calcext:value-type="float">
            <text:p><text:s/>3.114.000 </text:p>
          </table:table-cell>
          <table:table-cell table:style-name="ce40" office:value-type="float" office:value="-8185000" calcext:value-type="float">
            <text:p><text:s/>(8.185.000)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247000" calcext:value-type="float">
            <text:p><text:s/>247.000 </text:p>
          </table:table-cell>
          <table:table-cell table:style-name="ce40" table:formula="of:=SUMIF(['file:///home/ahmad/projects/dmsOffice/catatan/LK%20Pasuruan%201121.xlsb'#$'REKAP GL'.$B$4:.$B$47];[.A74];['file:///home/ahmad/projects/dmsOffice/catatan/LK%20Pasuruan%201121.xlsb'#$'REKAP GL'.$F$4:.$F$47])-SUMIF(['file:///home/ahmad/projects/dmsOffice/catatan/LK%20Pasuruan%201121.xlsb'#$'REKAP GL'.$B$4:.$B$47];[.A74];['file:///home/ahmad/projects/dmsOffice/catatan/LK%20Pasuruan%201121.xlsb'#$'REKAP GL'.$G$4:.$G$47])" office:value-type="float" office:value="1363000" calcext:value-type="float">
            <text:p><text:s/>1.363.000 </text:p>
          </table:table-cell>
          <table:table-cell table:style-name="ce40"/>
          <table:table-cell table:style-name="ce60"/>
          <table:table-cell table:style-name="ce3" table:formula="of:=SUM(OFFSET(CashPaidOut27;2;2;1;13))" office:value-type="float" office:value="1590000" calcext:value-type="float">
            <text:p><text:s/>1.590.00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130502" calcext:value-type="float">
            <text:p>130502</text:p>
          </table:table-cell>
          <table:table-cell table:style-name="ce21" office:value-type="string" calcext:value-type="string">
            <text:p>PIUTANG JAMSOSTEK</text:p>
          </table:table-cell>
          <table:table-cell table:style-name="ce28"/>
          <table:table-cell table:style-name="ce40" office:value-type="float" office:value="100000" calcext:value-type="float">
            <text:p><text:s/>100.0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-1055000" calcext:value-type="float">
            <text:p><text:s/>(1.055.000)</text:p>
          </table:table-cell>
          <table:table-cell table:style-name="ce40" office:value-type="float" office:value="150000" calcext:value-type="float">
            <text:p><text:s/>150.000 </text:p>
          </table:table-cell>
          <table:table-cell table:number-columns-repeated="5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499200" calcext:value-type="float">
            <text:p><text:s/>499.200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75];['file:///home/ahmad/projects/dmsOffice/catatan/LK%20Pasuruan%201121.xlsb'#$'REKAP GL'.$F$4:.$F$47])-SUMIF(['file:///home/ahmad/projects/dmsOffice/catatan/LK%20Pasuruan%201121.xlsb'#$'REKAP GL'.$B$4:.$B$47];[.A75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3;2;1;13))" office:value-type="float" office:value="-305800" calcext:value-type="float">
            <text:p><text:s/>(305.800)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130504" calcext:value-type="float">
            <text:p>130504</text:p>
          </table:table-cell>
          <table:table-cell table:style-name="ce21" office:value-type="string" calcext:value-type="string">
            <text:p>PIUTANG KARYAWAN</text:p>
          </table:table-cell>
          <table:table-cell table:style-name="ce28"/>
          <table:table-cell table:style-name="ce40" office:value-type="float" office:value="-364000" calcext:value-type="float">
            <text:p><text:s/>(364.000)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-17892487" calcext:value-type="float">
            <text:p><text:s/>(17.892.487)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465000" calcext:value-type="float">
            <text:p><text:s/>465.000 </text:p>
          </table:table-cell>
          <table:table-cell table:number-columns-repeated="2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-15818742" calcext:value-type="float">
            <text:p><text:s/>(15.818.742)</text:p>
          </table:table-cell>
          <table:table-cell table:style-name="ce40" office:value-type="float" office:value="-10500" calcext:value-type="float">
            <text:p><text:s/>(10.500)</text:p>
          </table:table-cell>
          <table:table-cell table:style-name="ce40" office:value-type="float" office:value="-28014263" calcext:value-type="float">
            <text:p><text:s/>(28.014.263)</text:p>
          </table:table-cell>
          <table:table-cell table:style-name="ce40" office:value-type="float" office:value="-14350919" calcext:value-type="float">
            <text:p><text:s/>(14.350.919)</text:p>
          </table:table-cell>
          <table:table-cell table:style-name="ce40" table:formula="of:=SUMIF(['file:///home/ahmad/projects/dmsOffice/catatan/LK%20Pasuruan%201121.xlsb'#$'REKAP GL'.$B$4:.$B$47];[.A76];['file:///home/ahmad/projects/dmsOffice/catatan/LK%20Pasuruan%201121.xlsb'#$'REKAP GL'.$F$4:.$F$47])-SUMIF(['file:///home/ahmad/projects/dmsOffice/catatan/LK%20Pasuruan%201121.xlsb'#$'REKAP GL'.$B$4:.$B$47];[.A76];['file:///home/ahmad/projects/dmsOffice/catatan/LK%20Pasuruan%201121.xlsb'#$'REKAP GL'.$G$4:.$G$47])" office:value-type="float" office:value="-17625438" calcext:value-type="float">
            <text:p><text:s/>(17.625.438)</text:p>
          </table:table-cell>
          <table:table-cell table:style-name="ce40"/>
          <table:table-cell table:style-name="ce60"/>
          <table:table-cell table:style-name="ce3" table:formula="of:=SUM(OFFSET(CashPaidOut27;4;2;1;13))" office:value-type="float" office:value="-93611349" calcext:value-type="float">
            <text:p><text:s/>(93.611.349)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211101" calcext:value-type="float">
            <text:p>211101</text:p>
          </table:table-cell>
          <table:table-cell table:style-name="ce21" office:value-type="string" calcext:value-type="string">
            <text:p>HUTANG GAJI</text:p>
          </table:table-cell>
          <table:table-cell table:style-name="ce28"/>
          <table:table-cell table:style-name="ce40" office:value-type="float" office:value="412814302" calcext:value-type="float">
            <text:p><text:s/>412.814.302 </text:p>
          </table:table-cell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5;2;1;13))" office:value-type="float" office:value="412814302" calcext:value-type="float">
            <text:p><text:s/>412.814.302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211102" calcext:value-type="float">
            <text:p>211102</text:p>
          </table:table-cell>
          <table:table-cell table:style-name="ce21" office:value-type="string" calcext:value-type="string">
            <text:p>HUTANG BBM</text:p>
          </table:table-cell>
          <table:table-cell table:style-name="ce28"/>
          <table:table-cell table:style-name="ce40" office:value-type="float" office:value="10077543" calcext:value-type="float">
            <text:p><text:s/>10.077.543 </text:p>
          </table:table-cell>
          <table:table-cell table:style-name="ce40" office:value-type="float" office:value="-925525" calcext:value-type="float">
            <text:p><text:s/>(925.525)</text:p>
          </table:table-cell>
          <table:table-cell table:style-name="ce40" office:value-type="float" office:value="-996077" calcext:value-type="float">
            <text:p><text:s/>(996.077)</text:p>
          </table:table-cell>
          <table:table-cell table:style-name="ce40" office:value-type="float" office:value="901641" calcext:value-type="float">
            <text:p><text:s/>901.641 </text:p>
          </table:table-cell>
          <table:table-cell table:style-name="ce40" office:value-type="float" office:value="-1303215" calcext:value-type="float">
            <text:p><text:s/>(1.303.215)</text:p>
          </table:table-cell>
          <table:table-cell table:style-name="ce40" office:value-type="float" office:value="-9177181" calcext:value-type="float">
            <text:p><text:s/>(9.177.181)</text:p>
          </table:table-cell>
          <table:table-cell table:style-name="ce40" office:value-type="float" office:value="-143125" calcext:value-type="float">
            <text:p><text:s/>(143.125)</text:p>
          </table:table-cell>
          <table:table-cell table:style-name="ce40" office:value-type="float" office:value="-3496621" calcext:value-type="float">
            <text:p><text:s/>(3.496.621)</text:p>
          </table:table-cell>
          <table:table-cell table:style-name="ce40" office:value-type="float" office:value="7964729" calcext:value-type="float">
            <text:p><text:s/>7.964.729 </text:p>
          </table:table-cell>
          <table:table-cell table:style-name="ce40" office:value-type="float" office:value="-3552270" calcext:value-type="float">
            <text:p><text:s/>(3.552.270)</text:p>
          </table:table-cell>
          <table:table-cell table:style-name="ce40" office:value-type="float" office:value="-3722183" calcext:value-type="float">
            <text:p><text:s/>(3.722.183)</text:p>
          </table:table-cell>
          <table:table-cell table:style-name="ce40" table:formula="of:=SUMIF(['file:///home/ahmad/projects/dmsOffice/catatan/LK%20Pasuruan%201121.xlsb'#$'REKAP GL'.$B$4:.$B$47];[.A78];['file:///home/ahmad/projects/dmsOffice/catatan/LK%20Pasuruan%201121.xlsb'#$'REKAP GL'.$F$4:.$F$47])-SUMIF(['file:///home/ahmad/projects/dmsOffice/catatan/LK%20Pasuruan%201121.xlsb'#$'REKAP GL'.$B$4:.$B$47];[.A78];['file:///home/ahmad/projects/dmsOffice/catatan/LK%20Pasuruan%201121.xlsb'#$'REKAP GL'.$G$4:.$G$47])" office:value-type="float" office:value="7785248" calcext:value-type="float">
            <text:p><text:s/>7.785.248 </text:p>
          </table:table-cell>
          <table:table-cell table:style-name="ce40"/>
          <table:table-cell table:style-name="ce60"/>
          <table:table-cell table:style-name="ce3" table:formula="of:=SUM(OFFSET(CashPaidOut27;6;2;1;13))" office:value-type="float" office:value="3412964" calcext:value-type="float">
            <text:p><text:s/>3.412.964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211103" calcext:value-type="float">
            <text:p>211103</text:p>
          </table:table-cell>
          <table:table-cell table:style-name="ce21" office:value-type="string" calcext:value-type="string">
            <text:p>HUTANG INSENTIVE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79];['file:///home/ahmad/projects/dmsOffice/catatan/LK%20Pasuruan%201121.xlsb'#$'REKAP GL'.$F$4:.$F$47])-SUMIF(['file:///home/ahmad/projects/dmsOffice/catatan/LK%20Pasuruan%201121.xlsb'#$'REKAP GL'.$B$4:.$B$47];[.A79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7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211104" calcext:value-type="float">
            <text:p>211104</text:p>
          </table:table-cell>
          <table:table-cell table:style-name="ce21" office:value-type="string" calcext:value-type="string">
            <text:p>HUTANG ONGKOS ANGKUT</text:p>
          </table:table-cell>
          <table:table-cell table:style-name="ce28"/>
          <table:table-cell table:style-name="ce40" office:value-type="float" office:value="309144544" calcext:value-type="float">
            <text:p><text:s/>309.144.544 </text:p>
          </table:table-cell>
          <table:table-cell table:style-name="ce40" office:value-type="float" office:value="191184407" calcext:value-type="float">
            <text:p><text:s/>191.184.407 </text:p>
          </table:table-cell>
          <table:table-cell table:style-name="ce40" office:value-type="float" office:value="591859794.5" calcext:value-type="float">
            <text:p><text:s/>591.859.795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191977070" calcext:value-type="float">
            <text:p><text:s/>191.977.070 </text:p>
          </table:table-cell>
          <table:table-cell table:number-columns-repeated="6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80];['file:///home/ahmad/projects/dmsOffice/catatan/LK%20Pasuruan%201121.xlsb'#$'REKAP GL'.$F$4:.$F$47])-SUMIF(['file:///home/ahmad/projects/dmsOffice/catatan/LK%20Pasuruan%201121.xlsb'#$'REKAP GL'.$B$4:.$B$47];[.A80];['file:///home/ahmad/projects/dmsOffice/catatan/LK%20Pasuruan%201121.xlsb'#$'REKAP GL'.$G$4:.$G$47])-['file:///home/ahmad/projects/dmsOffice/catatan/LK%20Pasuruan%201121.xlsb'#$'MEMO JURNAL'.E218]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8;2;1;13))" office:value-type="float" office:value="1284165815.5" calcext:value-type="float">
            <text:p><text:s/>1.284.165.816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211201" calcext:value-type="float">
            <text:p>211201</text:p>
          </table:table-cell>
          <table:table-cell table:style-name="ce21" office:value-type="string" calcext:value-type="string">
            <text:p>HUTANG MS SUPPORT</text:p>
          </table:table-cell>
          <table:table-cell table:style-name="ce28"/>
          <table:table-cell table:style-name="ce40" office:value-type="float" office:value="6683811" calcext:value-type="float">
            <text:p><text:s/>6.683.811 </text:p>
          </table:table-cell>
          <table:table-cell table:style-name="ce40" office:value-type="float" office:value="-41708060" calcext:value-type="float">
            <text:p><text:s/>(41.708.060)</text:p>
          </table:table-cell>
          <table:table-cell table:style-name="ce40" office:value-type="float" office:value="62110290" calcext:value-type="float">
            <text:p><text:s/>62.110.290 </text:p>
          </table:table-cell>
          <table:table-cell table:style-name="ce40" office:value-type="float" office:value="190374811" calcext:value-type="float">
            <text:p><text:s/>190.374.811 </text:p>
          </table:table-cell>
          <table:table-cell table:number-columns-repeated="7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81];['file:///home/ahmad/projects/dmsOffice/catatan/LK%20Pasuruan%201121.xlsb'#$'REKAP GL'.$F$4:.$F$47])-SUMIF(['file:///home/ahmad/projects/dmsOffice/catatan/LK%20Pasuruan%201121.xlsb'#$'REKAP GL'.$B$4:.$B$47];[.A81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9;2;1;13))" office:value-type="float" office:value="217460852" calcext:value-type="float">
            <text:p><text:s/>217.460.852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212001" calcext:value-type="float">
            <text:p>212001</text:p>
          </table:table-cell>
          <table:table-cell table:style-name="ce21" office:value-type="string" calcext:value-type="string">
            <text:p>PPN Yg Masih Harus Dibayar</text:p>
          </table:table-cell>
          <table:table-cell table:style-name="ce28"/>
          <table:table-cell table:number-columns-repeated="2" table:style-name="ce40" office:value-type="float" office:value="0" calcext:value-type="float">
            <text:p><text:s/>- <text:s text:c="2"/></text:p>
          </table:table-cell>
          <table:table-cell table:style-name="ce40" office:value-type="float" office:value="4420827312.47273" calcext:value-type="float">
            <text:p><text:s/>4.420.827.312 </text:p>
          </table:table-cell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-4420827312.47273" calcext:value-type="float">
            <text:p><text:s/>(4.420.827.312)</text:p>
          </table:table-cell>
          <table:table-cell table:number-columns-repeated="6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82];['file:///home/ahmad/projects/dmsOffice/catatan/LK%20Pasuruan%201121.xlsb'#$'REKAP GL'.$F$4:.$F$47])-SUMIF(['file:///home/ahmad/projects/dmsOffice/catatan/LK%20Pasuruan%201121.xlsb'#$'REKAP GL'.$B$4:.$B$47];[.A82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10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311110" calcext:value-type="float">
            <text:p>311110</text:p>
          </table:table-cell>
          <table:table-cell table:style-name="ce21" office:value-type="string" calcext:value-type="string">
            <text:p>Titipan Pelanggan</text:p>
          </table:table-cell>
          <table:table-cell table:style-name="ce28"/>
          <table:table-cell table:style-name="ce40" office:value-type="float" office:value="-18929050" calcext:value-type="float">
            <text:p><text:s/>(18.929.050)</text:p>
          </table:table-cell>
          <table:table-cell table:style-name="ce40" office:value-type="float" office:value="36576068" calcext:value-type="float">
            <text:p><text:s/>36.576.068 </text:p>
          </table:table-cell>
          <table:table-cell table:style-name="ce40" office:value-type="float" office:value="27431137" calcext:value-type="float">
            <text:p><text:s/>27.431.137 </text:p>
          </table:table-cell>
          <table:table-cell table:style-name="ce40" office:value-type="float" office:value="17355506" calcext:value-type="float">
            <text:p><text:s/>17.355.506 </text:p>
          </table:table-cell>
          <table:table-cell table:style-name="ce40" office:value-type="float" office:value="-10217509" calcext:value-type="float">
            <text:p><text:s/>(10.217.509)</text:p>
          </table:table-cell>
          <table:table-cell table:style-name="ce40" office:value-type="float" office:value="-89165551" calcext:value-type="float">
            <text:p><text:s/>(89.165.551)</text:p>
          </table:table-cell>
          <table:table-cell table:style-name="ce40" office:value-type="float" office:value="47356266" calcext:value-type="float">
            <text:p><text:s/>47.356.266 </text:p>
          </table:table-cell>
          <table:table-cell table:style-name="ce40" office:value-type="float" office:value="14083898" calcext:value-type="float">
            <text:p><text:s/>14.083.898 </text:p>
          </table:table-cell>
          <table:table-cell table:style-name="ce40" office:value-type="float" office:value="13027330" calcext:value-type="float">
            <text:p><text:s/>13.027.330 </text:p>
          </table:table-cell>
          <table:table-cell table:style-name="ce40" office:value-type="float" office:value="11497356" calcext:value-type="float">
            <text:p><text:s/>11.497.356 </text:p>
          </table:table-cell>
          <table:table-cell table:style-name="ce40" office:value-type="float" office:value="21622600" calcext:value-type="float">
            <text:p><text:s/>21.622.600 </text:p>
          </table:table-cell>
          <table:table-cell table:style-name="ce40" table:formula="of:=SUMIF(['file:///home/ahmad/projects/dmsOffice/catatan/LK%20Pasuruan%201121.xlsb'#$'REKAP GL'.$B$4:.$B$47];[.A83];['file:///home/ahmad/projects/dmsOffice/catatan/LK%20Pasuruan%201121.xlsb'#$'REKAP GL'.$F$4:.$F$47])-SUMIF(['file:///home/ahmad/projects/dmsOffice/catatan/LK%20Pasuruan%201121.xlsb'#$'REKAP GL'.$B$4:.$B$47];[.A83];['file:///home/ahmad/projects/dmsOffice/catatan/LK%20Pasuruan%201121.xlsb'#$'REKAP GL'.$G$4:.$G$47])" office:value-type="float" office:value="-1606003" calcext:value-type="float">
            <text:p><text:s/>(1.606.003)</text:p>
          </table:table-cell>
          <table:table-cell table:style-name="ce40"/>
          <table:table-cell table:style-name="ce60"/>
          <table:table-cell table:style-name="ce3" table:formula="of:=SUM(OFFSET(CashPaidOut27;11;2;1;13))" office:value-type="float" office:value="69032048" calcext:value-type="float">
            <text:p><text:s/>69.032.048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311115" calcext:value-type="float">
            <text:p>311115</text:p>
          </table:table-cell>
          <table:table-cell table:style-name="ce21" office:value-type="string" calcext:value-type="string">
            <text:p>Titipan Ho</text:p>
          </table:table-cell>
          <table:table-cell table:style-name="ce28"/>
          <table:table-cell table:number-columns-repeated="11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84];['file:///home/ahmad/projects/dmsOffice/catatan/LK%20Pasuruan%201121.xlsb'#$'REKAP GL'.$F$4:.$F$47])-SUMIF(['file:///home/ahmad/projects/dmsOffice/catatan/LK%20Pasuruan%201121.xlsb'#$'REKAP GL'.$B$4:.$B$47];[.A84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12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7" office:value-type="float" office:value="311117" calcext:value-type="float">
            <text:p>311117</text:p>
          </table:table-cell>
          <table:table-cell table:style-name="ce21" office:value-type="string" calcext:value-type="string">
            <text:p>Titipan Pelanggan ke Rekening PT</text:p>
          </table:table-cell>
          <table:table-cell table:style-name="ce28"/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-90547973.5599613" calcext:value-type="float">
            <text:p><text:s/>(90.547.974)</text:p>
          </table:table-cell>
          <table:table-cell table:style-name="ce40" office:value-type="float" office:value="-4205049.79000092" calcext:value-type="float">
            <text:p><text:s/>(4.205.050)</text:p>
          </table:table-cell>
          <table:table-cell table:style-name="ce40" office:value-type="float" office:value="94753023.3499985" calcext:value-type="float">
            <text:p><text:s/>94.753.023 </text:p>
          </table:table-cell>
          <table:table-cell table:number-columns-repeated="7" table:style-name="ce40" office:value-type="float" office:value="0" calcext:value-type="float">
            <text:p><text:s/>- <text:s text:c="2"/></text:p>
          </table:table-cell>
          <table:table-cell table:style-name="ce40" table:formula="of:=SUMIF(['file:///home/ahmad/projects/dmsOffice/catatan/LK%20Pasuruan%201121.xlsb'#$'REKAP GL'.$B$4:.$B$47];[.A85];['file:///home/ahmad/projects/dmsOffice/catatan/LK%20Pasuruan%201121.xlsb'#$'REKAP GL'.$F$4:.$F$47])-SUMIF(['file:///home/ahmad/projects/dmsOffice/catatan/LK%20Pasuruan%201121.xlsb'#$'REKAP GL'.$B$4:.$B$47];[.A85];['file:///home/ahmad/projects/dmsOffice/catatan/LK%20Pasuruan%201121.xlsb'#$'REKAP GL'.$G$4:.$G$47])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13;2;1;13))" office:value-type="float" office:value="0.0000362396240234375" calcext:value-type="float">
            <text:p><text:s/>0 </text:p>
          </table:table-cell>
          <table:table-cell table:style-name="ce69"/>
          <table:table-cell table:number-columns-repeated="1005"/>
        </table:table-row>
        <table:table-row table:style-name="ro5">
          <table:table-cell table:style-name="ce4" office:value-type="float" office:value="110205" calcext:value-type="float">
            <text:p>110205</text:p>
          </table:table-cell>
          <table:table-cell table:style-name="ce21" office:value-type="string" calcext:value-type="string">
            <text:p>Bank Pusat FP 2020</text:p>
          </table:table-cell>
          <table:table-cell table:style-name="ce28"/>
          <table:table-cell table:style-name="ce40" office:value-type="float" office:value="0" calcext:value-type="float">
            <text:p><text:s/>- <text:s text:c="2"/></text:p>
          </table:table-cell>
          <table:table-cell table:style-name="ce40" office:value-type="float" office:value="11081369441" calcext:value-type="float">
            <text:p><text:s/>11.081.369.441 </text:p>
          </table:table-cell>
          <table:table-cell table:number-columns-repeated="10" table:style-name="ce40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14;2;1;13))" office:value-type="float" office:value="11081369441" calcext:value-type="float">
            <text:p><text:s/>11.081.369.441 </text:p>
          </table:table-cell>
          <table:table-cell table:style-name="ce69"/>
          <table:table-cell table:number-columns-repeated="1005"/>
        </table:table-row>
        <table:table-row table:style-name="ro5">
          <table:table-cell office:value-type="float" office:value="110208" calcext:value-type="float">
            <text:p>110208</text:p>
          </table:table-cell>
          <table:table-cell table:style-name="ce21" office:value-type="string" calcext:value-type="string">
            <text:p>Bank Pusat LP</text:p>
          </table:table-cell>
          <table:table-cell table:style-name="ce28"/>
          <table:table-cell table:number-columns-repeated="12" table:style-name="ce40" office:value-type="float" office:value="0" calcext:value-type="float">
            <text:p><text:s/>- <text:s text:c="2"/></text:p>
          </table:table-cell>
          <table:table-cell table:style-name="ce40"/>
          <table:table-cell table:style-name="ce60"/>
          <table:table-cell table:style-name="ce3" table:formula="of:=SUM(OFFSET(CashPaidOut27;15;2;1;13))" office:value-type="float" office:value="0" calcext:value-type="float">
            <text:p><text:s/>- <text:s text:c="2"/></text:p>
          </table:table-cell>
          <table:table-cell table:style-name="ce69"/>
          <table:table-cell table:number-columns-repeated="1005"/>
        </table:table-row>
        <table:table-row table:style-name="ro5">
          <table:table-cell/>
          <table:table-cell table:style-name="ce25" office:value-type="string" calcext:value-type="string">
            <text:p>Total</text:p>
          </table:table-cell>
          <table:table-cell table:style-name="ce34"/>
          <table:table-cell table:style-name="ce41" table:formula="of:=SUBTOTAL(109;OFFSET(CashPaidOut27;0;2;ROWS(CashPaidOut27)-1;1))" office:value-type="float" office:value="705444709" calcext:value-type="float">
            <text:p><text:s/>705.444.709 </text:p>
          </table:table-cell>
          <table:table-cell table:style-name="ce41" table:formula="of:=SUBTOTAL(109;OFFSET(CashPaidOut27;0;3;ROWS(CashPaidOut27)-1;1))" office:value-type="float" office:value="11210033307.44" calcext:value-type="float">
            <text:p><text:s/>11.210.033.307 </text:p>
          </table:table-cell>
          <table:table-cell table:style-name="ce41" table:formula="of:=SUBTOTAL(109;OFFSET(CashPaidOut27;0;4;ROWS(CashPaidOut27)-1;1))" office:value-type="float" office:value="5039771370.18272" calcext:value-type="float">
            <text:p><text:s/>5.039.771.370 </text:p>
          </table:table-cell>
          <table:table-cell table:style-name="ce41" table:formula="of:=SUBTOTAL(109;OFFSET(CashPaidOut27;0;5;ROWS(CashPaidOut27)-1;1))" office:value-type="float" office:value="275805401.349998" calcext:value-type="float">
            <text:p><text:s/>275.805.401 </text:p>
          </table:table-cell>
          <table:table-cell table:style-name="ce41" table:formula="of:=SUBTOTAL(109;OFFSET(CashPaidOut27;0;6;ROWS(CashPaidOut27)-1;1))" office:value-type="float" office:value="-4250844846.47272" calcext:value-type="float">
            <text:p><text:s/>(4.250.844.846)</text:p>
          </table:table-cell>
          <table:table-cell table:style-name="ce41" table:formula="of:=SUBTOTAL(109;OFFSET(CashPaidOut27;0;7;ROWS(CashPaidOut27)-1;1))" office:value-type="float" office:value="-75059891" calcext:value-type="float">
            <text:p><text:s/>(75.059.891)</text:p>
          </table:table-cell>
          <table:table-cell table:style-name="ce41" table:formula="of:=SUBTOTAL(109;OFFSET(CashPaidOut27;0;8;ROWS(CashPaidOut27)-1;1))" office:value-type="float" office:value="53959416" calcext:value-type="float">
            <text:p><text:s/>53.959.416 </text:p>
          </table:table-cell>
          <table:table-cell table:style-name="ce41" table:formula="of:=SUBTOTAL(109;OFFSET(CashPaidOut27;0;9;ROWS(CashPaidOut27)-1;1))" office:value-type="float" office:value="11527566" calcext:value-type="float">
            <text:p><text:s/>11.527.566 </text:p>
          </table:table-cell>
          <table:table-cell table:style-name="ce41" table:formula="of:=SUBTOTAL(109;OFFSET(CashPaidOut27;0;10;ROWS(CashPaidOut27)-1;1))" office:value-type="float" office:value="-2664363" calcext:value-type="float">
            <text:p><text:s/>(2.664.363)</text:p>
          </table:table-cell>
          <table:table-cell table:style-name="ce41" table:formula="of:=SUBTOTAL(109;OFFSET(CashPaidOut27;0;11;ROWS(CashPaidOut27)-1;1))" office:value-type="float" office:value="-9527790" calcext:value-type="float">
            <text:p><text:s/>(9.527.790)</text:p>
          </table:table-cell>
          <table:table-cell table:style-name="ce41" table:formula="of:=SUBTOTAL(109;OFFSET(CashPaidOut27;0;12;ROWS(CashPaidOut27)-1;1))" office:value-type="float" office:value="-23954490" calcext:value-type="float">
            <text:p><text:s/>(23.954.490)</text:p>
          </table:table-cell>
          <table:table-cell table:style-name="ce41" table:formula="of:=SUBTOTAL(109;OFFSET(CashPaidOut27;0;13;ROWS(CashPaidOut27)-1;1))" office:value-type="float" office:value="-46752941" calcext:value-type="float">
            <text:p><text:s/>(46.752.941)</text:p>
          </table:table-cell>
          <table:table-cell table:style-name="ce41" table:formula="of:=SUBTOTAL(109;OFFSET(CashPaidOut27;0;14;ROWS(CashPaidOut27)-1;1))" office:value-type="float" office:value="0" calcext:value-type="float">
            <text:p><text:s/>- <text:s text:c="2"/></text:p>
          </table:table-cell>
          <table:table-cell table:style-name="ce33"/>
          <table:table-cell table:style-name="ce41" table:formula="of:=SUBTOTAL(109;OFFSET(CashPaidOut27;0;16;ROWS(CashPaidOut27)-1;1))" office:value-type="float" office:value="12887737448.5" calcext:value-type="float">
            <text:p><text:s/>12.887.737.449 </text:p>
          </table:table-cell>
          <table:table-cell table:style-name="ce70"/>
          <table:table-cell table:number-columns-repeated="1005"/>
        </table:table-row>
        <table:table-row table:style-name="ro5">
          <table:table-cell table:style-name="ce8"/>
          <table:table-cell table:style-name="ce26" office:value-type="string" office:string-value="Total Pengeluaran Kas" calcext:value-type="string">
            <text:p><text:s/>Total Pengeluaran Kas </text:p>
          </table:table-cell>
          <table:table-cell table:style-name="ce35"/>
          <table:table-cell table:style-name="ce42" table:formula="of:=SUM(OFFSET(CashPaidOut5;0;2;ROWS(CashPaidOut5)-1;1);OFFSET(CashPaidOut27;0;2;ROWS(CashPaidOut27)-1;1))" office:value-type="float" office:value="7109946765.25758" calcext:value-type="float">
            <text:p><text:s/>7.109.946.765 </text:p>
          </table:table-cell>
          <table:table-cell table:style-name="ce42" table:formula="of:=SUM(OFFSET(CashPaidOut5;0;3;ROWS(CashPaidOut5)-1;1);OFFSET(CashPaidOut27;0;3;ROWS(CashPaidOut27)-1;1))" office:value-type="float" office:value="29292245575.44" calcext:value-type="float">
            <text:p><text:s/>29.292.245.575 </text:p>
          </table:table-cell>
          <table:table-cell table:style-name="ce42" table:formula="of:=SUM(OFFSET(CashPaidOut5;0;4;ROWS(CashPaidOut5)-1;1);OFFSET(CashPaidOut27;0;4;ROWS(CashPaidOut27)-1;1))" office:value-type="float" office:value="18376126159.1827" calcext:value-type="float">
            <text:p><text:s/>18.376.126.159 </text:p>
          </table:table-cell>
          <table:table-cell table:style-name="ce42" table:formula="of:=SUM(OFFSET(CashPaidOut5;0;5;ROWS(CashPaidOut5)-1;1);OFFSET(CashPaidOut27;0;5;ROWS(CashPaidOut27)-1;1))" office:value-type="float" office:value="-29134263402.65" calcext:value-type="float">
            <text:p><text:s/>(29.134.263.403)</text:p>
          </table:table-cell>
          <table:table-cell table:style-name="ce42" table:formula="of:=SUM(OFFSET(CashPaidOut5;0;6;ROWS(CashPaidOut5)-1;1);OFFSET(CashPaidOut27;0;6;ROWS(CashPaidOut27)-1;1))" office:value-type="float" office:value="-4187686961.47273" calcext:value-type="float">
            <text:p><text:s/>(4.187.686.961)</text:p>
          </table:table-cell>
          <table:table-cell table:style-name="ce42" table:formula="of:=SUM(OFFSET(CashPaidOut5;0;7;ROWS(CashPaidOut5)-1;1);OFFSET(CashPaidOut27;0;7;ROWS(CashPaidOut27)-1;1))" office:value-type="float" office:value="-13098604" calcext:value-type="float">
            <text:p><text:s/>(13.098.604)</text:p>
          </table:table-cell>
          <table:table-cell table:style-name="ce42" table:formula="of:=SUM(OFFSET(CashPaidOut5;0;8;ROWS(CashPaidOut5)-1;1);OFFSET(CashPaidOut27;0;8;ROWS(CashPaidOut27)-1;1))" office:value-type="float" office:value="121520749.53" calcext:value-type="float">
            <text:p><text:s/>121.520.750 </text:p>
          </table:table-cell>
          <table:table-cell table:style-name="ce42" table:formula="of:=SUM(OFFSET(CashPaidOut5;0;9;ROWS(CashPaidOut5)-1;1);OFFSET(CashPaidOut27;0;9;ROWS(CashPaidOut27)-1;1))" office:value-type="float" office:value="96063913" calcext:value-type="float">
            <text:p><text:s/>96.063.913 </text:p>
          </table:table-cell>
          <table:table-cell table:style-name="ce42" table:formula="of:=SUM(OFFSET(CashPaidOut5;0;10;ROWS(CashPaidOut5)-1;1);OFFSET(CashPaidOut27;0;10;ROWS(CashPaidOut27)-1;1))" office:value-type="float" office:value="69440867" calcext:value-type="float">
            <text:p><text:s/>69.440.867 </text:p>
          </table:table-cell>
          <table:table-cell table:style-name="ce42" table:formula="of:=SUM(OFFSET(CashPaidOut5;0;11;ROWS(CashPaidOut5)-1;1);OFFSET(CashPaidOut27;0;11;ROWS(CashPaidOut27)-1;1))" office:value-type="float" office:value="57992397.47" calcext:value-type="float">
            <text:p><text:s/>57.992.397 </text:p>
          </table:table-cell>
          <table:table-cell table:style-name="ce42" table:formula="of:=SUM(OFFSET(CashPaidOut5;0;12;ROWS(CashPaidOut5)-1;1);OFFSET(CashPaidOut27;0;12;ROWS(CashPaidOut27)-1;1))" office:value-type="float" office:value="56252182.65" calcext:value-type="float">
            <text:p><text:s/>56.252.183 </text:p>
          </table:table-cell>
          <table:table-cell table:style-name="ce42" table:formula="of:=SUM(OFFSET(CashPaidOut5;0;13;ROWS(CashPaidOut5)-1;1);OFFSET(CashPaidOut27;0;13;ROWS(CashPaidOut27)-1;1))" office:value-type="float" office:value="49603675" calcext:value-type="float">
            <text:p><text:s/>49.603.675 </text:p>
          </table:table-cell>
          <table:table-cell table:style-name="ce42" table:formula="of:=SUM(OFFSET(CashPaidOut5;0;14;ROWS(CashPaidOut5)-1;1);OFFSET(CashPaidOut27;0;14;ROWS(CashPaidOut27)-1;1))" office:value-type="float" office:value="0" calcext:value-type="float">
            <text:p><text:s/>- <text:s text:c="2"/></text:p>
          </table:table-cell>
          <table:table-cell table:style-name="ce35"/>
          <table:table-cell table:style-name="ce42" table:formula="of:=SUM(OFFSET(CashPaidOut5;0;16;ROWS(CashPaidOut5)-1;1);OFFSET(CashPaidOut27;0;16;ROWS(CashPaidOut27)-1;1))" office:value-type="float" office:value="21894143316.4076" calcext:value-type="float">
            <text:p><text:s/>21.894.143.316 </text:p>
          </table:table-cell>
          <table:table-cell table:style-name="ce71"/>
          <table:table-cell table:style-name="ce8" table:number-columns-repeated="1005"/>
        </table:table-row>
        <table:table-row table:style-name="ro5">
          <table:table-cell table:style-name="ce3"/>
          <table:table-cell table:style-name="ce8" table:number-columns-repeated="18"/>
          <table:table-cell table:style-name="ce3" table:number-columns-repeated="1005"/>
        </table:table-row>
        <table:table-row table:style-name="ro5">
          <table:table-cell table:style-name="ce3"/>
          <table:table-cell table:style-name="ce26" office:value-type="string" office:string-value="Posisi kas (akhir bulan)" calcext:value-type="string">
            <text:p><text:s/>Posisi kas (akhir bulan) </text:p>
          </table:table-cell>
          <table:table-cell table:style-name="ce35"/>
          <table:table-cell table:style-name="ce42" table:formula="of:=[.D18]-[.D89]" office:value-type="float" office:value="11294487608" calcext:value-type="float">
            <text:p><text:s/>11.294.487.608 </text:p>
          </table:table-cell>
          <table:table-cell table:style-name="ce49" table:formula="of:=[.E18]-[.E89]" office:value-type="float" office:value="-13661954346.44" calcext:value-type="float">
            <text:p><text:s/>(13.661.954.346)</text:p>
          </table:table-cell>
          <table:table-cell table:style-name="ce49" table:formula="of:=[.F18]-[.F89]" office:value-type="float" office:value="-28116217190.6227" calcext:value-type="float">
            <text:p><text:s/>(28.116.217.191)</text:p>
          </table:table-cell>
          <table:table-cell table:style-name="ce49" table:formula="of:=[.G18]-[.G89]" office:value-type="float" office:value="5839438605.02728" calcext:value-type="float">
            <text:p><text:s/>5.839.438.605 </text:p>
          </table:table-cell>
          <table:table-cell table:style-name="ce49" table:formula="of:=[.H18]-[.H89]" office:value-type="float" office:value="14873259254.28" calcext:value-type="float">
            <text:p><text:s/>14.873.259.254 </text:p>
          </table:table-cell>
          <table:table-cell table:style-name="ce49" table:formula="of:=[.I18]-[.I89]" office:value-type="float" office:value="20112932899.5" calcext:value-type="float">
            <text:p><text:s/>20.112.932.900 </text:p>
          </table:table-cell>
          <table:table-cell table:style-name="ce49" table:formula="of:=[.J18]-[.J89]" office:value-type="float" office:value="26274343822.95" calcext:value-type="float">
            <text:p><text:s/>26.274.343.823 </text:p>
          </table:table-cell>
          <table:table-cell table:style-name="ce49" table:formula="of:=[.K18]-[.K89]" office:value-type="float" office:value="31782051038.75" calcext:value-type="float">
            <text:p><text:s/>31.782.051.039 </text:p>
          </table:table-cell>
          <table:table-cell table:style-name="ce49" table:formula="of:=[.L18]-[.L89]" office:value-type="float" office:value="37654696455.75" calcext:value-type="float">
            <text:p><text:s/>37.654.696.456 </text:p>
          </table:table-cell>
          <table:table-cell table:style-name="ce49" table:formula="of:=[.M18]-[.M89]" office:value-type="float" office:value="43498182327.63" calcext:value-type="float">
            <text:p><text:s/>43.498.182.328 </text:p>
          </table:table-cell>
          <table:table-cell table:style-name="ce49" table:formula="of:=[.N18]-[.N89]" office:value-type="float" office:value="49593837308.11" calcext:value-type="float">
            <text:p><text:s/>49.593.837.308 </text:p>
          </table:table-cell>
          <table:table-cell table:style-name="ce49" table:formula="of:=[.O18]-[.O89]" office:value-type="float" office:value="55151709540.53" calcext:value-type="float">
            <text:p><text:s/>55.151.709.541 </text:p>
          </table:table-cell>
          <table:table-cell table:style-name="ce49" table:formula="of:=[.P18]-[.P89]" office:value-type="float" office:value="55151709540.53" calcext:value-type="float">
            <text:p><text:s/>55.151.709.541 </text:p>
          </table:table-cell>
          <table:table-cell table:style-name="ce35"/>
          <table:table-cell table:style-name="ce42" table:formula="of:=[.R18]-[.R89]" office:value-type="float" office:value="96258677478.8024" calcext:value-type="float">
            <text:p><text:s/>96.258.677.479 </text:p>
          </table:table-cell>
          <table:table-cell table:style-name="ce71"/>
          <table:table-cell table:style-name="ce3" table:number-columns-repeated="100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9" table:number-columns-repeated="3"/>
          <table:table-cell table:style-name="ce9" table:formula="of:=+-10549665680.2224-[.D98]" office:value-type="float" office:value="11294487608" calcext:value-type="float">
            <text:p><text:s/>11.294.487.608 </text:p>
          </table:table-cell>
          <table:table-cell table:style-name="ce9" table:formula="of:=SUM(['file:///home/ahmad/projects/dmsOffice/catatan/LK%20Pasuruan%201121.xlsb'#$NERACA.F7:.F18])" office:value-type="float" office:value="-13661954346.44" calcext:value-type="float">
            <text:p><text:s/>(13.661.954.346)</text:p>
          </table:table-cell>
          <table:table-cell table:style-name="ce9" table:formula="of:=SUM(['file:///home/ahmad/projects/dmsOffice/catatan/LK%20Pasuruan%201121.xlsb'#$NERACA.G7:.G18])" office:value-type="float" office:value="-28116217190.6227" calcext:value-type="float">
            <text:p><text:s/>(28.116.217.191)</text:p>
          </table:table-cell>
          <table:table-cell table:style-name="ce9" table:formula="of:=SUM(['file:///home/ahmad/projects/dmsOffice/catatan/LK%20Pasuruan%201121.xlsb'#$NERACA.H7:.H18])" office:value-type="float" office:value="5839438605.02728" calcext:value-type="float">
            <text:p><text:s/>5.839.438.605 </text:p>
          </table:table-cell>
          <table:table-cell table:style-name="ce9" table:formula="of:=SUM(['file:///home/ahmad/projects/dmsOffice/catatan/LK%20Pasuruan%201121.xlsb'#$NERACA.I7:.I18])" office:value-type="float" office:value="14873259254.28" calcext:value-type="float">
            <text:p><text:s/>14.873.259.254 </text:p>
          </table:table-cell>
          <table:table-cell table:style-name="ce9" table:formula="of:=SUM(['file:///home/ahmad/projects/dmsOffice/catatan/LK%20Pasuruan%201121.xlsb'#$NERACA.J7:.J18])" office:value-type="float" office:value="20112932899.05" calcext:value-type="float">
            <text:p><text:s/>20.112.932.899 </text:p>
          </table:table-cell>
          <table:table-cell table:style-name="ce9" table:formula="of:=SUM(['file:///home/ahmad/projects/dmsOffice/catatan/LK%20Pasuruan%201121.xlsb'#$NERACA.K7:.K18])" office:value-type="float" office:value="26274343824.1" calcext:value-type="float">
            <text:p><text:s/>26.274.343.824 </text:p>
          </table:table-cell>
          <table:table-cell table:style-name="ce9" table:formula="of:=SUM(['file:///home/ahmad/projects/dmsOffice/catatan/LK%20Pasuruan%201121.xlsb'#$NERACA.L7:.L18])" office:value-type="float" office:value="31782051040.1" calcext:value-type="float">
            <text:p><text:s/>31.782.051.040 </text:p>
          </table:table-cell>
          <table:table-cell table:style-name="ce9" table:formula="of:=SUM(['file:///home/ahmad/projects/dmsOffice/catatan/LK%20Pasuruan%201121.xlsb'#$NERACA.M7:.M18])" office:value-type="float" office:value="37654696457.1" calcext:value-type="float">
            <text:p><text:s/>37.654.696.457 </text:p>
          </table:table-cell>
          <table:table-cell table:style-name="ce9" table:formula="of:=SUM(['file:///home/ahmad/projects/dmsOffice/catatan/LK%20Pasuruan%201121.xlsb'#$NERACA.N7:.N18])" office:value-type="float" office:value="43498182328.98" calcext:value-type="float">
            <text:p><text:s/>43.498.182.329 </text:p>
          </table:table-cell>
          <table:table-cell table:style-name="ce9" table:formula="of:=SUM(['file:///home/ahmad/projects/dmsOffice/catatan/LK%20Pasuruan%201121.xlsb'#$NERACA.O7:.O18])" office:value-type="float" office:value="49593837309.58" calcext:value-type="float">
            <text:p><text:s/>49.593.837.310 </text:p>
          </table:table-cell>
          <table:table-cell table:style-name="ce9" table:formula="of:=SUM(['file:///home/ahmad/projects/dmsOffice/catatan/LK%20Pasuruan%201121.xlsb'#$NERACA.P7:.P18])" office:value-type="string" office:string-value="" calcext:value-type="error">
            <text:p>Err:520</text:p>
          </table:table-cell>
          <table:table-cell table:style-name="ce9" table:formula="of:=+['file:///home/ahmad/projects/dmsOffice/catatan/LK%20Pasuruan%201121.xlsb'#$NERACA.P7]+['file:///home/ahmad/projects/dmsOffice/catatan/LK%20Pasuruan%201121.xlsb'#$NERACA.P8]+['file:///home/ahmad/projects/dmsOffice/catatan/LK%20Pasuruan%201121.xlsb'#$NERACA.P9]+['file:///home/ahmad/projects/dmsOffice/catatan/LK%20Pasuruan%201121.xlsb'#$NERACA.P10]+['file:///home/ahmad/projects/dmsOffice/catatan/LK%20Pasuruan%201121.xlsb'#$NERACA.P11]+['file:///home/ahmad/projects/dmsOffice/catatan/LK%20Pasuruan%201121.xlsb'#$NERACA.P14]+['file:///home/ahmad/projects/dmsOffice/catatan/LK%20Pasuruan%201121.xlsb'#$NERACA.P15]" office:value-type="string" office:string-value="" calcext:value-type="error">
            <text:p>Err:520</text:p>
          </table:table-cell>
          <table:table-cell table:style-name="ce9" table:number-columns-repeated="1008"/>
        </table:table-row>
        <table:table-row table:style-name="ro5">
          <table:table-cell table:style-name="ce9" table:number-columns-repeated="3"/>
          <table:table-cell table:style-name="ce9" table:formula="of:=[.D91]-[.D94]" office:value-type="float" office:value="0" calcext:value-type="float">
            <text:p><text:s/>- </text:p>
          </table:table-cell>
          <table:table-cell table:style-name="ce9" table:formula="of:=[.E91]-[.E94]" office:value-type="float" office:value="0" calcext:value-type="float">
            <text:p><text:s/>- </text:p>
          </table:table-cell>
          <table:table-cell table:style-name="ce9" table:formula="of:=+[.F91]-[.F94]" office:value-type="float" office:value="0" calcext:value-type="float">
            <text:p><text:s/>- </text:p>
          </table:table-cell>
          <table:table-cell table:style-name="ce9" table:formula="of:=+[.G91]-[.G94]" office:value-type="float" office:value="0" calcext:value-type="float">
            <text:p><text:s/>- </text:p>
          </table:table-cell>
          <table:table-cell table:style-name="ce9" table:formula="of:=+[.H91]-[.H94]" office:value-type="float" office:value="0" calcext:value-type="float">
            <text:p><text:s/>- </text:p>
          </table:table-cell>
          <table:table-cell table:style-name="ce9" table:formula="of:=+[.I94]-[.I91]" office:value-type="float" office:value="-0.450000762939453" calcext:value-type="float">
            <text:p><text:s/>(0)</text:p>
          </table:table-cell>
          <table:table-cell table:style-name="ce9" table:formula="of:=+[.J94]-[.J91]" office:value-type="float" office:value="1.14999771118164" calcext:value-type="float">
            <text:p><text:s/>1 </text:p>
          </table:table-cell>
          <table:table-cell table:style-name="ce9" table:formula="of:=+[.K94]-[.K91]" office:value-type="float" office:value="1.34999847412109" calcext:value-type="float">
            <text:p><text:s/>1 </text:p>
          </table:table-cell>
          <table:table-cell table:style-name="ce9" table:formula="of:=+[.L94]-[.L91]" office:value-type="float" office:value="1.34999847412109" calcext:value-type="float">
            <text:p><text:s/>1 </text:p>
          </table:table-cell>
          <table:table-cell table:style-name="ce9" table:formula="of:=+[.M94]-[.M91]" office:value-type="float" office:value="1.35000610351563" calcext:value-type="float">
            <text:p><text:s/>1 </text:p>
          </table:table-cell>
          <table:table-cell table:style-name="ce9" table:formula="of:=+[.N94]-[.N91]" office:value-type="float" office:value="1.47000885009766" calcext:value-type="float">
            <text:p><text:s/>1 </text:p>
          </table:table-cell>
          <table:table-cell table:style-name="ce9" table:formula="of:=+[.O94]-[.O91]" office:value-type="string" office:string-value="" calcext:value-type="error">
            <text:p>Err:520</text:p>
          </table:table-cell>
          <table:table-cell table:style-name="ce9" table:formula="of:=+[.P94]-[.P91]" office:value-type="string" office:string-value="" calcext:value-type="error">
            <text:p>Err:520</text:p>
          </table:table-cell>
          <table:table-cell table:style-name="ce9" table:number-columns-repeated="1008"/>
        </table:table-row>
        <table:table-row table:style-name="ro5">
          <table:table-cell table:style-name="ce10" table:number-columns-repeated="2"/>
          <table:table-cell table:number-columns-repeated="2"/>
          <table:table-cell table:style-name="ce50" table:number-columns-repeated="3"/>
          <table:table-cell table:number-columns-repeated="8"/>
          <table:table-cell table:style-name="ce54"/>
          <table:table-cell table:number-columns-repeated="1008"/>
        </table:table-row>
        <table:table-row table:style-name="ro5">
          <table:table-cell table:style-name="ce10"/>
          <table:table-cell table:style-name="ce27" office:value-type="string" calcext:value-type="string">
            <text:p>SALDO AKHIR :</text:p>
          </table:table-cell>
          <table:table-cell table:number-columns-repeated="13"/>
          <table:table-cell table:style-name="ce9" office:value-type="float" office:value="421154" calcext:value-type="float">
            <text:p><text:s/>421.154 </text:p>
          </table:table-cell>
          <table:table-cell table:number-columns-repeated="1008"/>
        </table:table-row>
        <table:table-row table:style-name="ro5">
          <table:table-cell table:style-name="ce10"/>
          <table:table-cell table:style-name="ce27" office:value-type="string" calcext:value-type="string">
            <text:p>BANK PUSAT 2020</text:p>
          </table:table-cell>
          <table:table-cell/>
          <table:table-cell table:style-name="ce9" office:value-type="float" office:value="-21844153288.2224" calcext:value-type="float">
            <text:p><text:s/>(21.844.153.288)</text:p>
          </table:table-cell>
          <table:table-cell table:number-columns-repeated="10"/>
          <table:table-cell table:style-name="ce19"/>
          <table:table-cell table:number-columns-repeated="1009"/>
        </table:table-row>
        <table:table-row table:style-name="ro5" table:number-rows-repeated="104847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FiscalYearStartDate" table:base-cell-address="$'Laporan Aliran Kas (Nrc)'.$A$1" table:expression=""/>
        </table:named-expressions>
        <calcext:conditional-formats>
          <calcext:conditional-format calcext:target-range-address="'Laporan Aliran Kas (Nrc)'.E6:'Laporan Aliran Kas (Nrc)'.P6">
            <calcext:condition calcext:apply-style-name="ConditionalStyle_247" calcext:value="formula-is([.E6]&lt;0)" calcext:base-cell-address="'Laporan Aliran Kas (Nrc)'.E6"/>
          </calcext:conditional-format>
          <calcext:conditional-format calcext:target-range-address="'Laporan Aliran Kas (Nrc)'.E91:'Laporan Aliran Kas (Nrc)'.P91">
            <calcext:condition calcext:apply-style-name="ConditionalStyle_246" calcext:value="formula-is([.E91]&lt;0)" calcext:base-cell-address="'Laporan Aliran Kas (Nrc)'.E91"/>
          </calcext:conditional-format>
          <calcext:conditional-format calcext:target-range-address="'Laporan Aliran Kas (Nrc)'.E18:'Laporan Aliran Kas (Nrc)'.P18">
            <calcext:condition calcext:apply-style-name="ConditionalStyle_245" calcext:value="formula-is([.E18]&lt;0)" calcext:base-cell-address="'Laporan Aliran Kas (Nrc)'.E18"/>
          </calcext:conditional-format>
          <calcext:conditional-format calcext:target-range-address="'Laporan Aliran Kas (Nrc)'.A12:'Laporan Aliran Kas (Nrc)'.A84 'Laporan Aliran Kas (Nrc)'.A86:'Laporan Aliran Kas (Nrc)'.A86">
            <calcext:condition calcext:apply-style-name="ConditionalStyle_244" calcext:value="duplicate" calcext:base-cell-address="'Laporan Aliran Kas (Nrc)'.A12"/>
          </calcext:conditional-format>
          <calcext:conditional-format calcext:target-range-address="'Laporan Aliran Kas (Nrc)'.A85:'Laporan Aliran Kas (Nrc)'.A85">
            <calcext:condition calcext:apply-style-name="ConditionalStyle_243" calcext:value="duplicate" calcext:base-cell-address="'Laporan Aliran Kas (Nrc)'.A85"/>
          </calcext:conditional-format>
        </calcext:conditional-formats>
      </table:table>
      <table:table table:name="'file:///home/ahmad/projects/dmsOffice/catatan/LK%20Pasuruan%201121.xlsb'#MENU" table:print="false" table:style-name="ta_extref">
        <table:table-source xlink:type="simple" xlink:href="../LK%20Pasuruan%201121.xlsb" table:table-name="MENU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DEPO PASURUAN</text:p>
          </table:table-cell>
        </table:table-row>
      </table:table>
      <table:table table:name="'file:///home/ahmad/projects/dmsOffice/catatan/LK%20Pasuruan%201121.xlsb'#NERACA" table:print="false" table:style-name="ta_extref">
        <table:table-source xlink:type="simple" xlink:href="../LK%20Pasuruan%201121.xlsb" table:table-name="NERACA" table:mode="copy-results-only"/>
        <table:table-column table:number-columns-repeated="16"/>
        <table:table-row table:number-rows-repeated="6">
          <table:table-cell table:number-columns-repeated="16"/>
        </table:table-row>
        <table:table-row>
          <table:table-cell table:number-columns-repeated="5"/>
          <table:table-cell table:style-name="ce1" office:value-type="float" office:value="259512747">
            <text:p>259512747</text:p>
          </table:table-cell>
          <table:table-cell table:style-name="ce1" office:value-type="float" office:value="333420640">
            <text:p>333420640</text:p>
          </table:table-cell>
          <table:table-cell table:style-name="ce1" office:value-type="float" office:value="119168687">
            <text:p>119168687</text:p>
          </table:table-cell>
          <table:table-cell table:style-name="ce1" office:value-type="float" office:value="145045763">
            <text:p>145045763</text:p>
          </table:table-cell>
          <table:table-cell table:style-name="ce1" office:value-type="float" office:value="148554213">
            <text:p>148554213</text:p>
          </table:table-cell>
          <table:table-cell table:style-name="ce1" office:value-type="float" office:value="121852342">
            <text:p>121852342</text:p>
          </table:table-cell>
          <table:table-cell table:style-name="ce1" office:value-type="float" office:value="335833196">
            <text:p>335833196</text:p>
          </table:table-cell>
          <table:table-cell table:style-name="ce1" office:value-type="float" office:value="121818246">
            <text:p>121818246</text:p>
          </table:table-cell>
          <table:table-cell table:style-name="ce1" office:value-type="float" office:value="204144545">
            <text:p>204144545</text:p>
          </table:table-cell>
          <table:table-cell table:style-name="ce1" office:value-type="float" office:value="365662778">
            <text:p>365662778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2500000">
            <text:p>2500000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119554">
            <text:p>119554</text:p>
          </table:table-cell>
          <table:table-cell table:style-name="ce1" office:value-type="float" office:value="495808">
            <text:p>495808</text:p>
          </table:table-cell>
          <table:table-cell table:style-name="ce1" office:value-type="float" office:value="5101902">
            <text:p>5101902</text:p>
          </table:table-cell>
          <table:table-cell table:style-name="ce1" office:value-type="float" office:value="2388584.77999997">
            <text:p>2388584.77999997</text:p>
          </table:table-cell>
          <table:table-cell table:style-name="ce1" office:value-type="float" office:value="214240.779999971">
            <text:p>214240.779999971</text:p>
          </table:table-cell>
          <table:table-cell table:style-name="ce1" office:value-type="float" office:value="145820.779999971">
            <text:p>145820.779999971</text:p>
          </table:table-cell>
          <table:table-cell table:style-name="ce1" office:value-type="float" office:value="176203.779999971">
            <text:p>176203.779999971</text:p>
          </table:table-cell>
          <table:table-cell table:style-name="ce1" office:value-type="float" office:value="572990.779999971">
            <text:p>572990.779999971</text:p>
          </table:table-cell>
          <table:table-cell table:style-name="ce1" office:value-type="float" office:value="180648.659999967">
            <text:p>180648.659999967</text:p>
          </table:table-cell>
          <table:table-cell table:style-name="ce1" office:value-type="float" office:value="187482.25999999">
            <text:p>187482.25999999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12466940">
            <text:p>12466940</text:p>
          </table:table-cell>
          <table:table-cell table:style-name="ce1" office:value-type="float" office:value="1241056">
            <text:p>1241056</text:p>
          </table:table-cell>
          <table:table-cell table:style-name="ce1" office:value-type="float" office:value="6985856">
            <text:p>6985856</text:p>
          </table:table-cell>
          <table:table-cell table:style-name="ce1" office:value-type="float" office:value="1770506">
            <text:p>1770506</text:p>
          </table:table-cell>
          <table:table-cell table:style-name="ce1" office:value-type="float" office:value="1323806">
            <text:p>1323806</text:p>
          </table:table-cell>
          <table:table-cell table:style-name="ce1" office:value-type="float" office:value="1632006">
            <text:p>1632006</text:p>
          </table:table-cell>
          <table:table-cell table:style-name="ce1" office:value-type="float" office:value="1798156">
            <text:p>1798156</text:p>
          </table:table-cell>
          <table:table-cell table:style-name="ce1" office:value-type="float" office:value="1190356">
            <text:p>1190356</text:p>
          </table:table-cell>
          <table:table-cell table:style-name="ce1" office:value-type="float" office:value="2125256">
            <text:p>2125256</text:p>
          </table:table-cell>
          <table:table-cell table:style-name="ce1" office:value-type="float" office:value="2075256">
            <text:p>2075256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-14027101561">
            <text:p>-14027101561</text:p>
          </table:table-cell>
          <table:table-cell table:style-name="ce1" office:value-type="float" office:value="-28548627717.9727">
            <text:p>-28548627717.9727</text:p>
          </table:table-cell>
          <table:table-cell table:style-name="ce1" office:value-type="float" office:value="-3411534010.47272">
            <text:p>-3411534010.47272</text:p>
          </table:table-cell>
          <table:table-cell table:style-name="ce1" office:value-type="float" office:value="110442975">
            <text:p>110442975</text:p>
          </table:table-cell>
          <table:table-cell table:style-name="ce1" office:value-type="float" office:value="2966270.77000046">
            <text:p>2966270.770000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90547973.5600004">
            <text:p>90547973.5600004</text:p>
          </table:table-cell>
          <table:table-cell table:style-name="ce1" office:value-type="float" office:value="94753023.3500004">
            <text:p>94753023.35000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17216170.5">
            <text:p>9117216170.5</text:p>
          </table:table-cell>
          <table:table-cell table:style-name="ce1" office:value-type="float" office:value="14611111425.5">
            <text:p>14611111425.5</text:p>
          </table:table-cell>
          <table:table-cell table:style-name="ce1" office:value-type="float" office:value="19957374368.5">
            <text:p>19957374368.5</text:p>
          </table:table-cell>
          <table:table-cell table:style-name="ce1" office:value-type="float" office:value="26148213655.32">
            <text:p>26148213655.32</text:p>
          </table:table-cell>
          <table:table-cell table:style-name="ce1" office:value-type="float" office:value="31441743484.32">
            <text:p>31441743484.32</text:p>
          </table:table-cell>
          <table:table-cell table:style-name="ce1" office:value-type="float" office:value="37528614864.32">
            <text:p>37528614864.32</text:p>
          </table:table-cell>
          <table:table-cell table:style-name="ce1" office:value-type="float" office:value="43289231879.32">
            <text:p>43289231879.32</text:p>
          </table:table-cell>
          <table:table-cell table:style-name="ce1" office:value-type="float" office:value="49223411793.32">
            <text:p>49223411793.32</text:p>
          </table:table-cell>
          <table:table-cell table:style-name="ce1" office:value-type="float" office:value="NaN">
            <text:p>NaN</text:p>
          </table:table-cell>
        </table:table-row>
      </table:table>
      <table:table table:name="'file:///home/ahmad/projects/dmsOffice/catatan/LK%20Pasuruan%201121.xlsb'#LAP PENJUALAN" table:print="false" table:style-name="ta_extref">
        <table:table-source xlink:type="simple" xlink:href="../LK%20Pasuruan%201121.xlsb" table:table-name="LAP PENJUALAN" table:mode="copy-results-only"/>
        <table:table-column table:number-columns-repeated="12"/>
        <table:table-row table:number-rows-repeated="49">
          <table:table-cell table:number-columns-repeated="12"/>
        </table:table-row>
        <table:table-row>
          <table:table-cell table:number-columns-repeated="11"/>
          <table:table-cell office:value-type="float" office:value="3786902672">
            <text:p>3786902672</text:p>
          </table:table-cell>
        </table:table-row>
      </table:table>
      <table:table table:name="'file:///home/ahmad/projects/dmsOffice/catatan/LK%20Pasuruan%201121.xlsb'#MEMO JURNAL" table:print="false" table:style-name="ta_extref">
        <table:table-source xlink:type="simple" xlink:href="../LK%20Pasuruan%201121.xlsb" table:table-name="MEMO JURNAL" table:mode="copy-results-only"/>
        <table:table-column table:number-columns-repeated="5"/>
        <table:table-row table:number-rows-repeated="195">
          <table:table-cell table:number-columns-repeated="5"/>
        </table:table-row>
        <table:table-row>
          <table:table-cell table:number-columns-repeated="4"/>
          <table:table-cell office:value-type="float" office:value="0">
            <text:p>0</text:p>
          </table:table-cell>
        </table:table-row>
      </table:table>
      <table:table table:name="'file:///home/ahmad/projects/dmsOffice/catatan/LK%20Pasuruan%201121.xlsb'#REKAP GL" table:print="false" table:style-name="ta_extref">
        <table:table-source xlink:type="simple" xlink:href="../LK%20Pasuruan%201121.xlsb" table:table-name="REKAP GL" table:mode="copy-results-only"/>
        <table:table-column table:number-columns-repeated="7"/>
        <table:table-row table:number-rows-repeated="3">
          <table:table-cell table:number-columns-repeated="7"/>
        </table:table-row>
        <table:table-row>
          <table:table-cell/>
          <table:table-cell table:style-name="ce1" office:value-type="float" office:value="110101">
            <text:p>110101</text:p>
          </table:table-cell>
          <table:table-cell table:number-columns-repeated="3"/>
          <table:table-cell table:style-name="ce1" office:value-type="float" office:value="4553556484">
            <text:p>4553556484</text:p>
          </table:table-cell>
          <table:table-cell table:style-name="ce1" office:value-type="float" office:value="4743085063">
            <text:p>4743085063</text:p>
          </table:table-cell>
        </table:table-row>
        <table:table-row>
          <table:table-cell/>
          <table:table-cell table:style-name="ce1" office:value-type="float" office:value="110102">
            <text:p>110102</text:p>
          </table:table-cell>
          <table:table-cell table:number-columns-repeated="3"/>
          <table:table-cell table:style-name="ce1" office:value-type="float" office:value="257031523">
            <text:p>257031523</text:p>
          </table:table-cell>
          <table:table-cell table:style-name="ce1" office:value-type="float" office:value="257031523">
            <text:p>257031523</text:p>
          </table:table-cell>
        </table:table-row>
        <table:table-row>
          <table:table-cell/>
          <table:table-cell table:style-name="ce1" office:value-type="float" office:value="110201">
            <text:p>110201</text:p>
          </table:table-cell>
          <table:table-cell table:number-columns-repeated="3"/>
          <table:table-cell table:style-name="ce1" office:value-type="float" office:value="1047415766">
            <text:p>1047415766</text:p>
          </table:table-cell>
          <table:table-cell table:style-name="ce1" office:value-type="float" office:value="1047455000">
            <text:p>1047455000</text:p>
          </table:table-cell>
        </table:table-row>
        <table:table-row>
          <table:table-cell/>
          <table:table-cell table:style-name="ce1" office:value-type="string">
            <text:p>110201A</text:p>
          </table:table-cell>
          <table:table-cell table:number-columns-repeated="3"/>
          <table:table-cell table:style-name="ce1" office:value-type="float" office:value="3844392493">
            <text:p>3844392493</text:p>
          </table:table-cell>
          <table:table-cell table:style-name="ce1" office:value-type="float" office:value="3846467749">
            <text:p>3846467749</text:p>
          </table:table-cell>
        </table:table-row>
        <table:table-row>
          <table:table-cell/>
          <table:table-cell table:style-name="ce1" office:value-type="float" office:value="110210">
            <text:p>110210</text:p>
          </table:table-cell>
          <table:table-cell table:number-columns-repeated="3"/>
          <table:table-cell table:style-name="ce1" office:value-type="float" office:value="5841620302">
            <text:p>5841620302</text:p>
          </table:table-cell>
          <table:table-cell table:style-name="ce1" office:value-type="float" office:value="92105000">
            <text:p>92105000</text:p>
          </table:table-cell>
        </table:table-row>
        <table:table-row>
          <table:table-cell/>
          <table:table-cell table:style-name="ce1" office:value-type="float" office:value="110902">
            <text:p>110902</text:p>
          </table:table-cell>
          <table:table-cell table:number-columns-repeated="3"/>
          <table:table-cell table:style-name="ce1" office:value-type="float" office:value="9936380829">
            <text:p>9936380829</text:p>
          </table:table-cell>
          <table:table-cell table:style-name="ce1" office:value-type="float" office:value="9936380829">
            <text:p>9936380829</text:p>
          </table:table-cell>
        </table:table-row>
        <table:table-row>
          <table:table-cell/>
          <table:table-cell table:style-name="ce1" office:value-type="float" office:value="130120">
            <text:p>13012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818144061">
            <text:p>1818144061</text:p>
          </table:table-cell>
        </table:table-row>
        <table:table-row>
          <table:table-cell/>
          <table:table-cell table:style-name="ce1" office:value-type="float" office:value="130121">
            <text:p>130121</text:p>
          </table:table-cell>
          <table:table-cell table:number-columns-repeated="3"/>
          <table:table-cell table:style-name="ce1" office:value-type="float" office:value="12500">
            <text:p>12500</text:p>
          </table:table-cell>
          <table:table-cell table:style-name="ce1" office:value-type="float" office:value="3877044675">
            <text:p>3877044675</text:p>
          </table:table-cell>
        </table:table-row>
        <table:table-row>
          <table:table-cell/>
          <table:table-cell table:style-name="ce1" office:value-type="float" office:value="130130">
            <text:p>130130</text:p>
          </table:table-cell>
          <table:table-cell table:number-columns-repeated="3"/>
          <table:table-cell table:style-name="ce1" office:value-type="float" office:value="555056">
            <text:p>555056</text:p>
          </table:table-cell>
          <table:table-cell table:style-name="ce1" office:value-type="float" office:value="19000000">
            <text:p>19000000</text:p>
          </table:table-cell>
        </table:table-row>
        <table:table-row>
          <table:table-cell/>
          <table:table-cell table:style-name="ce1" office:value-type="float" office:value="130131">
            <text:p>130131</text:p>
          </table:table-cell>
          <table:table-cell table:number-columns-repeated="3"/>
          <table:table-cell table:style-name="ce1" office:value-type="float" office:value="62970096">
            <text:p>62970096</text:p>
          </table:table-cell>
          <table:table-cell table:style-name="ce1" office:value-type="float" office:value="81194900">
            <text:p>81194900</text:p>
          </table:table-cell>
        </table:table-row>
        <table:table-row>
          <table:table-cell/>
          <table:table-cell table:style-name="ce1" office:value-type="float" office:value="130501">
            <text:p>130501</text:p>
          </table:table-cell>
          <table:table-cell table:number-columns-repeated="3"/>
          <table:table-cell table:style-name="ce1" office:value-type="float" office:value="1610000">
            <text:p>1610000</text:p>
          </table:table-cell>
          <table:table-cell table:style-name="ce1" office:value-type="float" office:value="247000">
            <text:p>247000</text:p>
          </table:table-cell>
        </table:table-row>
        <table:table-row>
          <table:table-cell/>
          <table:table-cell table:style-name="ce1" office:value-type="float" office:value="130504">
            <text:p>130504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7625438">
            <text:p>17625438</text:p>
          </table:table-cell>
        </table:table-row>
        <table:table-row>
          <table:table-cell/>
          <table:table-cell table:style-name="ce1" office:value-type="float" office:value="211001">
            <text:p>211001</text:p>
          </table:table-cell>
          <table:table-cell table:number-columns-repeated="3"/>
          <table:table-cell table:style-name="ce1" office:value-type="float" office:value="19000000">
            <text:p>190000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211102">
            <text:p>211102</text:p>
          </table:table-cell>
          <table:table-cell table:number-columns-repeated="3"/>
          <table:table-cell table:style-name="ce1" office:value-type="float" office:value="54763714">
            <text:p>54763714</text:p>
          </table:table-cell>
          <table:table-cell table:style-name="ce1" office:value-type="float" office:value="46978466">
            <text:p>46978466</text:p>
          </table:table-cell>
        </table:table-row>
        <table:table-row>
          <table:table-cell/>
          <table:table-cell table:style-name="ce1" office:value-type="float" office:value="311100">
            <text:p>311100</text:p>
          </table:table-cell>
          <table:table-cell table:number-columns-repeated="3"/>
          <table:table-cell table:style-name="ce1" office:value-type="float" office:value="106829503">
            <text:p>106829503</text:p>
          </table:table-cell>
          <table:table-cell table:style-name="ce1" office:value-type="float" office:value="16700000">
            <text:p>16700000</text:p>
          </table:table-cell>
        </table:table-row>
        <table:table-row>
          <table:table-cell/>
          <table:table-cell table:style-name="ce1" office:value-type="float" office:value="311110">
            <text:p>311110</text:p>
          </table:table-cell>
          <table:table-cell table:number-columns-repeated="3"/>
          <table:table-cell table:style-name="ce1" office:value-type="float" office:value="53193938">
            <text:p>53193938</text:p>
          </table:table-cell>
          <table:table-cell table:style-name="ce1" office:value-type="float" office:value="54799941">
            <text:p>54799941</text:p>
          </table:table-cell>
        </table:table-row>
        <table:table-row>
          <table:table-cell/>
          <table:table-cell table:style-name="ce1" office:value-type="float" office:value="811003">
            <text:p>811003</text:p>
          </table:table-cell>
          <table:table-cell table:number-columns-repeated="3"/>
          <table:table-cell table:style-name="ce1" office:value-type="float" office:value="50766466">
            <text:p>50766466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11004">
            <text:p>811004</text:p>
          </table:table-cell>
          <table:table-cell table:number-columns-repeated="3"/>
          <table:table-cell table:style-name="ce1" office:value-type="float" office:value="1055000">
            <text:p>10550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11005">
            <text:p>811005</text:p>
          </table:table-cell>
          <table:table-cell table:number-columns-repeated="3"/>
          <table:table-cell table:style-name="ce1" office:value-type="float" office:value="1494000">
            <text:p>14940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1004">
            <text:p>821004</text:p>
          </table:table-cell>
          <table:table-cell table:number-columns-repeated="3"/>
          <table:table-cell table:style-name="ce1" office:value-type="float" office:value="332667">
            <text:p>332667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4002">
            <text:p>824002</text:p>
          </table:table-cell>
          <table:table-cell table:number-columns-repeated="3"/>
          <table:table-cell table:style-name="ce1" office:value-type="float" office:value="49500">
            <text:p>495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4003">
            <text:p>824003</text:p>
          </table:table-cell>
          <table:table-cell table:number-columns-repeated="3"/>
          <table:table-cell table:style-name="ce1" office:value-type="float" office:value="1080000">
            <text:p>10800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4005">
            <text:p>824005</text:p>
          </table:table-cell>
          <table:table-cell table:number-columns-repeated="3"/>
          <table:table-cell table:style-name="ce1" office:value-type="float" office:value="310000">
            <text:p>3100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4007">
            <text:p>824007</text:p>
          </table:table-cell>
          <table:table-cell table:number-columns-repeated="3"/>
          <table:table-cell table:style-name="ce1" office:value-type="float" office:value="2602900">
            <text:p>26029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4019">
            <text:p>824019</text:p>
          </table:table-cell>
          <table:table-cell table:number-columns-repeated="3"/>
          <table:table-cell table:style-name="ce1" office:value-type="float" office:value="114198">
            <text:p>114198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4021">
            <text:p>824021</text:p>
          </table:table-cell>
          <table:table-cell table:number-columns-repeated="3"/>
          <table:table-cell table:style-name="ce1" office:value-type="float" office:value="175000">
            <text:p>1750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4037">
            <text:p>824037</text:p>
          </table:table-cell>
          <table:table-cell table:number-columns-repeated="3"/>
          <table:table-cell table:style-name="ce1" office:value-type="float" office:value="200000">
            <text:p>20000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4042">
            <text:p>824042</text:p>
          </table:table-cell>
          <table:table-cell table:number-columns-repeated="3"/>
          <table:table-cell table:style-name="ce1" office:value-type="float" office:value="1889600">
            <text:p>1889600</text:p>
          </table:table-cell>
          <table:table-cell table:style-name="ce1" office:value-type="float" office:value="1050">
            <text:p>1050</text:p>
          </table:table-cell>
        </table:table-row>
        <table:table-row>
          <table:table-cell/>
          <table:table-cell table:style-name="ce1" office:value-type="float" office:value="825012">
            <text:p>825012</text:p>
          </table:table-cell>
          <table:table-cell table:number-columns-repeated="3"/>
          <table:table-cell table:style-name="ce1" office:value-type="float" office:value="263171">
            <text:p>26317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829207">
            <text:p>829207</text:p>
          </table:table-cell>
          <table:table-cell table:number-columns-repeated="3"/>
          <table:table-cell table:style-name="ce1" office:value-type="float" office:value="17025164">
            <text:p>17025164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919900">
            <text:p>91990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429175">
            <text:p>2429175</text:p>
          </table:table-cell>
        </table:table-row>
        <table:table-row table:number-rows-repeated="11">
          <table:table-cell table:number-columns-repeated="7"/>
        </table:table-row>
        <table:table-row>
          <table:table-cell table:number-columns-repeated="5"/>
          <table:table-cell table:style-name="ce1" office:value-type="float" office:value="25856689870">
            <text:p>25856689870</text:p>
          </table:table-cell>
          <table:table-cell table:style-name="ce1" office:value-type="float" office:value="25856689870">
            <text:p>25856689870</text:p>
          </table:table-cell>
        </table:table-row>
        <table:table-row>
          <table:table-cell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</table:table-row>
      </table:table>
      <table:table table:name="'file:///home/ahmad/projects/dmsOffice/catatan/LK%20Pasuruan%201121.xlsb'#ANALISA PIUTANG" table:print="false" table:style-name="ta_extref">
        <table:table-source xlink:type="simple" xlink:href="../LK%20Pasuruan%201121.xlsb" table:table-name="ANALISA PIUTANG" table:mode="copy-results-only"/>
        <table:table-column table:number-columns-repeated="7"/>
        <table:table-row table:number-rows-repeated="4036">
          <table:table-cell table:number-columns-repeated="7"/>
        </table:table-row>
        <table:table-row>
          <table:table-cell table:number-columns-repeated="6"/>
          <table:table-cell office:value-type="float" office:value="1818144060.42">
            <text:p>1818144060.42</text:p>
          </table:table-cell>
        </table:table-row>
      </table:table>
      <table:named-expressions/>
      <table:database-ranges>
        <table:database-range table:name="CashPaidOut27" table:target-range-address="'Laporan Aliran Kas (Nrc)'.B72:'Laporan Aliran Kas (Nrc)'.S88" table:contains-header="false"/>
        <table:database-range table:name="CashPaidOut5" table:target-range-address="'Laporan Aliran Kas (Nrc)'.B21:'Laporan Aliran Kas (Nrc)'.S69" table:contains-header="false"/>
        <table:database-range table:name="CashReceipts2" table:target-range-address="'Laporan Aliran Kas (Nrc)'.B9:'Laporan Aliran Kas (Nrc)'.S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8">
      <number:month number:textual="true"/>
    </number:date-style>
    <number:number-style style:name="N104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4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6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28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Rp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</number:text>
      <number:number number:decimal-places="0" number:min-decimal-places="0" number:min-integer-digits="1" number:grouping="true"/>
    </number:number-style>
    <number:number-style style:name="N135">
      <number:text>-$</number:text>
      <number:number number:decimal-places="0" number:min-decimal-places="0" number:min-integer-digits="1" number:grouping="true"/>
      <style:map style:condition="value()&gt;=0" style:apply-style-name="N135P0"/>
    </number:number-style>
    <number:date-style style:name="N136P0" style:volatile="true">
      <number:month number:style="long"/>
      <number:text>/</number:text>
      <number:day number:style="long"/>
      <number:text>/</number:text>
      <number:year/>
    </number:date-style>
    <number:text-style style:name="N136">
      <number:text-content/>
      <style:map style:condition="value()&lt;=1.7976931348623157E+308" style:apply-style-name="N136P0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9">
      <number:day number:style="long"/>
    </number:date-style>
    <number:number-style style:name="N140P0" style:volatile="true">
      <number:number number:decimal-places="0" number:min-decimal-places="0" number:min-integer-digits="1"/>
      <number:text> </number:text>
    </number:number-style>
    <number:number-style style:name="N140">
      <number:text>-</number:text>
      <number:number number:decimal-places="0" number:min-decimal-places="0" number:min-integer-digits="1"/>
      <number:text> </number:text>
      <style:map style:condition="value()&gt;=0" style:apply-style-name="N140P0"/>
    </number:number-style>
    <number:number-style style:name="N141">
      <number:text>SJY-PDN/00</number:text>
      <number:number number:decimal-places="0" number:min-decimal-places="0" number:min-integer-digits="1"/>
      <number:text>/10/2019</number:text>
    </number:number-style>
    <number:date-style style:name="N1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2">
      <number:text-content/>
      <style:map style:condition="value()&lt;=1.7976931348623157E+308" style:apply-style-name="N142P0"/>
    </number:text-style>
    <number:currency-style style:name="N143P0" style:volatile="true">
      <number:text> </number:text>
      <number:currency-symbol number:language="id" number:country="ID">Rp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 </number:text>
      <number:currency-symbol number:language="id" number:country="ID">Rp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text> </number:text>
      <number:currency-symbol number:language="id" number:country="ID">Rp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day number:style="long"/>
      <number:text>/</number:text>
      <number:month number:textual="true"/>
      <number:text>/</number:text>
      <number:year number:style="long"/>
    </number:date-style>
    <number:number-style style:name="N145P0" style:volatile="true">
      <number:text> </number:text>
      <number:fill-character> </number:fill-character>
      <number:number number:decimal-places="1" number:min-decimal-places="0" number:min-integer-digits="0" number:decimal-replacement="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1" number:min-decimal-places="0" number:min-integer-digits="0" number:decimal-replacement="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 number:style="long"/>
    </number:date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number number:decimal-places="0" number:min-decimal-places="0" number:min-integer-digits="1" number:grouping="true"/>
      <style:map style:condition="value()&gt;=0" style:apply-style-name="N147P0"/>
    </number:number-style>
    <number:date-style style:name="N10121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157E+308" style:apply-style-name="N10121P0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157E+308" style:apply-style-name="N10122P0"/>
    </number:text-style>
    <number:number-style style:name="N10123" number:language="en" number:country="US">
      <number:number number:decimal-places="0" number:min-decimal-places="0" number:min-integer-digits="1" number:grouping="true"/>
    </number:number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25" number:language="en" number:country="US">
      <number:text-content/>
      <style:map style:condition="value()&lt;=1.7976931348623157E+308" style:apply-style-name="N10125P0"/>
    </number:text-style>
    <number:number-style style:name="N10126" number:language="en" number:country="US">
      <number:number number:decimal-places="2" number:min-decimal-places="2" number:min-integer-digits="1" number:grouping="true"/>
    </number:number-style>
    <number:date-style style:name="N10127P0" style:volatile="true" number:language="en" number:country="US">
      <number:day/>
      <number:text>-</number:text>
      <number:month number:textual="true"/>
    </number:date-style>
    <number:text-style style:name="N10127" number:language="en" number:country="US">
      <number:text-content/>
      <style:map style:condition="value()&lt;=1.7976931348623157E+308" style:apply-style-name="N10127P0"/>
    </number:text-style>
    <number:date-style style:name="N10128P0" style:volatile="true" number:language="en" number:country="US">
      <number:day number:style="long"/>
      <number:text>/</number:text>
      <number:month number:textual="true"/>
      <number:text>/</number:text>
      <number:year/>
    </number:date-style>
    <number:text-style style:name="N10128" number:language="en" number:country="US">
      <number:text-content/>
      <style:map style:condition="value()&lt;=1.7976931348623157E+308" style:apply-style-name="N10128P0"/>
    </number:text-style>
    <number:date-style style:name="N2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20111" number:language="en" number:country="GB">
      <number:text-content/>
      <style:map style:condition="value()&lt;=1.7976931348623157E+308" style:apply-style-name="N20111P0"/>
    </number:text-style>
    <number:date-style style:name="N30104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30104" number:language="id" number:country="ID">
      <number:text-content/>
      <style:map style:condition="value()&lt;=1.7976931348623157E+308" style:apply-style-name="N30104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1_20_2" style:display-name="Normal 4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mma_20_63" style:display-name="Comma 63" style:family="table-cell" style:parent-style-name="Default" style:data-style-name="N122"/>
    <style:style style:name="Excel_20_Built-in_20_Comma_20__5b_0_5d_" style:display-name="Excel Built-in Comma [0]" style:family="table-cell" style:parent-style-name="Default" style:data-style-name="N120"/>
    <style:style style:name="Title_20_10" style:display-name="Title 10" style:family="table-cell" style:parent-style-name="Default">
      <style:text-properties fo:color="#4f81bd" style:text-outline="false" style:text-line-through-style="none" style:text-line-through-type="none" style:font-name="Cambria" fo:font-family="Cambria" style:font-family-generic="swis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Heading_20_1_20_9" style:display-name="Heading 1 9" style:family="table-cell" style:parent-style-name="Default">
      <style:text-properties fo:color="#262626" style:text-outline="false" style:text-line-through-style="none" style:text-line-through-type="none" style:font-name="Cambria" fo:font-family="Cambria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th" style:family="table-cell" style:parent-style-name="Default" style:data-style-name="N138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fo:text-align="end" css3t:text-justify="auto" fo:margin-left="0.651cm" style:writing-mode="page"/>
      <style:text-properties fo:color="#26262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ditionalStyle_5f_247" style:display-name="ConditionalStyle_247" style:family="table-cell" style:parent-style-name="Default" style:data-style-name="N0">
      <style:text-properties fo:color="#ff0000"/>
    </style:style>
    <style:style style:name="ConditionalStyle_5f_246" style:display-name="ConditionalStyle_246" style:family="table-cell" style:parent-style-name="Default" style:data-style-name="N0">
      <style:text-properties fo:color="#ff0000"/>
    </style:style>
    <style:style style:name="ConditionalStyle_5f_245" style:display-name="ConditionalStyle_245" style:family="table-cell" style:parent-style-name="Default" style:data-style-name="N0">
      <style:text-properties fo:color="#ff0000"/>
    </style:style>
    <style:style style:name="ConditionalStyle_5f_244" style:display-name="ConditionalStyle_244" style:family="table-cell" style:parent-style-name="Default" style:data-style-name="N0">
      <style:table-cell-properties fo:background-color="#ffc7ce"/>
      <style:text-properties fo:color="#9c0006"/>
    </style:style>
    <style:style style:name="ConditionalStyle_5f_243" style:display-name="ConditionalStyle_243" style:family="table-cell" style:parent-style-name="Default" style:data-style-name="N0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6:01:44.306243485</meta:creation-date>
    <dc:date>2022-01-27T16:02:24.531920450</dc:date>
    <meta:editing-duration>PT41S</meta:editing-duration>
    <meta:editing-cycles>1</meta:editing-cycles>
    <meta:document-statistic meta:table-count="1" meta:cell-count="1247" meta:object-count="0"/>
    <meta:generator>LibreOffice/7.0.6.2$Linux_X86_64 LibreOffice_project/00$Build-2</meta:generator>
  </office:meta>
</office:document-meta>
</file>